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" svg:font-family="Cambria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304cm" fo:margin-left="0.432cm" table:align="left" style:writing-mode="lr-tb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13.203cm"/>
    </style:style>
    <style:style style:name="Tabela1.A1" style:family="table-cell">
      <style:table-cell-properties style:vertical-align="top" fo:padding-left="0.203cm" fo:padding-right="0.203cm" fo:padding-top="0cm" fo:padding-bottom="0cm" fo:border="0.018cm solid #000000"/>
    </style:style>
    <style:style style:name="Tabela2" style:family="table">
      <style:table-properties style:width="17.304cm" fo:margin-left="0.432cm" table:align="left" style:writing-mode="lr-tb"/>
    </style:style>
    <style:style style:name="Tabela2.A" style:family="table-column">
      <style:table-column-properties style:column-width="4.101cm"/>
    </style:style>
    <style:style style:name="Tabela2.B" style:family="table-column">
      <style:table-column-properties style:column-width="13.203cm"/>
    </style:style>
    <style:style style:name="Tabela2.A1" style:family="table-cell">
      <style:table-cell-properties style:vertical-align="top" fo:padding-left="0.203cm" fo:padding-right="0.203cm" fo:padding-top="0cm" fo:padding-bottom="0cm" fo:border="0.018cm solid #000000"/>
    </style:style>
    <style:style style:name="Tabela3" style:family="table">
      <style:table-properties style:width="17.309cm" fo:margin-left="0.432cm" table:align="left" style:writing-mode="lr-tb"/>
    </style:style>
    <style:style style:name="Tabela3.A" style:family="table-column">
      <style:table-column-properties style:column-width="3.919cm"/>
    </style:style>
    <style:style style:name="Tabela3.B" style:family="table-column">
      <style:table-column-properties style:column-width="13.39cm"/>
    </style:style>
    <style:style style:name="Tabela3.A1" style:family="table-cell">
      <style:table-cell-properties style:vertical-align="top" fo:padding-left="0.203cm" fo:padding-right="0.203cm" fo:padding-top="0cm" fo:padding-bottom="0cm" fo:border="0.018cm solid #000000"/>
    </style:style>
    <style:style style:name="Tabela4" style:family="table">
      <style:table-properties style:width="17.309cm" fo:margin-left="0.432cm" table:align="left" style:writing-mode="lr-tb"/>
    </style:style>
    <style:style style:name="Tabela4.A" style:family="table-column">
      <style:table-column-properties style:column-width="3.919cm"/>
    </style:style>
    <style:style style:name="Tabela4.B" style:family="table-column">
      <style:table-column-properties style:column-width="13.39cm"/>
    </style:style>
    <style:style style:name="Tabela4.A1" style:family="table-cell">
      <style:table-cell-properties style:vertical-align="top" fo:padding-left="0.203cm" fo:padding-right="0.203cm" fo:padding-top="0cm" fo:padding-bottom="0cm" fo:border="0.018cm solid #000000"/>
    </style:style>
    <style:style style:name="Tabela5" style:family="table">
      <style:table-properties style:width="17.761cm" fo:margin-left="0.432cm" table:align="left" style:writing-mode="lr-tb"/>
    </style:style>
    <style:style style:name="Tabela5.A" style:family="table-column">
      <style:table-column-properties style:column-width="4.556cm"/>
    </style:style>
    <style:style style:name="Tabela5.B" style:family="table-column">
      <style:table-column-properties style:column-width="13.204cm"/>
    </style:style>
    <style:style style:name="Tabela5.A1" style:family="table-cell">
      <style:table-cell-properties style:vertical-align="top" fo:padding-left="0.203cm" fo:padding-right="0.203cm" fo:padding-top="0cm" fo:padding-bottom="0cm" fo:border="0.018cm solid #000000"/>
    </style:style>
    <style:style style:name="Tabela6" style:family="table">
      <style:table-properties style:width="17.754cm" fo:margin-left="0.432cm" table:align="left" style:writing-mode="lr-tb"/>
    </style:style>
    <style:style style:name="Tabela6.A" style:family="table-column">
      <style:table-column-properties style:column-width="4.604cm"/>
    </style:style>
    <style:style style:name="Tabela6.B" style:family="table-column">
      <style:table-column-properties style:column-width="13.15cm"/>
    </style:style>
    <style:style style:name="Tabela6.A1" style:family="table-cell">
      <style:table-cell-properties style:vertical-align="top" fo:padding-left="0.203cm" fo:padding-right="0.203cm" fo:padding-top="0cm" fo:padding-bottom="0cm" fo:border="0.018cm solid #000000"/>
    </style:style>
    <style:style style:name="Tabela7" style:family="table">
      <style:table-properties style:width="17.754cm" fo:margin-left="0.432cm" table:align="left" style:writing-mode="lr-tb"/>
    </style:style>
    <style:style style:name="Tabela7.A" style:family="table-column">
      <style:table-column-properties style:column-width="4.63cm"/>
    </style:style>
    <style:style style:name="Tabela7.B" style:family="table-column">
      <style:table-column-properties style:column-width="13.123cm"/>
    </style:style>
    <style:style style:name="Tabela7.A1" style:family="table-cell">
      <style:table-cell-properties style:vertical-align="top" fo:padding-left="0.203cm" fo:padding-right="0.203cm" fo:padding-top="0cm" fo:padding-bottom="0cm" fo:border="0.018cm solid #000000"/>
    </style:style>
    <style:style style:name="Tabela8" style:family="table">
      <style:table-properties style:width="17.251cm" fo:margin-left="0.489cm" table:align="left" style:writing-mode="lr-tb"/>
    </style:style>
    <style:style style:name="Tabela8.A" style:family="table-column">
      <style:table-column-properties style:column-width="4.445cm"/>
    </style:style>
    <style:style style:name="Tabela8.B" style:family="table-column">
      <style:table-column-properties style:column-width="12.806cm"/>
    </style:style>
    <style:style style:name="Tabela8.A1" style:family="table-cell">
      <style:table-cell-properties style:vertical-align="top" fo:padding-left="0.203cm" fo:padding-right="0.203cm" fo:padding-top="0cm" fo:padding-bottom="0cm" fo:border="0.018cm solid #000000"/>
    </style:style>
    <style:style style:name="Tabela9" style:family="table">
      <style:table-properties style:width="17.251cm" fo:margin-left="0.489cm" table:align="left" style:writing-mode="lr-tb"/>
    </style:style>
    <style:style style:name="Tabela9.A" style:family="table-column">
      <style:table-column-properties style:column-width="4.366cm"/>
    </style:style>
    <style:style style:name="Tabela9.B" style:family="table-column">
      <style:table-column-properties style:column-width="12.885cm"/>
    </style:style>
    <style:style style:name="Tabela9.A1" style:family="table-cell">
      <style:table-cell-properties style:vertical-align="top" fo:padding-left="0.203cm" fo:padding-right="0.203cm" fo:padding-top="0cm" fo:padding-bottom="0cm" fo:border="0.018cm solid #000000"/>
    </style:style>
    <style:style style:name="Tabela10" style:family="table">
      <style:table-properties style:width="17.251cm" fo:margin-left="0.489cm" table:align="left" style:writing-mode="lr-tb"/>
    </style:style>
    <style:style style:name="Tabela10.A" style:family="table-column">
      <style:table-column-properties style:column-width="4.366cm"/>
    </style:style>
    <style:style style:name="Tabela10.B" style:family="table-column">
      <style:table-column-properties style:column-width="12.885cm"/>
    </style:style>
    <style:style style:name="Tabela10.A1" style:family="table-cell">
      <style:table-cell-properties style:vertical-align="top" fo:padding-left="0.203cm" fo:padding-right="0.203cm" fo:padding-top="0cm" fo:padding-bottom="0cm" fo:border="0.018cm solid #000000"/>
    </style:style>
    <style:style style:name="Tabela11" style:family="table">
      <style:table-properties style:width="17.251cm" fo:margin-left="0.489cm" table:align="left" style:writing-mode="lr-tb"/>
    </style:style>
    <style:style style:name="Tabela11.A" style:family="table-column">
      <style:table-column-properties style:column-width="4.366cm"/>
    </style:style>
    <style:style style:name="Tabela11.B" style:family="table-column">
      <style:table-column-properties style:column-width="12.885cm"/>
    </style:style>
    <style:style style:name="Tabela11.A1" style:family="table-cell">
      <style:table-cell-properties style:vertical-align="top" fo:padding-left="0.203cm" fo:padding-right="0.203cm" fo:padding-top="0cm" fo:padding-bottom="0cm" fo:border="0.018cm solid #000000"/>
    </style:style>
    <style:style style:name="Tabela12" style:family="table">
      <style:table-properties style:width="17.251cm" fo:margin-left="0.489cm" table:align="left" style:writing-mode="lr-tb"/>
    </style:style>
    <style:style style:name="Tabela12.A" style:family="table-column">
      <style:table-column-properties style:column-width="4.366cm"/>
    </style:style>
    <style:style style:name="Tabela12.B" style:family="table-column">
      <style:table-column-properties style:column-width="12.885cm"/>
    </style:style>
    <style:style style:name="Tabela12.A1" style:family="table-cell">
      <style:table-cell-properties style:vertical-align="top" fo:padding-left="0.203cm" fo:padding-right="0.203cm" fo:padding-top="0cm" fo:padding-bottom="0cm" fo:border="0.018cm solid #000000"/>
    </style:style>
    <style:style style:name="Tabela13" style:family="table">
      <style:table-properties style:width="17.251cm" fo:margin-left="0.489cm" table:align="left" style:writing-mode="lr-tb"/>
    </style:style>
    <style:style style:name="Tabela13.A" style:family="table-column">
      <style:table-column-properties style:column-width="4.366cm"/>
    </style:style>
    <style:style style:name="Tabela13.B" style:family="table-column">
      <style:table-column-properties style:column-width="12.885cm"/>
    </style:style>
    <style:style style:name="Tabela13.A1" style:family="table-cell">
      <style:table-cell-properties style:vertical-align="top" fo:padding-left="0.203cm" fo:padding-right="0.203cm" fo:padding-top="0cm" fo:padding-bottom="0cm" fo:border="0.018cm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Times New Roman" fo:font-size="22pt" style:font-name-asian="Times New Roman" style:font-size-asian="22pt" style:font-name-complex="Times New Roman" style:font-size-complex="22pt"/>
    </style:style>
    <style:style style:name="P3" style:family="paragraph" style:parent-style-name="Standard">
      <style:paragraph-properties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top="0cm" fo:margin-bottom="0cm" fo:line-height="100%" fo:break-before="auto" fo:break-after="auto" style:writing-mode="lr-tb"/>
    </style:style>
    <style:style style:name="P5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.635cm" fo:margin-right="0cm" fo:line-height="100%" fo:text-align="justify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  <style:text-properties fo:color="#ff0000" style:font-name="Times New Roman" style:font-name-asian="Times New Roman" style:font-name-complex="Times New Roman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mbria" fo:font-style="normal" style:text-underline-style="none" fo:font-weight="normal" style:font-name-asian="Cambria" style:font-style-asian="normal" style:font-weight-asian="normal" style:font-name-complex="Cambria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color="#ff0000" style:font-name="Times New Roman" fo:font-weight="bold" style:font-name-asian="Times New Roman" style:font-weight-asian="bold" style:font-name-complex="Times New Roman" style:font-weight-complex="bold"/>
    </style:style>
    <style:style style:name="P18" style:family="paragraph" style:parent-style-name="Standard">
      <style:paragraph-properties fo:margin-left="-0.159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9" style:family="paragraph" style:parent-style-name="Standard">
      <style:paragraph-properties fo:margin-left="-0.159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3.369cm"/>
        </style:tab-stops>
      </style:paragraph-properties>
    </style:style>
    <style:style style:name="P20" style:family="paragraph" style:parent-style-name="Standard">
      <style:paragraph-properties fo:margin-left="-0.159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1" style:family="paragraph" style:parent-style-name="Standard">
      <style:paragraph-properties fo:margin-left="-0.159cm" fo:margin-right="0cm" fo:line-height="100%" fo:text-indent="0cm" style:auto-text-indent="false" fo:break-before="auto" fo:break-after="auto" style:writing-mode="lr-tb"/>
    </style:style>
    <style:style style:name="P22" style:family="paragraph" style:parent-style-name="Standard">
      <style:paragraph-properties fo:margin-left="-0.159cm" fo:margin-right="0cm" fo:line-height="100%" fo:text-align="justify" style:justify-single-word="false" fo:text-indent="0cm" style:auto-text-indent="false" fo:break-before="auto" fo:break-after="auto" style:writing-mode="lr-tb"/>
    </style:style>
    <style:style style:name="P23" style:family="paragraph" style:parent-style-name="Standard">
      <style:paragraph-properties fo:margin-left="0cm" fo:margin-right="0cm" fo:line-height="100%" fo:text-indent="0.635cm" style:auto-text-indent="false" fo:break-before="auto" fo:break-after="auto" style:writing-mode="lr-tb"/>
    </style:style>
    <style:style style:name="P24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</style:style>
    <style:style style:name="P25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26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27" style:family="paragraph" style:parent-style-name="Standard" style:list-style-name="LS1">
      <style:paragraph-properties fo:margin-top="0cm" fo:margin-bottom="0cm" fo:line-height="100%" fo:text-align="justify" style:justify-single-word="false" fo:break-before="auto" fo:break-after="auto" style:writing-mode="lr-tb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28" style:family="paragraph" style:parent-style-name="Standard" style:list-style-name="LS1">
      <style:paragraph-properties fo:margin-top="0cm" fo:margin-bottom="0cm" fo:line-height="100%" fo:break-before="auto" fo:break-after="auto" style:writing-mode="lr-tb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29" style:family="paragraph" style:parent-style-name="Standard" style:list-style-name="LS5">
      <style:paragraph-properties fo:margin-top="0cm" fo:margin-bottom="0cm"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P30" style:family="paragraph" style:parent-style-name="Standard" style:list-style-name="LS2">
      <style:paragraph-properties fo:margin-top="0cm" fo:margin-bottom="0cm" fo:line-height="100%" fo:text-align="justify" style:justify-single-word="false" fo:break-before="auto" fo:break-after="auto" style:writing-mode="lr-tb"/>
    </style:style>
    <style:style style:name="P31" style:family="paragraph" style:parent-style-name="Standard" style:list-style-name="LS1">
      <style:paragraph-properties fo:margin-top="0cm" fo:margin-bottom="0cm" fo:line-height="100%" fo:break-before="auto" fo:break-after="auto" style:writing-mode="lr-tb"/>
    </style:style>
    <style:style style:name="P32" style:family="paragraph" style:parent-style-name="Standard" style:list-style-name="LS5">
      <style:paragraph-properties fo:margin-top="0cm" fo:margin-bottom="0cm" fo:line-height="100%" fo:break-before="auto" fo:break-after="auto" style:writing-mode="lr-tb"/>
    </style:style>
    <style:style style:name="P33" style:family="paragraph" style:parent-style-name="Standard" style:list-style-name="LS6">
      <style:paragraph-properties fo:margin-top="0cm" fo:margin-bottom="0cm" fo:line-height="100%" fo:break-before="auto" fo:break-after="auto" style:writing-mode="lr-tb"/>
    </style:style>
    <style:style style:name="P34" style:family="paragraph" style:parent-style-name="Standard" style:list-style-name="LS7">
      <style:paragraph-properties fo:margin-top="0cm" fo:margin-bottom="0cm" fo:line-height="100%" fo:break-before="auto" fo:break-after="auto" style:writing-mode="lr-tb"/>
    </style:style>
    <style:style style:name="P35" style:family="paragraph" style:parent-style-name="Standard" style:list-style-name="LS8">
      <style:paragraph-properties fo:margin-top="0cm" fo:margin-bottom="0cm" fo:line-height="100%" fo:break-before="auto" fo:break-after="auto" style:writing-mode="lr-tb"/>
    </style:style>
    <style:style style:name="P36" style:family="paragraph" style:parent-style-name="Standard" style:list-style-name="LS9">
      <style:paragraph-properties fo:margin-top="0cm" fo:margin-bottom="0cm" fo:line-height="100%" fo:break-before="auto" fo:break-after="auto" style:writing-mode="lr-tb"/>
    </style:style>
    <style:style style:name="P37" style:family="paragraph" style:parent-style-name="Standard" style:list-style-name="LS10">
      <style:paragraph-properties fo:margin-top="0cm" fo:margin-bottom="0cm" fo:line-height="100%" fo:break-before="auto" fo:break-after="auto" style:writing-mode="lr-tb"/>
    </style:style>
    <style:style style:name="P38" style:family="paragraph" style:parent-style-name="Standard" style:list-style-name="LS11">
      <style:paragraph-properties fo:margin-top="0cm" fo:margin-bottom="0cm" fo:line-height="100%" fo:break-before="auto" fo:break-after="auto" style:writing-mode="lr-tb"/>
    </style:style>
    <style:style style:name="P39" style:family="paragraph" style:parent-style-name="Standard" style:list-style-name="LS12">
      <style:paragraph-properties fo:margin-top="0cm" fo:margin-bottom="0cm" fo:line-height="100%" fo:break-before="auto" fo:break-after="auto" style:writing-mode="lr-tb"/>
    </style:style>
    <style:style style:name="P40" style:family="paragraph" style:parent-style-name="Standard" style:list-style-name="LS13">
      <style:paragraph-properties fo:margin-top="0cm" fo:margin-bottom="0cm" fo:line-height="100%" fo:break-before="auto" fo:break-after="auto" style:writing-mode="lr-tb"/>
    </style:style>
    <style:style style:name="P41" style:family="paragraph" style:parent-style-name="Standard">
      <style:paragraph-properties fo:margin-top="0cm" fo:margin-bottom="0cm" fo:line-height="100%" style:writing-mode="lr-tb"/>
      <style:text-properties style:font-name="Times New Roman" style:font-name-asian="Times New Roman" style:font-name-complex="Times New Roman"/>
    </style:style>
    <style:style style:name="P42" style:family="paragraph" style:parent-style-name="Standard" style:list-style-name="LS3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43" style:family="paragraph" style:parent-style-name="Standard" style:list-style-name="LS4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44" style:family="paragraph" style:parent-style-name="Heading_20_3">
      <style:paragraph-properties fo:margin-top="0cm" fo:margin-bottom="0cm" fo:line-height="100%" fo:break-before="auto" fo:break-after="auto" style:writing-mode="lr-tb"/>
    </style:style>
    <style:style style:name="P45" style:family="paragraph" style:parent-style-name="Heading_20_2">
      <style:paragraph-properties fo:margin-top="0cm" fo:margin-bottom="0cm" fo:line-height="100%" fo:break-before="auto" fo:break-after="auto" style:writing-mode="lr-tb"/>
    </style:style>
    <style:style style:name="T1" style:family="text">
      <style:text-properties style:font-name="Times New Roman" fo:font-size="22pt" fo:font-weight="bold" style:font-name-asian="Times New Roman" style:font-size-asian="22pt" style:font-weight-asian="bold" style:font-name-complex="Times New Roman" style:font-size-complex="22pt" style:font-weight-complex="bold"/>
    </style:style>
    <style:style style:name="T2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fo:color="#1155cc" style:font-name="Times New Roman" style:text-underline-style="solid" style:text-underline-width="auto" style:text-underline-color="font-color" style:font-name-asian="Times New Roman" style:font-name-complex="Times New Roman"/>
    </style:style>
    <style:style style:name="T7" style:family="text">
      <style:text-properties fo:color="#1155cc" style:text-line-through-style="none" style:font-name="Times New Roman" fo:font-style="normal" style:text-underline-style="solid" style:text-underline-width="auto" style:text-underline-color="font-color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color="#000000" style:text-line-through-styl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9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" style:family="text"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3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4" style:family="text">
      <style:text-properties fo:color="#ff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Processo</text:span><text:span text:style-name="T1"> </text:span><text:span text:style-name="T1">de</text:span><text:span text:style-name="T1"> </text:span><text:span text:style-name="T1">Verificação</text:span><text:span text:style-name="T1"> </text:span><text:span text:style-name="T1">e</text:span><text:span text:style-name="T1"> </text:span><text:span text:style-name="T1">Validação</text:span><text:span text:style-name="T1"> (</text:span><text:span text:style-name="T1">VER</text:span><text:span text:style-name="T1"> &amp; </text:span><text:span text:style-name="T1">VAL</text:span><text:span text:style-name="T1">)</text:span></text:p>
      <text:p text:style-name="P2"/>
      <text:list xml:id="list625842428663402796" text:style-name="LS1">
        <text:list-item>
          <text:p text:style-name="P27">Propósito</text:p>
        </text:list-item>
      </text:list>
      <text:p text:style-name="P6"><text:span text:style-name="T3">O</text:span><text:span text:style-name="T3"> </text:span><text:span text:style-name="T3">propósito</text:span><text:span text:style-name="T3"> </text:span><text:span text:style-name="T3">do</text:span><text:span text:style-name="T3"> </text:span><text:span text:style-name="T3">processo</text:span><text:span text:style-name="T3"> </text:span><text:span text:style-name="T3">de</text:span><text:span text:style-name="T3"> </text:span><text:span text:style-name="T3">Verificação</text:span><text:span text:style-name="T3"> </text:span><text:span text:style-name="T3">e</text:span><text:span text:style-name="T3"> </text:span><text:span text:style-name="T3">Validação</text:span><text:span text:style-name="T3"> </text:span><text:span text:style-name="T3">é</text:span><text:span text:style-name="T3"> </text:span><text:span text:style-name="T3">o</text:span><text:span text:style-name="T3"> </text:span><text:span text:style-name="T3">de</text:span><text:span text:style-name="T3"> </text:span><text:span text:style-name="T3">confirmar</text:span><text:span text:style-name="T3"> </text:span><text:span text:style-name="T3">que</text:span><text:span text:style-name="T3"> </text:span><text:span text:style-name="T3">cada</text:span><text:span text:style-name="T3"> </text:span><text:span text:style-name="T3">serviço</text:span><text:span text:style-name="T3"> </text:span><text:span text:style-name="T3">e</text:span><text:span text:style-name="T3">/</text:span><text:span text:style-name="T3">ou</text:span><text:span text:style-name="T3"> </text:span><text:span text:style-name="T3">produto</text:span><text:span text:style-name="T3"> </text:span><text:span text:style-name="T3">de</text:span><text:span text:style-name="T3"> </text:span><text:span text:style-name="T3">trabalho</text:span><text:span text:style-name="T3"> </text:span><text:span text:style-name="T3">do</text:span><text:span text:style-name="T3"> </text:span><text:span text:style-name="T3">processo</text:span><text:span text:style-name="T3"> </text:span><text:span text:style-name="T3">ou</text:span><text:span text:style-name="T3"> </text:span><text:span text:style-name="T3">projeto</text:span><text:span text:style-name="T3">, </text:span><text:span text:style-name="T3">se</text:span><text:span text:style-name="T3"> </text:span><text:span text:style-name="T3">eles</text:span><text:span text:style-name="T3"> </text:span><text:span text:style-name="T3">atendem</text:span><text:span text:style-name="T3"> </text:span><text:span text:style-name="T3">apropriadamente</text:span><text:span text:style-name="T3"> </text:span><text:span text:style-name="T3">os</text:span><text:span text:style-name="T3"> </text:span><text:span text:style-name="T3">requisitos</text:span><text:span text:style-name="T3"> </text:span><text:span text:style-name="T3">especificados</text:span><text:span text:style-name="T3">, </text:span><text:span text:style-name="T3">e</text:span><text:span text:style-name="T3"> </text:span><text:span text:style-name="T3">se</text:span><text:span text:style-name="T3"> </text:span><text:span text:style-name="T3">atendem</text:span><text:span text:style-name="T3"> </text:span><text:span text:style-name="T3">ao</text:span><text:span text:style-name="T3"> </text:span><text:span text:style-name="T3">seu</text:span><text:span text:style-name="T3"> </text:span><text:span text:style-name="T3">uso</text:span><text:span text:style-name="T3"> </text:span><text:span text:style-name="T3">pretendido</text:span><text:span text:style-name="T3"> </text:span><text:span text:style-name="T3">quando</text:span><text:span text:style-name="T3"> </text:span><text:span text:style-name="T3">colocados</text:span><text:span text:style-name="T3"> </text:span><text:span text:style-name="T3">no</text:span><text:span text:style-name="T3"> </text:span><text:span text:style-name="T3">ambiente</text:span><text:span text:style-name="T3"> </text:span><text:span text:style-name="T3">que</text:span><text:span text:style-name="T3"> </text:span><text:span text:style-name="T3">foram</text:span><text:span text:style-name="T3"> </text:span><text:span text:style-name="T3">planejados</text:span><text:span text:style-name="T3"> </text:span><text:span text:style-name="T3">para</text:span><text:span text:style-name="T3"> </text:span><text:span text:style-name="T3">funcionarem</text:span><text:span text:style-name="T3">.</text:span></text:p>
      <text:list xml:id="list21201979" text:continue-numbering="true" text:style-name="LS1">
        <text:list-item>
          <text:p text:style-name="P27">Definições</text:p>
        </text:list-item>
      </text:list>
      <text:p text:style-name="P6"><text:bookmark text:name="h.z6gy85rl066v"/><text:span text:style-name="T3">2.1) </text:span><text:span text:style-name="T3">Baseline</text:span><text:span text:style-name="T3">: </text:span><text:span text:style-name="T3">Conjunto</text:span><text:span text:style-name="T3"> </text:span><text:span text:style-name="T3">de</text:span><text:span text:style-name="T3"> </text:span><text:span text:style-name="T3">produtos</text:span><text:span text:style-name="T3">/</text:span><text:span text:style-name="T3">artefatos</text:span><text:span text:style-name="T3"> </text:span><text:span text:style-name="T3">e</text:span><text:span text:style-name="T3"> </text:span><text:span text:style-name="T3">suas</text:span><text:span text:style-name="T3"> </text:span><text:span text:style-name="T3">versões</text:span><text:span text:style-name="T3">, </text:span><text:span text:style-name="T3">aprovados</text:span><text:span text:style-name="T3"> </text:span><text:span text:style-name="T3">após</text:span><text:span text:style-name="T3"> </text:span><text:span text:style-name="T3">uma</text:span><text:span text:style-name="T3"> </text:span><text:span text:style-name="T3">revisão</text:span><text:span text:style-name="T3">, </text:span><text:span text:style-name="T3">que</text:span><text:span text:style-name="T3"> </text:span><text:span text:style-name="T3">servem</text:span><text:span text:style-name="T3"> </text:span><text:span text:style-name="T3">como</text:span><text:span text:style-name="T3"> </text:span><text:span text:style-name="T3">base</text:span><text:span text:style-name="T3"> </text:span><text:span text:style-name="T3">de</text:span><text:span text:style-name="T3"> </text:span><text:span text:style-name="T3">desenvolvimento</text:span><text:span text:style-name="T3"> </text:span><text:span text:style-name="T3">futuro</text:span></text:p>
      <text:p text:style-name="P6"><text:bookmark text:name="h.9ppwednh863u"/><text:span text:style-name="T3">2.2) </text:span><text:span text:style-name="T3">V</text:span><text:span text:style-name="T3">&amp;</text:span><text:span text:style-name="T3">V</text:span><text:span text:style-name="T3">: </text:span><text:span text:style-name="T3">Verificação</text:span><text:span text:style-name="T3"> </text:span><text:span text:style-name="T3">e</text:span><text:span text:style-name="T3"> </text:span><text:span text:style-name="T3">Validação</text:span></text:p>
      <text:p text:style-name="P6"><text:bookmark text:name="h.9utpheiknlut"/><text:span text:style-name="T3">2.3) </text:span><text:span text:style-name="T3">Instalação</text:span><text:span text:style-name="T3"> </text:span><text:span text:style-name="T3">e</text:span><text:span text:style-name="T3"> </text:span><text:span text:style-name="T3">Checkout</text:span><text:span text:style-name="T3">: </text:span><text:span text:style-name="T3">A</text:span><text:span text:style-name="T3"> </text:span><text:span text:style-name="T3">parte</text:span><text:span text:style-name="T3"> </text:span><text:span text:style-name="T3">do</text:span><text:span text:style-name="T3"> </text:span><text:span text:style-name="T3">ciclo</text:span><text:span text:style-name="T3"> </text:span><text:span text:style-name="T3">de</text:span><text:span text:style-name="T3"> </text:span><text:span text:style-name="T3">vida</text:span><text:span text:style-name="T3"> </text:span><text:span text:style-name="T3">destinada</text:span><text:span text:style-name="T3"> </text:span><text:span text:style-name="T3">a</text:span><text:span text:style-name="T3"> </text:span><text:span text:style-name="T3">passagem</text:span><text:span text:style-name="T3"> </text:span><text:span text:style-name="T3">do</text:span><text:span text:style-name="T3"> </text:span><text:span text:style-name="T3">software</text:span><text:span text:style-name="T3"> </text:span><text:span text:style-name="T3">do</text:span><text:span text:style-name="T3"> </text:span><text:span text:style-name="T3">ambiente</text:span><text:span text:style-name="T3"> </text:span><text:span text:style-name="T3">de</text:span><text:span text:style-name="T3"> </text:span><text:span text:style-name="T3">desenvolvimento</text:span><text:span text:style-name="T3"> </text:span><text:span text:style-name="T3">para</text:span><text:span text:style-name="T3"> </text:span><text:span text:style-name="T3">a</text:span><text:span text:style-name="T3"> </text:span><text:span text:style-name="T3">colocação</text:span><text:span text:style-name="T3"> </text:span><text:span text:style-name="T3">do</text:span><text:span text:style-name="T3"> </text:span><text:span text:style-name="T3">software</text:span><text:span text:style-name="T3"> </text:span><text:span text:style-name="T3">em</text:span><text:span text:style-name="T3"> </text:span><text:span text:style-name="T3">ambiente</text:span><text:span text:style-name="T3"> </text:span><text:span text:style-name="T3">de</text:span><text:span text:style-name="T3"> </text:span><text:span text:style-name="T3">uso</text:span><text:span text:style-name="T3">.</text:span></text:p>
      <text:p text:style-name="P6"><text:bookmark text:name="h.tsnhehfafy2u"/><text:span text:style-name="T3">2.4) </text:span><text:span text:style-name="T3">Checklist</text:span><text:span text:style-name="T3">: </text:span><text:span text:style-name="T3">Lista</text:span><text:span text:style-name="T3"> </text:span><text:span text:style-name="T3">de</text:span><text:span text:style-name="T3"> </text:span><text:span text:style-name="T3">atributos</text:span><text:span text:style-name="T3">/</text:span><text:span text:style-name="T3">itens</text:span><text:span text:style-name="T3"> </text:span><text:span text:style-name="T3">a</text:span><text:span text:style-name="T3"> </text:span><text:span text:style-name="T3">serem</text:span><text:span text:style-name="T3"> </text:span><text:span text:style-name="T3">levados</text:span><text:span text:style-name="T3"> </text:span><text:span text:style-name="T3">em</text:span><text:span text:style-name="T3"> </text:span><text:span text:style-name="T3">consideração</text:span><text:span text:style-name="T3"> </text:span><text:span text:style-name="T3">para</text:span><text:span text:style-name="T3"> </text:span><text:span text:style-name="T3">se</text:span><text:span text:style-name="T3"> </text:span><text:span text:style-name="T3">realizar</text:span><text:span text:style-name="T3"> </text:span><text:span text:style-name="T3">uma</text:span><text:span text:style-name="T3"> </text:span><text:span text:style-name="T3">determinada</text:span><text:span text:style-name="T3"> </text:span><text:span text:style-name="T3">análise</text:span></text:p>
      <text:p text:style-name="P6"><text:bookmark text:name="h.qiit2ecwui10"/><text:span text:style-name="T3">2.5) </text:span><text:span text:style-name="T3">Anomalia</text:span><text:span text:style-name="T3">: </text:span><text:span text:style-name="T3">Qualquer</text:span><text:span text:style-name="T3"> </text:span><text:span text:style-name="T3">anormalidade</text:span><text:span text:style-name="T3">, </text:span><text:span text:style-name="T3">irregularidade</text:span><text:span text:style-name="T3">, </text:span><text:span text:style-name="T3">discrepância</text:span><text:span text:style-name="T3">, </text:span><text:span text:style-name="T3">inconsistência</text:span><text:span text:style-name="T3"> </text:span><text:span text:style-name="T3">de</text:span><text:span text:style-name="T3"> </text:span><text:span text:style-name="T3">um</text:span><text:span text:style-name="T3"> </text:span><text:span text:style-name="T3">resultado</text:span><text:span text:style-name="T3"> </text:span><text:span text:style-name="T3">diante</text:span><text:span text:style-name="T3"> </text:span><text:span text:style-name="T3">do</text:span><text:span text:style-name="T3"> </text:span><text:span text:style-name="T3">esperado</text:span><text:span text:style-name="T3">.</text:span></text:p>
      <text:p text:style-name="P6"><text:bookmark text:name="h.99fas7x5641e"/><text:span text:style-name="T3">2.6) </text:span><text:span text:style-name="T3">EAP</text:span><text:span text:style-name="T3">: </text:span><text:span text:style-name="T3">Estrutura</text:span><text:span text:style-name="T3"> </text:span><text:span text:style-name="T3">Analítica</text:span><text:span text:style-name="T3"> </text:span><text:span text:style-name="T3">de</text:span><text:span text:style-name="T3"> </text:span><text:span text:style-name="T3">Projeto</text:span><text:span text:style-name="T3">.</text:span></text:p>
      <text:p text:style-name="P6"><text:bookmark text:name="h.h30882ky223e"/><text:span text:style-name="T3">2.7) </text:span><text:span text:style-name="T4">Walkthrough</text:span><text:span text:style-name="T3">: </text:span><text:span text:style-name="T3">Técnica</text:span><text:span text:style-name="T3"> </text:span><text:span text:style-name="T3">Informal</text:span><text:span text:style-name="T3"> </text:span><text:span text:style-name="T3">de</text:span><text:span text:style-name="T3"> </text:span><text:span text:style-name="T3">Verificação</text:span><text:span text:style-name="T3"> </text:span><text:span text:style-name="T3">para</text:span><text:span text:style-name="T3"> </text:span><text:span text:style-name="T3">encontrar</text:span><text:span text:style-name="T3"> </text:span><text:span text:style-name="T3">defeitos</text:span><text:span text:style-name="T3"> </text:span><text:span text:style-name="T3">nos</text:span><text:span text:style-name="T3"> </text:span><text:span text:style-name="T3">artefatos</text:span><text:span text:style-name="T3">. </text:span><text:span text:style-name="T3">A</text:span><text:span text:style-name="T3"> </text:span><text:span text:style-name="T3">técnica</text:span><text:span text:style-name="T3"> </text:span><text:span text:style-name="T3">propõe</text:span><text:span text:style-name="T3"> </text:span><text:span text:style-name="T3">que</text:span><text:span text:style-name="T3"> </text:span><text:span text:style-name="T3">o</text:span><text:span text:style-name="T3"> </text:span><text:span text:style-name="T3">audor</text:span><text:span text:style-name="T3"> </text:span><text:span text:style-name="T3">do</text:span><text:span text:style-name="T3"> </text:span><text:span text:style-name="T3">artefato</text:span><text:span text:style-name="T3"> </text:span><text:span text:style-name="T3">passe</text:span><text:span text:style-name="T3"> </text:span><text:span text:style-name="T3">e</text:span><text:span text:style-name="T3"> </text:span><text:span text:style-name="T3">explique</text:span><text:span text:style-name="T3"> </text:span><text:span text:style-name="T3">ele</text:span><text:span text:style-name="T3"> </text:span><text:span text:style-name="T3">aos</text:span><text:span text:style-name="T3"> </text:span><text:span text:style-name="T3">participantes</text:span><text:span text:style-name="T3"> </text:span><text:span text:style-name="T3">da</text:span><text:span text:style-name="T3"> </text:span><text:span text:style-name="T3">reunião</text:span><text:span text:style-name="T3"> </text:span><text:span text:style-name="T3">para</text:span><text:span text:style-name="T3"> </text:span><text:span text:style-name="T3">que</text:span><text:span text:style-name="T3"> </text:span><text:span text:style-name="T3">eles</text:span><text:span text:style-name="T3"> </text:span><text:span text:style-name="T3">possam</text:span><text:span text:style-name="T3"> </text:span><text:span text:style-name="T3">obter</text:span><text:span text:style-name="T3"> </text:span><text:span text:style-name="T3">um</text:span><text:span text:style-name="T3"> </text:span><text:span text:style-name="T3">entendimento</text:span><text:span text:style-name="T3"> </text:span><text:span text:style-name="T3">comum</text:span><text:span text:style-name="T3">. </text:span></text:p>
      <text:p text:style-name="P6"><text:bookmark text:name="h.w5r7fck7h2af"/><text:span text:style-name="T3">2.8) </text:span><text:span text:style-name="T3">Defeito</text:span><text:span text:style-name="T3">: </text:span><text:span text:style-name="T3">Imperfeição</text:span><text:span text:style-name="T3"> </text:span><text:span text:style-name="T3">ou</text:span><text:span text:style-name="T3"> </text:span><text:span text:style-name="T3">deficiência</text:span><text:span text:style-name="T3"> </text:span><text:span text:style-name="T3">em</text:span><text:span text:style-name="T3"> </text:span><text:span text:style-name="T3">um</text:span><text:span text:style-name="T3"> </text:span><text:span text:style-name="T3">produto</text:span><text:span text:style-name="T3"> </text:span><text:span text:style-name="T3">de</text:span><text:span text:style-name="T3"> </text:span><text:span text:style-name="T3">trabalho</text:span><text:span text:style-name="T3">, </text:span><text:span text:style-name="T3">de</text:span><text:span text:style-name="T3"> </text:span><text:span text:style-name="T3">modo</text:span><text:span text:style-name="T3"> </text:span><text:span text:style-name="T3">que</text:span><text:span text:style-name="T3"> </text:span><text:span text:style-name="T3">ele</text:span><text:span text:style-name="T3"> </text:span><text:span text:style-name="T3">não</text:span><text:span text:style-name="T3"> </text:span><text:span text:style-name="T3">supre</text:span><text:span text:style-name="T3"> </text:span><text:span text:style-name="T3">os</text:span><text:span text:style-name="T3"> </text:span><text:span text:style-name="T3">requisitos</text:span><text:span text:style-name="T3"> </text:span><text:span text:style-name="T3">ou</text:span><text:span text:style-name="T3"> </text:span><text:span text:style-name="T3">especificações</text:span><text:span text:style-name="T3"> </text:span><text:span text:style-name="T3">e</text:span><text:span text:style-name="T3"> </text:span><text:span text:style-name="T3">precisa</text:span><text:span text:style-name="T3"> </text:span><text:span text:style-name="T3">ser</text:span><text:span text:style-name="T3"> </text:span><text:span text:style-name="T3">raparado</text:span><text:span text:style-name="T3"> </text:span><text:span text:style-name="T3">ou</text:span><text:span text:style-name="T3"> </text:span><text:span text:style-name="T3">substituído</text:span><text:span text:style-name="T3">.</text:span></text:p>
      <text:list xml:id="list21214390" text:continue-numbering="true" text:style-name="LS1">
        <text:list-item>
          <text:p text:style-name="P27">Políticas</text:p>
        </text:list-item>
      </text:list>
      <text:list xml:id="list5978731351862951368" text:style-name="LS2">
        <text:list-item>
          <text:p text:style-name="P30"><text:span text:style-name="T3">Para</text:span><text:span text:style-name="T3"> </text:span><text:span text:style-name="T3">atividades</text:span><text:span text:style-name="T3"> </text:span><text:span text:style-name="T3">de</text:span><text:span text:style-name="T3"> </text:span><text:span text:style-name="T3">V</text:span><text:span text:style-name="T3">&amp;</text:span><text:span text:style-name="T3">V</text:span><text:span text:style-name="T3"> </text:span><text:span text:style-name="T3">em</text:span><text:span text:style-name="T3"> </text:span><text:span text:style-name="T3">produtos</text:span><text:span text:style-name="T3"> </text:span><text:span text:style-name="T3">de</text:span><text:span text:style-name="T3"> </text:span><text:span text:style-name="T3">trabalho</text:span><text:span text:style-name="T3"> </text:span><text:span text:style-name="T3">pequenos</text:span><text:span text:style-name="T3"> (</text:span><text:span text:style-name="T3">e</text:span><text:span text:style-name="T3"> </text:span><text:span text:style-name="T3">períodos</text:span><text:span text:style-name="T3"> </text:span><text:span text:style-name="T3">curtos</text:span><text:span text:style-name="T3">), </text:span><text:span text:style-name="T3">uma</text:span><text:span text:style-name="T3"> </text:span><text:span text:style-name="T3">documentação</text:span><text:span text:style-name="T3"> </text:span><text:span text:style-name="T3">menor</text:span><text:span text:style-name="T3">, </text:span><text:span text:style-name="T3">condizente</text:span><text:span text:style-name="T3"> </text:span><text:span text:style-name="T3">com</text:span><text:span text:style-name="T3"> </text:span><text:span text:style-name="T3">produto</text:span><text:span text:style-name="T3"> </text:span><text:span text:style-name="T3">checado</text:span><text:span text:style-name="T3">, </text:span><text:span text:style-name="T3">deve</text:span><text:span text:style-name="T3"> </text:span><text:span text:style-name="T3">ser</text:span><text:span text:style-name="T3"> </text:span><text:span text:style-name="T3">gerada</text:span><text:span text:style-name="T3">.</text:span></text:p>
        </text:list-item>
        <text:list-item>
          <text:p text:style-name="P30"><text:span text:style-name="T3">A</text:span><text:span text:style-name="T3"> </text:span><text:span text:style-name="T3">realização</text:span><text:span text:style-name="T3"> </text:span><text:span text:style-name="T3">das</text:span><text:span text:style-name="T3"> </text:span><text:span text:style-name="T3">atividades</text:span><text:span text:style-name="T3"> </text:span><text:span text:style-name="T3">de</text:span><text:span text:style-name="T3"> </text:span><text:span text:style-name="T3">V</text:span><text:span text:style-name="T3">&amp;</text:span><text:span text:style-name="T3">V</text:span><text:span text:style-name="T3"> </text:span><text:span text:style-name="T3">devem</text:span><text:span text:style-name="T3"> </text:span><text:span text:style-name="T3">ser</text:span><text:span text:style-name="T3"> </text:span><text:span text:style-name="T3">feitas</text:span><text:span text:style-name="T3"> </text:span><text:span text:style-name="T3">com</text:span><text:span text:style-name="T3"> </text:span><text:span text:style-name="T3">o</text:span><text:span text:style-name="T3"> </text:span><text:span text:style-name="T3">maior</text:span><text:span text:style-name="T3"> </text:span><text:span text:style-name="T3">nível</text:span><text:span text:style-name="T3"> </text:span><text:span text:style-name="T3">de</text:span><text:span text:style-name="T3"> </text:span><text:span text:style-name="T3">independência</text:span><text:span text:style-name="T3"> </text:span><text:span text:style-name="T3">possível</text:span><text:span text:style-name="T3">. </text:span><text:span text:style-name="T3">Isso</text:span><text:span text:style-name="T3"> </text:span><text:span text:style-name="T3">quer</text:span><text:span text:style-name="T3"> </text:span><text:span text:style-name="T3">dizer</text:span><text:span text:style-name="T3"> </text:span><text:span text:style-name="T3">que</text:span><text:span text:style-name="T3">, </text:span><text:span text:style-name="T3">equipe</text:span><text:span text:style-name="T3"> </text:span><text:span text:style-name="T3">de</text:span><text:span text:style-name="T3"> </text:span><text:span text:style-name="T3">desenvolvimento</text:span><text:span text:style-name="T3"> </text:span><text:span text:style-name="T3">e</text:span><text:span text:style-name="T3"> </text:span><text:span text:style-name="T3">gerente</text:span><text:span text:style-name="T3"> </text:span><text:span text:style-name="T3">de</text:span><text:span text:style-name="T3"> </text:span><text:span text:style-name="T3">projeto</text:span><text:span text:style-name="T3"> </text:span><text:span text:style-name="T3">não</text:span><text:span text:style-name="T3"> </text:span><text:span text:style-name="T3">devem</text:span><text:span text:style-name="T3"> </text:span><text:span text:style-name="T3">influenciar</text:span><text:span text:style-name="T3"> </text:span><text:span text:style-name="T3">nas</text:span><text:span text:style-name="T3"> </text:span><text:span text:style-name="T3">análises</text:span><text:span text:style-name="T3"> </text:span><text:span text:style-name="T3">dos</text:span><text:span text:style-name="T3"> </text:span><text:span text:style-name="T3">artefatos</text:span><text:span text:style-name="T3"> </text:span><text:span text:style-name="T3">realizadas</text:span><text:span text:style-name="T3"> </text:span><text:span text:style-name="T3">pela</text:span><text:span text:style-name="T3"> </text:span><text:span text:style-name="T3">equipe</text:span><text:span text:style-name="T3"> </text:span><text:span text:style-name="T3">de</text:span><text:span text:style-name="T3"> </text:span><text:span text:style-name="T3">teste</text:span><text:span text:style-name="T3">.</text:span></text:p>
        </text:list-item>
        <text:list-item>
          <text:p text:style-name="P30"><text:span text:style-name="T3">Caso</text:span><text:span text:style-name="T3"> </text:span><text:span text:style-name="T3">seja</text:span><text:span text:style-name="T3"> </text:span><text:span text:style-name="T3">necessário</text:span><text:span text:style-name="T3"> </text:span><text:span text:style-name="T3">definir</text:span><text:span text:style-name="T3"> </text:span><text:span text:style-name="T3">quais</text:span><text:span text:style-name="T3"> </text:span><text:span text:style-name="T3">problemas</text:span><text:span text:style-name="T3"> </text:span><text:span text:style-name="T3">serão</text:span><text:span text:style-name="T3"> </text:span><text:span text:style-name="T3">tratados</text:span><text:span text:style-name="T3">/</text:span><text:span text:style-name="T3">corrigidos</text:span><text:span text:style-name="T3"> </text:span><text:span text:style-name="T3">e</text:span><text:span text:style-name="T3"> </text:span><text:span text:style-name="T3">quais</text:span><text:span text:style-name="T3"> </text:span><text:span text:style-name="T3">não</text:span><text:span text:style-name="T3"> </text:span><text:span text:style-name="T3">serão</text:span><text:span text:style-name="T3">, </text:span><text:span text:style-name="T3">o</text:span><text:span text:style-name="T3"> </text:span><text:span text:style-name="T3">risco</text:span><text:span text:style-name="T3"> </text:span><text:span text:style-name="T3">para</text:span><text:span text:style-name="T3"> </text:span><text:span text:style-name="T3">o</text:span><text:span text:style-name="T3"> </text:span><text:span text:style-name="T3">projeto</text:span><text:span text:style-name="T3"> </text:span><text:span text:style-name="T3">e</text:span><text:span text:style-name="T3"> </text:span><text:span text:style-name="T3">a</text:span><text:span text:style-name="T3"> </text:span><text:span text:style-name="T3">importância</text:span><text:span text:style-name="T3"> </text:span><text:span text:style-name="T3">diante</text:span><text:span text:style-name="T3"> </text:span><text:span text:style-name="T3">do</text:span><text:span text:style-name="T3"> </text:span><text:span text:style-name="T3">alcance</text:span><text:span text:style-name="T3"> </text:span><text:span text:style-name="T3">do</text:span><text:span text:style-name="T3"> </text:span><text:span text:style-name="T3">objetivo</text:span><text:span text:style-name="T3"> </text:span><text:span text:style-name="T3">do</text:span><text:span text:style-name="T3"> </text:span><text:span text:style-name="T3">projeto</text:span><text:span text:style-name="T3"> </text:span><text:span text:style-name="T3">são</text:span><text:span text:style-name="T3"> </text:span><text:span text:style-name="T3">considerados</text:span><text:span text:style-name="T3"> </text:span><text:span text:style-name="T3">para</text:span><text:span text:style-name="T3"> </text:span><text:span text:style-name="T3">priorizar</text:span><text:span text:style-name="T3"> </text:span><text:span text:style-name="T3">a</text:span><text:span text:style-name="T3"> </text:span><text:span text:style-name="T3">correção</text:span><text:span text:style-name="T3"> </text:span><text:span text:style-name="T3">dos</text:span><text:span text:style-name="T3"> </text:span><text:span text:style-name="T3">problemas</text:span><text:span text:style-name="T3"> </text:span><text:span text:style-name="T3">levantados</text:span><text:span text:style-name="T3">.</text:span></text:p>
        </text:list-item>
        <text:list-item>
          <text:p text:style-name="P30"><text:span text:style-name="T3">Cada</text:span><text:span text:style-name="T3"> </text:span><text:span text:style-name="T3">relatório</text:span><text:span text:style-name="T3"> </text:span><text:span text:style-name="T3">de</text:span><text:span text:style-name="T3"> </text:span><text:span text:style-name="T3">V</text:span><text:span text:style-name="T3">&amp;</text:span><text:span text:style-name="T3">V</text:span><text:span text:style-name="T3"> </text:span><text:span text:style-name="T3">produzido</text:span><text:span text:style-name="T3"> </text:span><text:span text:style-name="T3">deve</text:span><text:span text:style-name="T3"> </text:span><text:span text:style-name="T3">ser</text:span><text:span text:style-name="T3"> </text:span><text:span text:style-name="T3">analisado</text:span><text:span text:style-name="T3"> </text:span><text:span text:style-name="T3">e</text:span><text:span text:style-name="T3"> </text:span><text:span text:style-name="T3">disponibilizado</text:span><text:span text:style-name="T3"> </text:span><text:span text:style-name="T3">para</text:span><text:span text:style-name="T3"> </text:span><text:span text:style-name="T3">os</text:span><text:span text:style-name="T3"> </text:span><text:span text:style-name="T3">interessados</text:span><text:span text:style-name="T3"> </text:span><text:span text:style-name="T3">correspondentes</text:span><text:span text:style-name="T3">, </text:span><text:span text:style-name="T3">através</text:span><text:span text:style-name="T3"> </text:span><text:span text:style-name="T3">do</text:span><text:span text:style-name="T3"> </text:span><text:span text:style-name="T3">meio</text:span><text:span text:style-name="T3"> </text:span><text:span text:style-name="T3">de</text:span><text:span text:style-name="T3"> </text:span><text:span text:style-name="T3">comunicação</text:span><text:span text:style-name="T3"> </text:span><text:span text:style-name="T3">dos</text:span><text:span text:style-name="T3"> </text:span><text:span text:style-name="T3">documentos</text:span><text:span text:style-name="T3"> </text:span><text:span text:style-name="T3">previsto</text:span><text:span text:style-name="T3"> </text:span><text:span text:style-name="T3">para</text:span><text:span text:style-name="T3"> </text:span><text:span text:style-name="T3">o</text:span><text:span text:style-name="T3"> </text:span><text:span text:style-name="T3">projeto</text:span><text:span text:style-name="T3"> </text:span><text:span text:style-name="T3">corrente</text:span><text:span text:style-name="T3"> (</text:span><text:span text:style-name="T3">por</text:span><text:span text:style-name="T3"> </text:span><text:span text:style-name="T3">exemplo</text:span><text:span text:style-name="T3">, </text:span><text:span text:style-name="T3">lista</text:span><text:span text:style-name="T3"> </text:span><text:span text:style-name="T3">de</text:span><text:span text:style-name="T3"> </text:span><text:span text:style-name="T3">emails</text:span><text:span text:style-name="T3">).</text:span></text:p>
        </text:list-item>
        <text:list-item>
          <text:p text:style-name="P30"><text:span text:style-name="T3">Em</text:span><text:span text:style-name="T3"> </text:span><text:span text:style-name="T3">cada</text:span><text:span text:style-name="T3"> </text:span><text:span text:style-name="T3">atividade</text:span><text:span text:style-name="T3"> </text:span><text:span text:style-name="T3">de</text:span><text:span text:style-name="T3"> </text:span><text:span text:style-name="T3">realização</text:span><text:span text:style-name="T3"> </text:span><text:span text:style-name="T3">de</text:span><text:span text:style-name="T3"> </text:span><text:span text:style-name="T3">V</text:span><text:span text:style-name="T3">&amp;</text:span><text:span text:style-name="T3">V</text:span><text:span text:style-name="T3">, </text:span><text:span text:style-name="T3">deve</text:span><text:span text:style-name="T3">-</text:span><text:span text:style-name="T3">se</text:span><text:span text:style-name="T3"> </text:span><text:span text:style-name="T3">relatar</text:span><text:span text:style-name="T3"> </text:span><text:span text:style-name="T3">anomalias</text:span><text:span text:style-name="T3"> </text:span><text:span text:style-name="T3">encontradas</text:span><text:span text:style-name="T3">. </text:span><text:span text:style-name="T3">Os</text:span><text:span text:style-name="T3"> </text:span><text:span text:style-name="T3">problemas</text:span><text:span text:style-name="T3">/</text:span><text:span text:style-name="T3">defeitos</text:span><text:span text:style-name="T3"> </text:span><text:span text:style-name="T3">encontrados</text:span><text:span text:style-name="T3"> </text:span><text:span text:style-name="T3">serão</text:span><text:span text:style-name="T3"> </text:span><text:span text:style-name="T3">descritos</text:span><text:span text:style-name="T3"> </text:span><text:span text:style-name="T3">e</text:span><text:span text:style-name="T3"> </text:span><text:span text:style-name="T3">classificados</text:span><text:span text:style-name="T3"> </text:span><text:span text:style-name="T3">em</text:span><text:span text:style-name="T3"> </text:span><text:span text:style-name="T3">anomalias</text:span><text:span text:style-name="T3">, </text:span><text:span text:style-name="T3">segundo</text:span><text:span text:style-name="T3"> </text:span><text:span text:style-name="T3">o</text:span><text:span text:style-name="T3"> </text:span><text:span text:style-name="T3">processo</text:span><text:span text:style-name="T3"> </text:span><text:span text:style-name="T3">definido</text:span><text:span text:style-name="T3"> </text:span><text:a xlink:type="simple" xlink:href="../Processo%20de%20Manutenção/Processo%20de%20Classificação%20de%20Anomalia/Processo%20de%20Classificação%20de%20Anomalia.pdf" text:style-name="Internet_20_link" text:visited-style-name="Visited_20_Internet_20_Link"><text:span text:style-name="T6">aqui</text:span></text:a><text:a xlink:type="simple" xlink:href="../Processo%20de%20Manutenção/Processo%20de%20Classificação%20de%20Anomalia/Processo%20de%20Classificação%20de%20Anomalia.pdf" text:style-name="Internet_20_link" text:visited-style-name="Visited_20_Internet_20_Link"><text:span text:style-name="T3">.</text:span></text:a><text:span text:style-name="T3"> </text:span><text:span text:style-name="T3">Deve</text:span><text:span text:style-name="T3">-</text:span><text:span text:style-name="T3">se</text:span><text:span text:style-name="T3"> </text:span><text:span text:style-name="T3">sinalizar</text:span><text:span text:style-name="T3"> </text:span><text:span text:style-name="T3">se</text:span><text:span text:style-name="T3"> </text:span><text:span text:style-name="T3">o</text:span><text:span text:style-name="T3"> </text:span><text:span text:style-name="T3">problema</text:span><text:span text:style-name="T3">/</text:span><text:span text:style-name="T3">defeito</text:span><text:span text:style-name="T3"> </text:span><text:span text:style-name="T3">será</text:span><text:span text:style-name="T3"> </text:span><text:span text:style-name="T3">tratado</text:span><text:span text:style-name="T3"> </text:span><text:span text:style-name="T3">ou</text:span><text:span text:style-name="T3"> </text:span><text:span text:style-name="T3">não</text:span><text:span text:style-name="T3">, </text:span><text:span text:style-name="T3">e</text:span><text:span text:style-name="T3"> </text:span><text:span text:style-name="T3">se</text:span><text:span text:style-name="T3"> </text:span><text:span text:style-name="T3">o</text:span><text:span text:style-name="T3"> </text:span><text:span text:style-name="T3">artefato</text:span><text:span text:style-name="T3"> </text:span><text:span text:style-name="T3">que</text:span><text:span text:style-name="T3"> </text:span><text:span text:style-name="T3">foi</text:span><text:span text:style-name="T3"> </text:span><text:span text:style-name="T3">avaliado</text:span><text:span text:style-name="T3">, </text:span><text:span text:style-name="T3">sofrerá</text:span><text:span text:style-name="T3"> </text:span><text:span text:style-name="T3">outra</text:span><text:span text:style-name="T3"> </text:span><text:span text:style-name="T3">V</text:span><text:span text:style-name="T3">&amp;</text:span><text:span text:style-name="T3">V</text:span><text:span text:style-name="T3"> </text:span><text:span text:style-name="T3">após</text:span><text:span text:style-name="T3"> </text:span><text:span text:style-name="T3">tratamento</text:span><text:span text:style-name="T3"> </text:span><text:span text:style-name="T3">do</text:span><text:span text:style-name="T3"> </text:span><text:span text:style-name="T3">problema</text:span><text:span text:style-name="T3">/</text:span><text:span text:style-name="T3">defeito</text:span><text:span text:style-name="T3">. </text:span><text:span text:style-name="T3">Os</text:span><text:span text:style-name="T3"> </text:span><text:span text:style-name="T3">relatórios</text:span><text:span text:style-name="T3"> </text:span><text:span text:style-name="T3">de</text:span><text:span text:style-name="T3"> </text:span><text:span text:style-name="T3">anomalias</text:span><text:span text:style-name="T3"> </text:span><text:span text:style-name="T3">podem</text:span><text:span text:style-name="T3"> </text:span><text:span text:style-name="T3">ser</text:span><text:span text:style-name="T3"> </text:span><text:span text:style-name="T3">anexados</text:span><text:span text:style-name="T3"> </text:span><text:span text:style-name="T3">no</text:span><text:span text:style-name="T3"> </text:span><text:span text:style-name="T3">relatório</text:span><text:span text:style-name="T3"> </text:span><text:span text:style-name="T3">de</text:span><text:span text:style-name="T3"> </text:span><text:span text:style-name="T3">V</text:span><text:span text:style-name="T3">&amp;</text:span><text:span text:style-name="T3">V</text:span><text:span text:style-name="T3"> </text:span><text:span text:style-name="T3">de</text:span><text:span text:style-name="T3"> </text:span><text:span text:style-name="T3">instalação</text:span><text:span text:style-name="T3"> </text:span><text:span text:style-name="T3">e</text:span><text:span text:style-name="T3"> </text:span><text:span text:style-name="T3">checkout</text:span><text:span text:style-name="T3">.</text:span></text:p>
        </text:list-item>
      </text:list>
      <text:list xml:id="list21206327" text:continue-list="list21214390" text:style-name="LS1">
        <text:list-item>
          <text:p text:style-name="P28">Papeis</text:p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Papel</text:p>
          </table:table-cell>
          <table:table-cell table:style-name="Tabela1.A1" office:value-type="string">
            <text:p text:style-name="P9"><text:span text:style-name="T9">Gerente</text:span><text:span text:style-name="T9"> </text:span><text:span text:style-name="T9">de</text:span><text:span text:style-name="T9"> </text:span><text:span text:style-name="T9">Teste</text:span></text:p>
          </table:table-cell>
        </table:table-row>
        <table:table-row>
          <table:table-cell table:style-name="Tabela1.A1" office:value-type="string">
            <text:p text:style-name="P11">Formação</text:p>
          </table:table-cell>
          <table:table-cell table:style-name="Tabela1.A1" office:value-type="string">
            <text:p text:style-name="P9"><text:span text:style-name="T9">Cursando</text:span><text:span text:style-name="T9"> </text:span><text:span text:style-name="T9">ou</text:span><text:span text:style-name="T9"> </text:span><text:span text:style-name="T9">Concluinte</text:span><text:span text:style-name="T9"> </text:span><text:span text:style-name="T9">em</text:span><text:span text:style-name="T9"> </text:span><text:span text:style-name="T9">Ensino</text:span><text:span text:style-name="T9"> </text:span><text:span text:style-name="T9">Superior</text:span><text:span text:style-name="T9"> </text:span><text:span text:style-name="T9">na</text:span><text:span text:style-name="T9"> </text:span><text:span text:style-name="T9">Área</text:span><text:span text:style-name="T9"> </text:span><text:span text:style-name="T9">da</text:span><text:span text:style-name="T9"> </text:span><text:span text:style-name="T9">Tecnologia</text:span><text:span text:style-name="T9"> </text:span><text:span text:style-name="T9">de</text:span><text:span text:style-name="T9"> </text:span><text:span text:style-name="T9">Informação</text:span></text:p>
          </table:table-cell>
        </table:table-row>
        <table:table-row>
          <table:table-cell table:style-name="Tabela1.A1" office:value-type="string">
            <text:p text:style-name="P11">Conhecimentos</text:p>
          </table:table-cell>
          <table:table-cell table:style-name="Tabela1.A1" office:value-type="string">
            <text:list xml:id="list4403720852375353898" text:style-name="LS3">
              <text:list-item>
                <text:p text:style-name="P42"><text:span text:style-name="T9">T</text:span><text:span text:style-name="T9">écnicas</text:span><text:span text:style-name="T9">, </text:span><text:span text:style-name="T9">metodologias</text:span><text:span text:style-name="T9"> </text:span><text:span text:style-name="T9">e</text:span><text:span text:style-name="T9"> </text:span><text:span text:style-name="T9">ferramentas</text:span><text:span text:style-name="T9"> </text:span><text:span text:style-name="T9">de</text:span><text:span text:style-name="T9"> </text:span><text:span text:style-name="T9">teste</text:span></text:p>
              </text:list-item>
              <text:list-item>
                <text:p text:style-name="P42"><text:span text:style-name="T9">Processo</text:span><text:span text:style-name="T9"> </text:span><text:span text:style-name="T9">de</text:span><text:span text:style-name="T9"> </text:span><text:span text:style-name="T9">Desenvolvimento</text:span><text:span text:style-name="T9"> </text:span><text:span text:style-name="T9">e</text:span><text:span text:style-name="T9"> </text:span><text:span text:style-name="T9">de</text:span><text:span text:style-name="T9"> </text:span><text:span text:style-name="T9">Teste</text:span><text:span text:style-name="T9"> </text:span><text:span text:style-name="T9">da</text:span><text:span text:style-name="T9"> </text:span><text:span text:style-name="T9">empresa</text:span></text:p>
              </text:list-item>
              <text:list-item>
                <text:p text:style-name="P42"><text:span text:style-name="T9">Familiaridade</text:span><text:span text:style-name="T9"> </text:span><text:span text:style-name="T9">com</text:span><text:span text:style-name="T9"> </text:span><text:span text:style-name="T9">o</text:span><text:span text:style-name="T9"> </text:span><text:span text:style-name="T9">domínio</text:span><text:span text:style-name="T9">, </text:span><text:span text:style-name="T9">tecnologia</text:span><text:span text:style-name="T9"> </text:span><text:span text:style-name="T9">e</text:span><text:span text:style-name="T9"> </text:span><text:span text:style-name="T9">plataforma</text:span><text:span text:style-name="T9"> </text:span><text:span text:style-name="T9">na</text:span><text:span text:style-name="T9"> </text:span><text:span text:style-name="T9">qual</text:span><text:span text:style-name="T9"> </text:span><text:span text:style-name="T9">o</text:span><text:span text:style-name="T9"> </text:span><text:span text:style-name="T9">software</text:span><text:span text:style-name="T9"> </text:span><text:soft-page-break/><text:span text:style-name="T9">está</text:span><text:span text:style-name="T9"> </text:span><text:span text:style-name="T9">sendo</text:span><text:span text:style-name="T9"> </text:span><text:span text:style-name="T9">desenvolvido</text:span></text:p>
              </text:list-item>
              <text:list-item>
                <text:p text:style-name="P42"><text:span text:style-name="T9">Processo</text:span><text:span text:style-name="T9"> </text:span><text:span text:style-name="T9">de</text:span><text:span text:style-name="T9"> </text:span><text:span text:style-name="T9">Classificação</text:span><text:span text:style-name="T9"> </text:span><text:span text:style-name="T9">de</text:span><text:span text:style-name="T9"> </text:span><text:span text:style-name="T9">Anomalias</text:span></text:p>
              </text:list-item>
            </text:list>
          </table:table-cell>
        </table:table-row>
        <table:table-row>
          <table:table-cell table:style-name="Tabela1.A1" office:value-type="string">
            <text:p text:style-name="P11">Responsabilidades</text:p>
          </table:table-cell>
          <table:table-cell table:style-name="Tabela1.A1" office:value-type="string">
            <text:list xml:id="list8669749643563170233" text:style-name="LS4">
              <text:list-item>
                <text:p text:style-name="P43"><text:span text:style-name="T9">Definir</text:span><text:span text:style-name="T9"> </text:span><text:span text:style-name="T9">o</text:span><text:span text:style-name="T9"> </text:span><text:span text:style-name="T9">plano</text:span><text:span text:style-name="T9"> </text:span><text:span text:style-name="T9">de</text:span><text:span text:style-name="T9"> </text:span><text:span text:style-name="T9">Verificação</text:span><text:span text:style-name="T9"> </text:span><text:span text:style-name="T9">e</text:span><text:span text:style-name="T9"> </text:span><text:span text:style-name="T9">Validação</text:span></text:p>
              </text:list-item>
              <text:list-item>
                <text:p text:style-name="P43"><text:span text:style-name="T9">Estabelecer</text:span><text:span text:style-name="T9"> </text:span><text:span text:style-name="T9">um</text:span><text:span text:style-name="T9"> </text:span><text:span text:style-name="T9">conjunto</text:span><text:span text:style-name="T9"> </text:span><text:span text:style-name="T9">de</text:span><text:span text:style-name="T9"> </text:span><text:span text:style-name="T9">casos</text:span><text:span text:style-name="T9"> </text:span><text:span text:style-name="T9">de</text:span><text:span text:style-name="T9"> </text:span><text:span text:style-name="T9">teste</text:span><text:span text:style-name="T9"> </text:span><text:span text:style-name="T9">de</text:span><text:span text:style-name="T9"> </text:span><text:span text:style-name="T9">acordo</text:span><text:span text:style-name="T9"> </text:span><text:span text:style-name="T9">com</text:span><text:span text:style-name="T9"> </text:span><text:span text:style-name="T9">o</text:span><text:span text:style-name="T9"> </text:span><text:span text:style-name="T9">produto</text:span><text:span text:style-name="T9"> </text:span><text:span text:style-name="T9">alvo</text:span><text:span text:style-name="T9"> </text:span><text:span text:style-name="T9">de</text:span><text:span text:style-name="T9"> </text:span><text:span text:style-name="T9">V</text:span><text:span text:style-name="T9">&amp;</text:span><text:span text:style-name="T9">V</text:span></text:p>
              </text:list-item>
              <text:list-item>
                <text:p text:style-name="P43"><text:span text:style-name="T9">Definir</text:span><text:span text:style-name="T9"> </text:span><text:span text:style-name="T9">procedimentos</text:span><text:span text:style-name="T9"> </text:span><text:span text:style-name="T9">e</text:span><text:span text:style-name="T9"> </text:span><text:span text:style-name="T9">critérios</text:span><text:span text:style-name="T9"> </text:span><text:span text:style-name="T9">para</text:span><text:span text:style-name="T9"> </text:span><text:span text:style-name="T9">V</text:span><text:span text:style-name="T9">&amp;</text:span><text:span text:style-name="T9">V</text:span></text:p>
              </text:list-item>
              <text:list-item>
                <text:p text:style-name="P43"><text:span text:style-name="T9">Documentar</text:span><text:span text:style-name="T9"> </text:span><text:span text:style-name="T9">os</text:span><text:span text:style-name="T9"> </text:span><text:span text:style-name="T9">problemas</text:span><text:span text:style-name="T9"> </text:span><text:span text:style-name="T9">encontrados</text:span><text:span text:style-name="T9"> </text:span><text:span text:style-name="T9">nos</text:span><text:span text:style-name="T9"> </text:span><text:span text:style-name="T9">artefatos</text:span><text:span text:style-name="T9"> </text:span><text:span text:style-name="T9">através</text:span><text:span text:style-name="T9"> </text:span><text:span text:style-name="T9">da</text:span><text:span text:style-name="T9"> </text:span><text:span text:style-name="T9">V</text:span><text:span text:style-name="T9">&amp;</text:span><text:span text:style-name="T9">V</text:span></text:p>
              </text:list-item>
              <text:list-item>
                <text:p text:style-name="P43"><text:span text:style-name="T9">Divulgar</text:span><text:span text:style-name="T9"> </text:span><text:span text:style-name="T9">os</text:span><text:span text:style-name="T9"> </text:span><text:span text:style-name="T9">resultados</text:span><text:span text:style-name="T9"> </text:span><text:span text:style-name="T9">da</text:span><text:span text:style-name="T9"> </text:span><text:span text:style-name="T9">V</text:span><text:span text:style-name="T9">&amp;</text:span><text:span text:style-name="T9">V</text:span></text:p>
              </text:list-item>
              <text:list-item>
                <text:p text:style-name="P43"><text:span text:style-name="T9">Preparar</text:span><text:span text:style-name="T9"> </text:span><text:span text:style-name="T9">o</text:span><text:span text:style-name="T9"> </text:span><text:span text:style-name="T9">ambiente</text:span><text:span text:style-name="T9"> </text:span><text:span text:style-name="T9">de</text:span><text:span text:style-name="T9"> </text:span><text:span text:style-name="T9">teste</text:span></text:p>
              </text:list-item>
              <text:list-item>
                <text:p text:style-name="P43"><text:span text:style-name="T9">Preparar</text:span><text:span text:style-name="T9"> </text:span><text:span text:style-name="T9">as</text:span><text:span text:style-name="T9"> </text:span><text:span text:style-name="T9">ferramentas</text:span><text:span text:style-name="T9"> </text:span><text:span text:style-name="T9">utilizadas</text:span></text:p>
              </text:list-item>
              <text:list-item>
                <text:p text:style-name="P43"><text:span text:style-name="T9">Analisar</text:span><text:span text:style-name="T9"> </text:span><text:span text:style-name="T9">e</text:span><text:span text:style-name="T9"> </text:span><text:span text:style-name="T9">selecionar</text:span><text:span text:style-name="T9"> </text:span><text:span text:style-name="T9">os</text:span><text:span text:style-name="T9"> </text:span><text:span text:style-name="T9">produtos</text:span><text:span text:style-name="T9"> </text:span><text:span text:style-name="T9">de</text:span><text:span text:style-name="T9"> </text:span><text:span text:style-name="T9">trabalho</text:span><text:span text:style-name="T9"> </text:span><text:span text:style-name="T9">alvos</text:span><text:span text:style-name="T9"> </text:span><text:span text:style-name="T9">de</text:span><text:span text:style-name="T9"> </text:span><text:span text:style-name="T9">V</text:span><text:span text:style-name="T9">&amp;</text:span><text:span text:style-name="T9">V</text:span></text:p>
              </text:list-item>
              <text:list-item>
                <text:p text:style-name="P43"><text:span text:style-name="T9">Prover</text:span><text:span text:style-name="T9"> </text:span><text:span text:style-name="T9">meios</text:span><text:span text:style-name="T9"> </text:span><text:span text:style-name="T9">de</text:span><text:span text:style-name="T9"> </text:span><text:span text:style-name="T9">assegurar</text:span><text:span text:style-name="T9"> </text:span><text:span text:style-name="T9">que</text:span><text:span text:style-name="T9"> </text:span><text:span text:style-name="T9">o</text:span><text:span text:style-name="T9"> </text:span><text:span text:style-name="T9">produto</text:span><text:span text:style-name="T9"> </text:span><text:span text:style-name="T9">está</text:span><text:span text:style-name="T9"> </text:span><text:span text:style-name="T9">pronto</text:span><text:span text:style-name="T9"> </text:span><text:span text:style-name="T9">para</text:span><text:span text:style-name="T9"> </text:span><text:span text:style-name="T9">uso</text:span></text:p>
              </text:list-item>
            </text:list>
          </table:table-cell>
        </table:table-row>
      </table:table>
      <text:p text:style-name="P1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Papel</text:p>
          </table:table-cell>
          <table:table-cell table:style-name="Tabela2.A1" office:value-type="string">
            <text:p text:style-name="P18"><text:span text:style-name="T9">Gerente</text:span><text:span text:style-name="T9"> </text:span><text:span text:style-name="T9">de</text:span><text:span text:style-name="T9"> </text:span><text:span text:style-name="T9">Projeto</text:span></text:p>
          </table:table-cell>
        </table:table-row>
        <table:table-row>
          <table:table-cell table:style-name="Tabela2.A1" office:value-type="string">
            <text:p text:style-name="P20">Formação</text:p>
          </table:table-cell>
          <table:table-cell table:style-name="Tabela2.A1" office:value-type="string">
            <text:p text:style-name="P18"><text:span text:style-name="T9">Aprovação</text:span><text:span text:style-name="T9"> </text:span><text:span text:style-name="T9">em</text:span><text:span text:style-name="T9"> </text:span><text:span text:style-name="T9">um</text:span><text:span text:style-name="T9"> </text:span><text:span text:style-name="T9">curso</text:span><text:span text:style-name="T9"> </text:span><text:span text:style-name="T9">ou</text:span><text:span text:style-name="T9"> </text:span><text:span text:style-name="T9">certificado</text:span><text:span text:style-name="T9"> </text:span><text:span text:style-name="T9">de</text:span><text:span text:style-name="T9"> </text:span><text:span text:style-name="T9">gerência</text:span></text:p>
          </table:table-cell>
        </table:table-row>
        <table:table-row>
          <table:table-cell table:style-name="Tabela2.A1" office:value-type="string">
            <text:p text:style-name="P20">Conhecimentos</text:p>
          </table:table-cell>
          <table:table-cell table:style-name="Tabela2.A1" office:value-type="string">
            <text:list xml:id="list22" text:style-name="LS3">
              <text:list-item>
                <text:p text:style-name="P42"><text:span text:style-name="T9">As</text:span><text:span text:style-name="T9"> </text:span><text:span text:style-name="T9">atividades</text:span><text:span text:style-name="T9"> </text:span><text:span text:style-name="T9">do</text:span><text:span text:style-name="T9"> </text:span><text:span text:style-name="T9">projeto</text:span><text:span text:style-name="T9"> </text:span><text:span text:style-name="T9">como</text:span><text:span text:style-name="T9"> </text:span><text:span text:style-name="T9">um</text:span><text:span text:style-name="T9"> </text:span><text:span text:style-name="T9">todo</text:span></text:p>
              </text:list-item>
              <text:list-item>
                <text:p text:style-name="P42"><text:span text:style-name="T9">Cronograma</text:span><text:span text:style-name="T9"> </text:span><text:span text:style-name="T9">das</text:span><text:span text:style-name="T9"> </text:span><text:span text:style-name="T9">atividades</text:span><text:span text:style-name="T9"> </text:span><text:span text:style-name="T9">de</text:span><text:span text:style-name="T9"> </text:span><text:span text:style-name="T9">desenvolvimento</text:span></text:p>
              </text:list-item>
              <text:list-item>
                <text:p text:style-name="P42"><text:span text:style-name="T9">Marcos</text:span><text:span text:style-name="T9"> </text:span><text:span text:style-name="T9">do</text:span><text:span text:style-name="T9"> </text:span><text:span text:style-name="T9">projeto</text:span></text:p>
              </text:list-item>
              <text:list-item>
                <text:p text:style-name="P42"><text:span text:style-name="T9">Plano</text:span><text:span text:style-name="T9"> </text:span><text:span text:style-name="T9">de</text:span><text:span text:style-name="T9"> </text:span><text:span text:style-name="T9">V</text:span><text:span text:style-name="T9">&amp;</text:span><text:span text:style-name="T9">V</text:span></text:p>
              </text:list-item>
            </text:list>
          </table:table-cell>
        </table:table-row>
        <table:table-row>
          <table:table-cell table:style-name="Tabela2.A1" office:value-type="string">
            <text:p text:style-name="P20">Responsabilidades</text:p>
          </table:table-cell>
          <table:table-cell table:style-name="Tabela2.A1" office:value-type="string">
            <text:list xml:id="list26" text:style-name="LS4">
              <text:list-item>
                <text:p text:style-name="P43"><text:span text:style-name="T9">Notificar</text:span><text:span text:style-name="T9"> </text:span><text:span text:style-name="T9">o</text:span><text:span text:style-name="T9"> </text:span><text:span text:style-name="T9">término</text:span><text:span text:style-name="T9"> </text:span><text:span text:style-name="T9">das</text:span><text:span text:style-name="T9"> </text:span><text:span text:style-name="T9">etapas</text:span><text:span text:style-name="T9"> </text:span><text:span text:style-name="T9">de</text:span><text:span text:style-name="T9"> </text:span><text:span text:style-name="T9">desenvolvimento</text:span><text:span text:style-name="T9"> </text:span><text:span text:style-name="T9">e</text:span><text:span text:style-name="T9"> </text:span><text:span text:style-name="T9">os</text:span><text:span text:style-name="T9"> </text:span><text:span text:style-name="T9">instantes</text:span><text:span text:style-name="T9"> </text:span><text:span text:style-name="T9">de</text:span><text:span text:style-name="T9"> </text:span><text:span text:style-name="T9">realização</text:span><text:span text:style-name="T9"> </text:span><text:span text:style-name="T9">da</text:span><text:span text:style-name="T9"> </text:span><text:span text:style-name="T9">V</text:span><text:span text:style-name="T9">&amp;</text:span><text:span text:style-name="T9">V</text:span></text:p>
              </text:list-item>
              <text:list-item>
                <text:p text:style-name="P43"><text:span text:style-name="T9">Notificar</text:span><text:span text:style-name="T9"> </text:span><text:span text:style-name="T9">o</text:span><text:span text:style-name="T9"> </text:span><text:span text:style-name="T9">término</text:span><text:span text:style-name="T9"> </text:span><text:span text:style-name="T9">da</text:span><text:span text:style-name="T9"> </text:span><text:span text:style-name="T9">implementação</text:span><text:span text:style-name="T9"> </text:span><text:span text:style-name="T9">de</text:span><text:span text:style-name="T9"> </text:span><text:span text:style-name="T9">uma</text:span><text:span text:style-name="T9"> </text:span><text:span text:style-name="T9">modificação</text:span><text:span text:style-name="T9"> </text:span><text:span text:style-name="T9">em</text:span><text:span text:style-name="T9"> </text:span><text:span text:style-name="T9">um</text:span><text:span text:style-name="T9"> </text:span><text:span text:style-name="T9">produto</text:span><text:span text:style-name="T9"> </text:span><text:span text:style-name="T9">de</text:span><text:span text:style-name="T9"> </text:span><text:span text:style-name="T9">software</text:span></text:p>
              </text:list-item>
            </text:list>
          </table:table-cell>
        </table:table-row>
      </table:table>
      <text:p text:style-name="P21"/>
      <text:list xml:id="list21191258" text:continue-list="list21206327" text:style-name="LS1">
        <text:list-item>
          <text:p text:style-name="P27">Métricas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">Indicador</text:p>
          </table:table-cell>
          <table:table-cell table:style-name="Tabela3.A1" office:value-type="string">
            <text:p text:style-name="P9"><text:span text:style-name="T9">Densidade</text:span><text:span text:style-name="T9"> </text:span><text:span text:style-name="T9">de</text:span><text:span text:style-name="T9"> </text:span><text:span text:style-name="T9">Anomalias</text:span><text:span text:style-name="T9"> </text:span></text:p>
          </table:table-cell>
        </table:table-row>
        <table:table-row>
          <table:table-cell table:style-name="Tabela3.A1" office:value-type="string">
            <text:p text:style-name="P11">Objetivo</text:p>
          </table:table-cell>
          <table:table-cell table:style-name="Tabela3.A1" office:value-type="string">
            <text:p text:style-name="P9"><text:span text:style-name="T9">Identificar</text:span><text:span text:style-name="T9"> </text:span><text:span text:style-name="T9">a</text:span><text:span text:style-name="T9"> </text:span><text:span text:style-name="T9">Qualidade</text:span><text:span text:style-name="T9"> </text:span><text:span text:style-name="T9">da</text:span><text:span text:style-name="T9"> </text:span><text:span text:style-name="T9">V</text:span><text:span text:style-name="T9">&amp;</text:span><text:span text:style-name="T9">V</text:span></text:p>
          </table:table-cell>
        </table:table-row>
        <table:table-row>
          <table:table-cell table:style-name="Tabela3.A1" office:value-type="string">
            <text:p text:style-name="P11">Coleta</text:p>
          </table:table-cell>
          <table:table-cell table:style-name="Tabela3.A1" office:value-type="string">
            <text:p text:style-name="P9"><text:span text:style-name="T9">Para</text:span><text:span text:style-name="T9"> </text:span><text:span text:style-name="T9">coletar</text:span><text:span text:style-name="T9"> </text:span><text:span text:style-name="T9">o</text:span><text:span text:style-name="T9"> </text:span><text:span text:style-name="T9">indicador</text:span><text:span text:style-name="T9"> (</text:span><text:span text:style-name="T9">densidade</text:span><text:span text:style-name="T9"> </text:span><text:span text:style-name="T9">de</text:span><text:span text:style-name="T9"> </text:span><text:span text:style-name="T9">anomalias</text:span><text:span text:style-name="T9"> </text:span><text:span text:style-name="T9">de</text:span><text:span text:style-name="T9"> </text:span><text:span text:style-name="T9">uma</text:span><text:span text:style-name="T9"> </text:span><text:span text:style-name="T9">atividade</text:span><text:span text:style-name="T9">), </text:span><text:span text:style-name="T9">calcula</text:span><text:span text:style-name="T9">-</text:span><text:span text:style-name="T9">se</text:span><text:span text:style-name="T9"> </text:span><text:span text:style-name="T9">a</text:span><text:span text:style-name="T9"> </text:span><text:span text:style-name="T9">razão</text:span><text:span text:style-name="T9"> </text:span><text:span text:style-name="T9">de</text:span><text:span text:style-name="T9"> </text:span><text:span text:style-name="T9">N</text:span><text:span text:style-name="T9">1( </text:span><text:span text:style-name="T9">quantidade</text:span><text:span text:style-name="T9"> </text:span><text:span text:style-name="T9">de</text:span><text:span text:style-name="T9"> </text:span><text:span text:style-name="T9">anomalias</text:span><text:span text:style-name="T9"> </text:span><text:span text:style-name="T9">encontradas</text:span><text:span text:style-name="T9"> </text:span><text:span text:style-name="T9">por</text:span><text:span text:style-name="T9"> </text:span><text:span text:style-name="T9">V</text:span><text:span text:style-name="T9">&amp;</text:span><text:span text:style-name="T9">V</text:span><text:span text:style-name="T9"> </text:span><text:span text:style-name="T9">na</text:span><text:span text:style-name="T9"> </text:span><text:span text:style-name="T9">atividade</text:span><text:span text:style-name="T9">) </text:span><text:span text:style-name="T9">por</text:span><text:span text:style-name="T9"> </text:span><text:span text:style-name="T9">N</text:span><text:span text:style-name="T9">2(</text:span><text:span text:style-name="T9">quantidade</text:span><text:span text:style-name="T9"> </text:span><text:span text:style-name="T9">artefatos</text:span><text:span text:style-name="T9"> </text:span><text:span text:style-name="T9">da</text:span><text:span text:style-name="T9"> </text:span><text:span text:style-name="T9">atividade</text:span><text:span text:style-name="T9"> </text:span><text:span text:style-name="T9">revisados</text:span><text:span text:style-name="T9"> </text:span><text:span text:style-name="T9">por</text:span><text:span text:style-name="T9"> </text:span><text:span text:style-name="T9">V</text:span><text:span text:style-name="T9">&amp;</text:span><text:span text:style-name="T9">V</text:span><text:span text:style-name="T9">). </text:span><text:span text:style-name="T9">Por</text:span><text:span text:style-name="T9"> </text:span><text:span text:style-name="T9">exemplo</text:span><text:span text:style-name="T9">:</text:span></text:p>
            <text:p text:style-name="P10"/>
            <text:p text:style-name="P9"><text:span text:style-name="T9">Densidade</text:span><text:span text:style-name="T9"> </text:span><text:span text:style-name="T9">de</text:span><text:span text:style-name="T9"> </text:span><text:span text:style-name="T9">anomalias</text:span><text:span text:style-name="T9"> </text:span><text:span text:style-name="T9">de</text:span><text:span text:style-name="T9"> </text:span><text:span text:style-name="T9">requisitos</text:span><text:span text:style-name="T9"> =</text:span></text:p>
            <text:p text:style-name="P9"><text:span text:style-name="T9">Quantidade</text:span><text:span text:style-name="T9"> </text:span><text:span text:style-name="T9">de</text:span><text:span text:style-name="T9"> </text:span><text:span text:style-name="T9">anomalias</text:span><text:span text:style-name="T9"> </text:span><text:span text:style-name="T9">de</text:span><text:span text:style-name="T9"> </text:span><text:span text:style-name="T9">requisitos</text:span><text:span text:style-name="T9"> </text:span><text:span text:style-name="T9">encontradas</text:span><text:span text:style-name="T9"> </text:span><text:span text:style-name="T9">por</text:span><text:span text:style-name="T9"> </text:span><text:span text:style-name="T9">V</text:span><text:span text:style-name="T9">&amp;</text:span><text:span text:style-name="T9">V</text:span></text:p>
            <text:p text:style-name="P9"><text:span text:style-name="T9">Quantidade</text:span><text:span text:style-name="T9"> </text:span><text:span text:style-name="T9">de</text:span><text:span text:style-name="T9"> </text:span><text:span text:style-name="T9">requisitos</text:span><text:span text:style-name="T9"> </text:span><text:span text:style-name="T9">revisados</text:span><text:span text:style-name="T9"> </text:span><text:span text:style-name="T9">por</text:span><text:span text:style-name="T9"> </text:span><text:span text:style-name="T9">V</text:span><text:span text:style-name="T9">&amp;</text:span><text:span text:style-name="T9">V</text:span></text:p>
          </table:table-cell>
        </table:table-row>
        <table:table-row>
          <table:table-cell table:style-name="Tabela3.A1" office:value-type="string">
            <text:p text:style-name="P11">Análise</text:p>
          </table:table-cell>
          <table:table-cell table:style-name="Tabela3.A1" office:value-type="string">
            <text:p text:style-name="P9"><text:span text:style-name="T9">Se</text:span><text:span text:style-name="T9"> </text:span><text:span text:style-name="T9">a</text:span><text:span text:style-name="T9"> </text:span><text:span text:style-name="T9">densidade</text:span><text:span text:style-name="T9"> </text:span><text:span text:style-name="T9">for</text:span><text:span text:style-name="T9"> </text:span><text:span text:style-name="T9">alta</text:span><text:span text:style-name="T9">, </text:span><text:span text:style-name="T9">significa</text:span><text:span text:style-name="T9"> </text:span><text:span text:style-name="T9">que</text:span><text:span text:style-name="T9"> </text:span><text:span text:style-name="T9">o</text:span><text:span text:style-name="T9"> </text:span><text:span text:style-name="T9">processo</text:span><text:span text:style-name="T9"> </text:span><text:span text:style-name="T9">de</text:span><text:span text:style-name="T9"> </text:span><text:span text:style-name="T9">desenvolvimento</text:span><text:span text:style-name="T9"> </text:span><text:span text:style-name="T9">é</text:span><text:span text:style-name="T9"> </text:span><text:span text:style-name="T9">de</text:span><text:span text:style-name="T9"> </text:span><text:span text:style-name="T9">baixa</text:span><text:span text:style-name="T9"> </text:span><text:span text:style-name="T9">qualidade</text:span><text:span text:style-name="T9">, </text:span><text:span text:style-name="T9">ou</text:span><text:span text:style-name="T9"> </text:span><text:span text:style-name="T9">que</text:span><text:span text:style-name="T9"> </text:span><text:span text:style-name="T9">a</text:span><text:span text:style-name="T9"> </text:span><text:span text:style-name="T9">V</text:span><text:span text:style-name="T9">&amp;</text:span><text:span text:style-name="T9">V</text:span><text:span text:style-name="T9"> </text:span><text:span text:style-name="T9">foi</text:span><text:span text:style-name="T9"> </text:span><text:span text:style-name="T9">efetiva</text:span><text:span text:style-name="T9">; </text:span><text:span text:style-name="T9">Se</text:span><text:span text:style-name="T9"> </text:span><text:span text:style-name="T9">a</text:span><text:span text:style-name="T9"> </text:span><text:span text:style-name="T9">densidade</text:span><text:span text:style-name="T9"> </text:span><text:span text:style-name="T9">for</text:span><text:span text:style-name="T9"> </text:span><text:span text:style-name="T9">baixa</text:span><text:span text:style-name="T9">, </text:span><text:span text:style-name="T9">significa</text:span><text:span text:style-name="T9"> </text:span><text:span text:style-name="T9">que</text:span><text:span text:style-name="T9"> </text:span><text:span text:style-name="T9">o</text:span><text:span text:style-name="T9"> </text:span><text:span text:style-name="T9">processo</text:span><text:span text:style-name="T9"> </text:span><text:span text:style-name="T9">de</text:span><text:span text:style-name="T9"> </text:span><text:span text:style-name="T9">desenvolvimento</text:span><text:span text:style-name="T9"> </text:span><text:span text:style-name="T9">é</text:span><text:span text:style-name="T9"> </text:span><text:span text:style-name="T9">de</text:span><text:span text:style-name="T9"> </text:span><text:span text:style-name="T9">qualidade</text:span><text:span text:style-name="T9"> </text:span><text:span text:style-name="T9">ou</text:span><text:span text:style-name="T9"> </text:span><text:span text:style-name="T9">que</text:span><text:span text:style-name="T9"> </text:span><text:span text:style-name="T9">o</text:span><text:span text:style-name="T9"> </text:span><text:span text:style-name="T9">processo</text:span><text:span text:style-name="T9"> </text:span><text:span text:style-name="T9">de</text:span><text:span text:style-name="T9"> </text:span><text:span text:style-name="T9">V</text:span><text:span text:style-name="T9">&amp;</text:span><text:span text:style-name="T9">V</text:span><text:span text:style-name="T9"> </text:span><text:span text:style-name="T9">precisa</text:span><text:span text:style-name="T9"> </text:span><text:span text:style-name="T9">ser</text:span><text:span text:style-name="T9"> </text:span><text:span text:style-name="T9">melhorado</text:span><text:span text:style-name="T9">.</text:span></text:p>
          </table:table-cell>
        </table:table-row>
      </table:table>
      <text:p text:style-name="P1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">Indicador</text:p>
          </table:table-cell>
          <table:table-cell table:style-name="Tabela4.A1" office:value-type="string">
            <text:p text:style-name="P9"><text:span text:style-name="T9">Eficiência</text:span><text:span text:style-name="T9"> </text:span><text:span text:style-name="T9">do</text:span><text:span text:style-name="T9"> </text:span><text:span text:style-name="T9">Processo</text:span><text:span text:style-name="T9"> </text:span><text:span text:style-name="T9">de</text:span><text:span text:style-name="T9"> </text:span><text:span text:style-name="T9">V</text:span><text:span text:style-name="T9">&amp;</text:span><text:span text:style-name="T9">V</text:span></text:p>
          </table:table-cell>
        </table:table-row>
        <table:table-row>
          <table:table-cell table:style-name="Tabela4.A1" office:value-type="string">
            <text:p text:style-name="P11">Objetivo</text:p>
          </table:table-cell>
          <table:table-cell table:style-name="Tabela4.A1" office:value-type="string">
            <text:p text:style-name="P9"><text:span text:style-name="T9">Identificar</text:span><text:span text:style-name="T9"> </text:span><text:span text:style-name="T9">a</text:span><text:span text:style-name="T9"> </text:span><text:span text:style-name="T9">capacidade</text:span><text:span text:style-name="T9"> </text:span><text:span text:style-name="T9">do</text:span><text:span text:style-name="T9"> </text:span><text:span text:style-name="T9">Processo</text:span><text:span text:style-name="T9"> </text:span><text:span text:style-name="T9">de</text:span><text:span text:style-name="T9"> </text:span><text:span text:style-name="T9">V</text:span><text:span text:style-name="T9">&amp;</text:span><text:span text:style-name="T9">V</text:span><text:span text:style-name="T9"> </text:span><text:span text:style-name="T9">de</text:span><text:span text:style-name="T9"> </text:span><text:span text:style-name="T9">identificar</text:span><text:span text:style-name="T9"> </text:span><text:span text:style-name="T9">anomalias</text:span></text:p>
          </table:table-cell>
        </table:table-row>
        <table:table-row>
          <table:table-cell table:style-name="Tabela4.A1" office:value-type="string">
            <text:p text:style-name="P11">Coleta</text:p>
          </table:table-cell>
          <table:table-cell table:style-name="Tabela4.A1" office:value-type="string">
            <text:p text:style-name="P9"><text:span text:style-name="T9">Para</text:span><text:span text:style-name="T9"> </text:span><text:span text:style-name="T9">coletar</text:span><text:span text:style-name="T9"> </text:span><text:span text:style-name="T9">o</text:span><text:span text:style-name="T9"> </text:span><text:span text:style-name="T9">indicador</text:span><text:span text:style-name="T9"> (</text:span><text:span text:style-name="T9">eficiência</text:span><text:span text:style-name="T9"> </text:span><text:span text:style-name="T9">do</text:span><text:span text:style-name="T9"> </text:span><text:span text:style-name="T9">processo</text:span><text:span text:style-name="T9">), </text:span><text:span text:style-name="T9">calcula</text:span><text:span text:style-name="T9">-</text:span><text:span text:style-name="T9">se</text:span><text:span text:style-name="T9"> </text:span><text:span text:style-name="T9">a</text:span><text:span text:style-name="T9"> </text:span><text:span text:style-name="T9">razão</text:span><text:span text:style-name="T9"> </text:span><text:span text:style-name="T9">de</text:span><text:span text:style-name="T9"> </text:span><text:span text:style-name="T9">N</text:span><text:span text:style-name="T9">1( </text:span><text:span text:style-name="T9">quantidade</text:span><text:span text:style-name="T9"> </text:span><text:span text:style-name="T9">de</text:span><text:span text:style-name="T9"> </text:span><text:span text:style-name="T9">anomalias</text:span><text:span text:style-name="T9"> </text:span><text:span text:style-name="T9">encontradas</text:span><text:span text:style-name="T9"> </text:span><text:span text:style-name="T9">por</text:span><text:span text:style-name="T9"> </text:span><text:span text:style-name="T9">V</text:span><text:span text:style-name="T9">&amp;</text:span><text:span text:style-name="T9">V</text:span><text:span text:style-name="T9"> </text:span><text:span text:style-name="T9">na</text:span><text:span text:style-name="T9"> </text:span><text:span text:style-name="T9">atividade</text:span><text:span text:style-name="T9">) </text:span><text:span text:style-name="T9">por</text:span><text:span text:style-name="T9"> </text:span><text:span text:style-name="T9">N</text:span><text:span text:style-name="T9">2(</text:span><text:span text:style-name="T9">quantidade</text:span><text:span text:style-name="T9"> </text:span><text:span text:style-name="T9">de</text:span><text:span text:style-name="T9"> </text:span><text:span text:style-name="T9">anomalias</text:span><text:span text:style-name="T9"> </text:span><text:span text:style-name="T9">encontrados</text:span><text:span text:style-name="T9"> </text:span><text:span text:style-name="T9">por</text:span><text:span text:style-name="T9"> </text:span><text:span text:style-name="T9">V</text:span><text:span text:style-name="T9">&amp;</text:span><text:span text:style-name="T9">V</text:span><text:span text:style-name="T9"> </text:span><text:span text:style-name="T9">em</text:span><text:span text:style-name="T9"> </text:span><text:span text:style-name="T9">todas</text:span><text:span text:style-name="T9"> </text:span><text:span text:style-name="T9">as</text:span><text:span text:style-name="T9"> </text:span><text:span text:style-name="T9">atividades</text:span><text:span text:style-name="T9">). </text:span><text:span text:style-name="T9">Por</text:span><text:span text:style-name="T9"> </text:span><text:span text:style-name="T9">exemplo</text:span><text:span text:style-name="T9">, </text:span><text:span text:style-name="T9">para</text:span><text:span text:style-name="T9"> </text:span><text:span text:style-name="T9">a</text:span><text:span text:style-name="T9"> </text:span><text:span text:style-name="T9">V</text:span><text:span text:style-name="T9">&amp;</text:span><text:span text:style-name="T9">V</text:span><text:span text:style-name="T9"> </text:span><text:span text:style-name="T9">de</text:span><text:span text:style-name="T9"> </text:span><text:span text:style-name="T9">requisitos</text:span><text:span text:style-name="T9">:</text:span></text:p>
            <text:p text:style-name="P10"/>
            <text:p text:style-name="P9"><text:span text:style-name="T9">Eficiência</text:span><text:span text:style-name="T9"> </text:span><text:span text:style-name="T9">no</text:span><text:span text:style-name="T9"> </text:span><text:span text:style-name="T9">V</text:span><text:span text:style-name="T9">&amp;</text:span><text:span text:style-name="T9">V</text:span><text:span text:style-name="T9"> </text:span><text:span text:style-name="T9">de</text:span><text:span text:style-name="T9"> </text:span><text:span text:style-name="T9">Requisitos</text:span><text:span text:style-name="T9"> =</text:span></text:p>
            <text:p text:style-name="P9"><text:span text:style-name="T9">Quantidade</text:span><text:span text:style-name="T9"> </text:span><text:span text:style-name="T9">de</text:span><text:span text:style-name="T9"> </text:span><text:span text:style-name="T9">anomalias</text:span><text:span text:style-name="T9"> </text:span><text:span text:style-name="T9">de</text:span><text:span text:style-name="T9"> </text:span><text:span text:style-name="T9">requisitos</text:span><text:span text:style-name="T9"> </text:span><text:span text:style-name="T9">encontradas</text:span><text:span text:style-name="T9"> </text:span><text:span text:style-name="T9">por</text:span><text:span text:style-name="T9"> </text:span><text:span text:style-name="T9">V</text:span><text:span text:style-name="T9">&amp;</text:span><text:span text:style-name="T9">V</text:span></text:p>
            <text:p text:style-name="P9"><text:span text:style-name="T9">Quantidade</text:span><text:span text:style-name="T9"> </text:span><text:span text:style-name="T9">de</text:span><text:span text:style-name="T9"> </text:span><text:span text:style-name="T9">anomalias</text:span><text:span text:style-name="T9"> </text:span><text:span text:style-name="T9">encontradas</text:span><text:span text:style-name="T9"> </text:span><text:span text:style-name="T9">em</text:span><text:span text:style-name="T9"> </text:span><text:span text:style-name="T9">todas</text:span><text:span text:style-name="T9"> </text:span><text:span text:style-name="T9">as</text:span><text:span text:style-name="T9"> </text:span><text:span text:style-name="T9">atividades</text:span><text:span text:style-name="T9"> </text:span><text:span text:style-name="T9">de</text:span><text:span text:style-name="T9"> </text:span><text:span text:style-name="T9">V</text:span><text:span text:style-name="T9">&amp;</text:span><text:span text:style-name="T9">V</text:span></text:p>
          </table:table-cell>
        </table:table-row>
        <table:table-row>
          <table:table-cell table:style-name="Tabela4.A1" office:value-type="string">
            <text:p text:style-name="P11">Análise</text:p>
          </table:table-cell>
          <table:table-cell table:style-name="Tabela4.A1" office:value-type="string">
            <text:p text:style-name="P9"><text:span text:style-name="T9">Se</text:span><text:span text:style-name="T9"> </text:span><text:span text:style-name="T9">a</text:span><text:span text:style-name="T9"> </text:span><text:span text:style-name="T9">eficiência</text:span><text:span text:style-name="T9"> </text:span><text:span text:style-name="T9">for</text:span><text:span text:style-name="T9"> </text:span><text:span text:style-name="T9">baixa</text:span><text:span text:style-name="T9">, </text:span><text:span text:style-name="T9">então</text:span><text:span text:style-name="T9"> </text:span><text:span text:style-name="T9">a</text:span><text:span text:style-name="T9"> </text:span><text:span text:style-name="T9">execução</text:span><text:span text:style-name="T9"> </text:span><text:span text:style-name="T9">da</text:span><text:span text:style-name="T9"> </text:span><text:span text:style-name="T9">V</text:span><text:span text:style-name="T9">&amp;</text:span><text:span text:style-name="T9">V</text:span><text:span text:style-name="T9"> </text:span><text:span text:style-name="T9">não</text:span><text:span text:style-name="T9"> </text:span><text:span text:style-name="T9">está</text:span><text:span text:style-name="T9"> </text:span><text:span text:style-name="T9">descobrindo</text:span><text:span text:style-name="T9"> </text:span><text:span text:style-name="T9">as</text:span><text:span text:style-name="T9"> </text:span><text:span text:style-name="T9">anomalias</text:span><text:span text:style-name="T9"> </text:span><text:span text:style-name="T9">na</text:span><text:span text:style-name="T9"> </text:span><text:span text:style-name="T9">atividade</text:span><text:span text:style-name="T9"> </text:span><text:span text:style-name="T9">o</text:span><text:span text:style-name="T9"> </text:span><text:span text:style-name="T9">mais</text:span><text:span text:style-name="T9"> </text:span><text:span text:style-name="T9">cedo</text:span><text:span text:style-name="T9"> </text:span><text:span text:style-name="T9">o</text:span><text:span text:style-name="T9"> </text:span><text:span text:style-name="T9">possível</text:span><text:span text:style-name="T9">, </text:span><text:span text:style-name="T9">ou</text:span><text:span text:style-name="T9"> </text:span><text:span text:style-name="T9">que</text:span><text:span text:style-name="T9"> </text:span><text:span text:style-name="T9">os</text:span><text:span text:style-name="T9"> </text:span><text:span text:style-name="T9">produtos</text:span><text:span text:style-name="T9"> </text:span><text:span text:style-name="T9">de</text:span><text:span text:style-name="T9"> </text:span><text:span text:style-name="T9">desenvolvimento</text:span><text:span text:style-name="T9"> </text:span><text:span text:style-name="T9">são</text:span><text:span text:style-name="T9"> </text:span><text:span text:style-name="T9">imaturos</text:span><text:span text:style-name="T9">. </text:span><text:span text:style-name="T9">Se</text:span><text:span text:style-name="T9"> </text:span><text:span text:style-name="T9">a</text:span><text:span text:style-name="T9"> </text:span><text:span text:style-name="T9">eficiência</text:span><text:span text:style-name="T9"> </text:span><text:span text:style-name="T9">for</text:span><text:span text:style-name="T9"> </text:span><text:span text:style-name="T9">alta</text:span><text:span text:style-name="T9">, </text:span><text:span text:style-name="T9">então</text:span><text:span text:style-name="T9"> </text:span><text:span text:style-name="T9">o</text:span><text:span text:style-name="T9"> </text:span><text:span text:style-name="T9">esforço</text:span><text:span text:style-name="T9"> </text:span><text:span text:style-name="T9">da</text:span><text:span text:style-name="T9"> </text:span><text:span text:style-name="T9">V</text:span><text:span text:style-name="T9">&amp;</text:span><text:span text:style-name="T9">V</text:span><text:span text:style-name="T9"> </text:span><text:soft-page-break/><text:span text:style-name="T9">está</text:span><text:span text:style-name="T9"> </text:span><text:span text:style-name="T9">descobrindo</text:span><text:span text:style-name="T9"> </text:span><text:span text:style-name="T9">anomalias</text:span><text:span text:style-name="T9"> </text:span><text:span text:style-name="T9">na</text:span><text:span text:style-name="T9"> </text:span><text:span text:style-name="T9">atividade</text:span><text:span text:style-name="T9"> </text:span><text:span text:style-name="T9">o</text:span><text:span text:style-name="T9"> </text:span><text:span text:style-name="T9">mais</text:span><text:span text:style-name="T9"> </text:span><text:span text:style-name="T9">cedo</text:span><text:span text:style-name="T9"> </text:span><text:span text:style-name="T9">o</text:span><text:span text:style-name="T9"> </text:span><text:span text:style-name="T9">possível</text:span><text:span text:style-name="T9">, </text:span><text:span text:style-name="T9">ou</text:span><text:span text:style-name="T9"> </text:span><text:span text:style-name="T9">que</text:span><text:span text:style-name="T9"> </text:span><text:span text:style-name="T9">os</text:span><text:span text:style-name="T9"> </text:span><text:span text:style-name="T9">produtos</text:span><text:span text:style-name="T9"> </text:span><text:span text:style-name="T9">de</text:span><text:span text:style-name="T9"> </text:span><text:span text:style-name="T9">desenvolvimento</text:span><text:span text:style-name="T9"> </text:span><text:span text:style-name="T9">são</text:span><text:span text:style-name="T9"> </text:span><text:span text:style-name="T9">maduros</text:span><text:span text:style-name="T9">.</text:span></text:p>
          </table:table-cell>
        </table:table-row>
      </table:table>
      <text:p text:style-name="P5"/>
      <text:list xml:id="list21193436" text:continue-numbering="true" text:style-name="LS1">
        <text:list-item>
          <text:p text:style-name="P28">Comunicações</text:p>
        </text:list-item>
      </text:list>
      <text:p text:style-name="P1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0">Comunicação</text:p>
          </table:table-cell>
          <table:table-cell table:style-name="Tabela5.A1" office:value-type="string">
            <text:p text:style-name="P19"><text:span text:style-name="T9">Término</text:span><text:span text:style-name="T9"> </text:span><text:span text:style-name="T9">de</text:span><text:span text:style-name="T9"> </text:span><text:span text:style-name="T9">Etapa</text:span><text:span text:style-name="T9"> </text:span><text:span text:style-name="T9">do</text:span><text:span text:style-name="T9"> </text:span><text:span text:style-name="T9">Projeto</text:span></text:p>
          </table:table-cell>
        </table:table-row>
        <table:table-row>
          <table:table-cell table:style-name="Tabela5.A1" office:value-type="string">
            <text:p text:style-name="P20">Emissor</text:p>
          </table:table-cell>
          <table:table-cell table:style-name="Tabela5.A1" office:value-type="string">
            <text:p text:style-name="P19"><text:span text:style-name="T9">Gerente</text:span><text:span text:style-name="T9"> </text:span><text:span text:style-name="T9">de</text:span><text:span text:style-name="T9"> </text:span><text:span text:style-name="T9">Projeto</text:span></text:p>
          </table:table-cell>
        </table:table-row>
        <table:table-row>
          <table:table-cell table:style-name="Tabela5.A1" office:value-type="string">
            <text:p text:style-name="P18"><text:span text:style-name="T8">Receptores</text:span><text:span text:style-name="T8"> </text:span></text:p>
          </table:table-cell>
          <table:table-cell table:style-name="Tabela5.A1" office:value-type="string">
            <text:p text:style-name="P18"><text:span text:style-name="T9">Equipe</text:span><text:span text:style-name="T9"> </text:span><text:span text:style-name="T9">de</text:span><text:span text:style-name="T9"> </text:span><text:span text:style-name="T9">desenvolvimento</text:span><text:span text:style-name="T9">, </text:span><text:span text:style-name="T9">equipe</text:span><text:span text:style-name="T9"> </text:span><text:span text:style-name="T9">de</text:span><text:span text:style-name="T9"> </text:span><text:span text:style-name="T9">teste</text:span></text:p>
          </table:table-cell>
        </table:table-row>
        <table:table-row>
          <table:table-cell table:style-name="Tabela5.A1" office:value-type="string">
            <text:p text:style-name="P20">Mensagem</text:p>
          </table:table-cell>
          <table:table-cell table:style-name="Tabela5.A1" office:value-type="string">
            <text:p text:style-name="P18"><text:span text:style-name="T9">Uma</text:span><text:span text:style-name="T9"> </text:span><text:span text:style-name="T9">etapa</text:span><text:span text:style-name="T9"> </text:span><text:span text:style-name="T9">de</text:span><text:span text:style-name="T9"> </text:span><text:span text:style-name="T9">desenvolvimento</text:span><text:span text:style-name="T9"> </text:span><text:span text:style-name="T9">foi</text:span><text:span text:style-name="T9"> </text:span><text:span text:style-name="T9">finalizada</text:span><text:span text:style-name="T9"> </text:span><text:span text:style-name="T9">e</text:span><text:span text:style-name="T9"> </text:span><text:span text:style-name="T9">a</text:span><text:span text:style-name="T9"> </text:span><text:span text:style-name="T9">V</text:span><text:span text:style-name="T9">&amp;</text:span><text:span text:style-name="T9">V</text:span><text:span text:style-name="T9">, </text:span><text:span text:style-name="T9">para</text:span><text:span text:style-name="T9"> </text:span><text:span text:style-name="T9">os</text:span><text:span text:style-name="T9"> </text:span><text:span text:style-name="T9">artefatos</text:span><text:span text:style-name="T9"> </text:span><text:span text:style-name="T9">adequados</text:span><text:span text:style-name="T9"> </text:span><text:span text:style-name="T9">desta</text:span><text:span text:style-name="T9"> </text:span><text:span text:style-name="T9">etapa</text:span><text:span text:style-name="T9">, </text:span><text:span text:style-name="T9">deve</text:span><text:span text:style-name="T9"> </text:span><text:span text:style-name="T9">ser</text:span><text:span text:style-name="T9"> </text:span><text:span text:style-name="T9">realizada</text:span><text:span text:style-name="T9">. </text:span><text:span text:style-name="T9">Significa</text:span><text:span text:style-name="T9"> </text:span><text:span text:style-name="T9">que</text:span><text:span text:style-name="T9"> </text:span><text:span text:style-name="T9">especificação</text:span><text:span text:style-name="T9"> </text:span><text:span text:style-name="T9">de</text:span><text:span text:style-name="T9"> </text:span><text:span text:style-name="T9">requisitos</text:span><text:span text:style-name="T9">, </text:span><text:span text:style-name="T9">modelos</text:span><text:span text:style-name="T9"> </text:span><text:span text:style-name="T9">de</text:span><text:span text:style-name="T9"> </text:span><text:span text:style-name="T9">design</text:span><text:span text:style-name="T9">, </text:span><text:span text:style-name="T9">código</text:span><text:span text:style-name="T9">-</text:span><text:span text:style-name="T9">fonte</text:span><text:span text:style-name="T9">, </text:span><text:span text:style-name="T9">produto</text:span><text:span text:style-name="T9"> </text:span><text:span text:style-name="T9">executável</text:span><text:span text:style-name="T9"> </text:span><text:span text:style-name="T9">ou</text:span><text:span text:style-name="T9"> </text:span><text:span text:style-name="T9">outros</text:span><text:span text:style-name="T9"> </text:span><text:span text:style-name="T9">artefatos</text:span><text:span text:style-name="T9"> </text:span><text:span text:style-name="T9">podem</text:span><text:span text:style-name="T9"> </text:span><text:span text:style-name="T9">ser</text:span><text:span text:style-name="T9"> </text:span><text:span text:style-name="T9">analisados</text:span><text:span text:style-name="T9">.</text:span></text:p>
          </table:table-cell>
        </table:table-row>
        <table:table-row>
          <table:table-cell table:style-name="Tabela5.A1" office:value-type="string">
            <text:p text:style-name="P18"><text:span text:style-name="T8">Meio</text:span><text:span text:style-name="T8"> </text:span><text:span text:style-name="T8">de</text:span><text:span text:style-name="T8"> </text:span><text:span text:style-name="T8">Comunicação</text:span></text:p>
          </table:table-cell>
          <table:table-cell table:style-name="Tabela5.A1" office:value-type="string">
            <text:p text:style-name="P18"><text:span text:style-name="T9">Forma</text:span><text:span text:style-name="T9"> </text:span><text:span text:style-name="T9">de</text:span><text:span text:style-name="T9"> </text:span><text:span text:style-name="T9">comunicação</text:span><text:span text:style-name="T9"> </text:span><text:span text:style-name="T9">que</text:span><text:span text:style-name="T9"> </text:span><text:span text:style-name="T9">permita</text:span><text:span text:style-name="T9"> </text:span><text:span text:style-name="T9">o</text:span><text:span text:style-name="T9"> </text:span><text:span text:style-name="T9">envio</text:span><text:span text:style-name="T9"> </text:span><text:span text:style-name="T9">da</text:span><text:span text:style-name="T9"> </text:span><text:span text:style-name="T9">mensagem</text:span><text:span text:style-name="T9"> </text:span><text:span text:style-name="T9">para</text:span><text:span text:style-name="T9"> </text:span><text:span text:style-name="T9">os</text:span><text:span text:style-name="T9"> </text:span><text:span text:style-name="T9">membros</text:span><text:span text:style-name="T9"> </text:span><text:span text:style-name="T9">relevantes</text:span><text:span text:style-name="T9"> </text:span><text:span text:style-name="T9">e</text:span><text:span text:style-name="T9"> </text:span><text:span text:style-name="T9">que</text:span><text:span text:style-name="T9"> </text:span><text:span text:style-name="T9">mantenha</text:span><text:span text:style-name="T9"> </text:span><text:span text:style-name="T9">o</text:span><text:span text:style-name="T9"> </text:span><text:span text:style-name="T9">controle</text:span><text:span text:style-name="T9"> </text:span><text:span text:style-name="T9">e</text:span><text:span text:style-name="T9"> </text:span><text:span text:style-name="T9">integridade</text:span><text:span text:style-name="T9"> </text:span><text:span text:style-name="T9">da</text:span><text:span text:style-name="T9"> </text:span><text:span text:style-name="T9">mensagem</text:span><text:span text:style-name="T9">. </text:span><text:span text:style-name="T9">Pode</text:span><text:span text:style-name="T9"> </text:span><text:span text:style-name="T9">ser</text:span><text:span text:style-name="T9"> </text:span><text:span text:style-name="T9">uma</text:span><text:span text:style-name="T9"> </text:span><text:span text:style-name="T9">lista</text:span><text:span text:style-name="T9"> </text:span><text:span text:style-name="T9">de</text:span><text:span text:style-name="T9"> </text:span><text:span text:style-name="T9">email</text:span><text:span text:style-name="T9">, </text:span><text:span text:style-name="T9">repositório</text:span><text:span text:style-name="T9">, </text:span><text:span text:style-name="T9">ou</text:span><text:span text:style-name="T9"> </text:span><text:span text:style-name="T9">outros</text:span><text:span text:style-name="T9"> </text:span><text:span text:style-name="T9">serviços</text:span><text:span text:style-name="T9"> </text:span><text:span text:style-name="T9">de</text:span><text:span text:style-name="T9"> </text:span><text:span text:style-name="T9">mensagens</text:span><text:span text:style-name="T9"> </text:span><text:span text:style-name="T9">nos</text:span><text:span text:style-name="T9"> </text:span><text:span text:style-name="T9">quais</text:span><text:span text:style-name="T9"> </text:span><text:span text:style-name="T9">os</text:span><text:span text:style-name="T9"> </text:span><text:span text:style-name="T9">envolvidos</text:span><text:span text:style-name="T9"> </text:span><text:span text:style-name="T9">possuam</text:span><text:span text:style-name="T9"> </text:span><text:span text:style-name="T9">familiaridade</text:span><text:span text:style-name="T9">.</text:span></text:p>
          </table:table-cell>
        </table:table-row>
        <table:table-row>
          <table:table-cell table:style-name="Tabela5.A1" office:value-type="string">
            <text:p text:style-name="P20">Quando</text:p>
          </table:table-cell>
          <table:table-cell table:style-name="Tabela5.A1" office:value-type="string">
            <text:p text:style-name="P18"><text:span text:style-name="T9">Quando</text:span><text:span text:style-name="T9"> </text:span><text:span text:style-name="T9">as</text:span><text:span text:style-name="T9"> </text:span><text:span text:style-name="T9">atividades</text:span><text:span text:style-name="T9"> </text:span><text:span text:style-name="T9">referentes</text:span><text:span text:style-name="T9"> </text:span><text:span text:style-name="T9">a</text:span><text:span text:style-name="T9"> </text:span><text:span text:style-name="T9">uma</text:span><text:span text:style-name="T9"> </text:span><text:span text:style-name="T9">determinada</text:span><text:span text:style-name="T9"> </text:span><text:span text:style-name="T9">etapa</text:span><text:span text:style-name="T9"> </text:span><text:span text:style-name="T9">foram</text:span><text:span text:style-name="T9"> </text:span><text:span text:style-name="T9">finalizadas</text:span><text:span text:style-name="T9"> </text:span><text:span text:style-name="T9">e</text:span><text:span text:style-name="T9"> </text:span><text:span text:style-name="T9">é</text:span><text:span text:style-name="T9"> </text:span><text:span text:style-name="T9">preciso</text:span><text:span text:style-name="T9"> </text:span><text:span text:style-name="T9">iniciar</text:span><text:span text:style-name="T9"> </text:span><text:span text:style-name="T9">outra</text:span><text:span text:style-name="T9"> </text:span><text:span text:style-name="T9">etapa</text:span><text:span text:style-name="T9"> </text:span><text:span text:style-name="T9">de</text:span><text:span text:style-name="T9"> </text:span><text:span text:style-name="T9">desenvolvimento</text:span><text:span text:style-name="T9">, </text:span><text:span text:style-name="T9">em</text:span><text:span text:style-name="T9"> </text:span><text:span text:style-name="T9">outro</text:span><text:span text:style-name="T9"> </text:span><text:span text:style-name="T9">nível</text:span><text:span text:style-name="T9"> </text:span><text:span text:style-name="T9">de</text:span><text:span text:style-name="T9"> </text:span><text:span text:style-name="T9">abstração</text:span><text:span text:style-name="T9">.</text:span></text:p>
          </table:table-cell>
        </table:table-row>
      </table:table>
      <text:p text:style-name="P2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0">Comunicação</text:p>
          </table:table-cell>
          <table:table-cell table:style-name="Tabela6.A1" office:value-type="string">
            <text:p text:style-name="P19"><text:span text:style-name="T9">Resultado</text:span><text:span text:style-name="T9"> </text:span><text:span text:style-name="T9">da</text:span><text:span text:style-name="T9"> </text:span><text:span text:style-name="T9">Verificação</text:span><text:span text:style-name="T9"> </text:span><text:span text:style-name="T9">e</text:span><text:span text:style-name="T9"> </text:span><text:span text:style-name="T9">Validação</text:span></text:p>
          </table:table-cell>
        </table:table-row>
        <table:table-row>
          <table:table-cell table:style-name="Tabela6.A1" office:value-type="string">
            <text:p text:style-name="P20">Emissor</text:p>
          </table:table-cell>
          <table:table-cell table:style-name="Tabela6.A1" office:value-type="string">
            <text:p text:style-name="P19"><text:span text:style-name="T9">Gerente</text:span><text:span text:style-name="T9"> </text:span><text:span text:style-name="T9">de</text:span><text:span text:style-name="T9"> </text:span><text:span text:style-name="T9">Teste</text:span></text:p>
          </table:table-cell>
        </table:table-row>
        <table:table-row>
          <table:table-cell table:style-name="Tabela6.A1" office:value-type="string">
            <text:p text:style-name="P18"><text:span text:style-name="T8">Receptores</text:span><text:span text:style-name="T8"> </text:span></text:p>
          </table:table-cell>
          <table:table-cell table:style-name="Tabela6.A1" office:value-type="string">
            <text:p text:style-name="P18"><text:span text:style-name="T9">Gerente</text:span><text:span text:style-name="T9"> </text:span><text:span text:style-name="T9">de</text:span><text:span text:style-name="T9"> </text:span><text:span text:style-name="T9">Projeto</text:span><text:span text:style-name="T9">, </text:span><text:span text:style-name="T9">Equipe</text:span><text:span text:style-name="T9"> </text:span><text:span text:style-name="T9">de</text:span><text:span text:style-name="T9"> </text:span><text:span text:style-name="T9">Desenvolvimento</text:span><text:span text:style-name="T9">, </text:span><text:span text:style-name="T9">Clientes</text:span><text:span text:style-name="T9"> (</text:span><text:span text:style-name="T9">caso</text:span><text:span text:style-name="T9"> </text:span><text:span text:style-name="T9">seja</text:span><text:span text:style-name="T9"> </text:span><text:span text:style-name="T9">um</text:span><text:span text:style-name="T9"> </text:span><text:span text:style-name="T9">produto</text:span><text:span text:style-name="T9"> </text:span><text:span text:style-name="T9">final</text:span><text:span text:style-name="T9">)</text:span></text:p>
          </table:table-cell>
        </table:table-row>
        <table:table-row>
          <table:table-cell table:style-name="Tabela6.A1" office:value-type="string">
            <text:p text:style-name="P20">Mensagem</text:p>
          </table:table-cell>
          <table:table-cell table:style-name="Tabela6.A1" office:value-type="string">
            <text:p text:style-name="P18"><text:span text:style-name="T9">As</text:span><text:span text:style-name="T9"> </text:span><text:span text:style-name="T9">atividades</text:span><text:span text:style-name="T9"> </text:span><text:span text:style-name="T9">de</text:span><text:span text:style-name="T9"> </text:span><text:span text:style-name="T9">V</text:span><text:span text:style-name="T9">&amp;</text:span><text:span text:style-name="T9">V</text:span><text:span text:style-name="T9"> </text:span><text:span text:style-name="T9">foram</text:span><text:span text:style-name="T9"> </text:span><text:span text:style-name="T9">realizadas</text:span><text:span text:style-name="T9"> </text:span><text:span text:style-name="T9">e</text:span><text:span text:style-name="T9"> </text:span><text:span text:style-name="T9">um</text:span><text:span text:style-name="T9"> </text:span><text:span text:style-name="T9">relatório</text:span><text:span text:style-name="T9"> </text:span><text:span text:style-name="T9">foi</text:span><text:span text:style-name="T9"> </text:span><text:span text:style-name="T9">disponibilizado</text:span><text:span text:style-name="T9">, </text:span><text:span text:style-name="T9">contendo</text:span><text:span text:style-name="T9"> </text:span><text:span text:style-name="T9">os</text:span><text:span text:style-name="T9"> </text:span><text:span text:style-name="T9">problemas</text:span><text:span text:style-name="T9"> </text:span><text:span text:style-name="T9">encontrados</text:span><text:span text:style-name="T9"> </text:span><text:span text:style-name="T9">e</text:span><text:span text:style-name="T9"> </text:span><text:span text:style-name="T9">os</text:span><text:span text:style-name="T9"> </text:span><text:span text:style-name="T9">resultados</text:span><text:span text:style-name="T9"> </text:span><text:span text:style-name="T9">obtidos</text:span><text:span text:style-name="T9">.</text:span></text:p>
          </table:table-cell>
        </table:table-row>
        <table:table-row>
          <table:table-cell table:style-name="Tabela6.A1" office:value-type="string">
            <text:p text:style-name="P18"><text:span text:style-name="T8">Meio</text:span><text:span text:style-name="T8"> </text:span><text:span text:style-name="T8">de</text:span><text:span text:style-name="T8"> </text:span><text:span text:style-name="T8">comunicação</text:span></text:p>
          </table:table-cell>
          <table:table-cell table:style-name="Tabela6.A1" office:value-type="string">
            <text:p text:style-name="P18"><text:span text:style-name="T9">Forma</text:span><text:span text:style-name="T9"> </text:span><text:span text:style-name="T9">de</text:span><text:span text:style-name="T9"> </text:span><text:span text:style-name="T9">comunicação</text:span><text:span text:style-name="T9"> </text:span><text:span text:style-name="T9">que</text:span><text:span text:style-name="T9"> </text:span><text:span text:style-name="T9">permita</text:span><text:span text:style-name="T9"> </text:span><text:span text:style-name="T9">o</text:span><text:span text:style-name="T9"> </text:span><text:span text:style-name="T9">envio</text:span><text:span text:style-name="T9"> </text:span><text:span text:style-name="T9">da</text:span><text:span text:style-name="T9"> </text:span><text:span text:style-name="T9">mensagem</text:span><text:span text:style-name="T9"> </text:span><text:span text:style-name="T9">para</text:span><text:span text:style-name="T9"> </text:span><text:span text:style-name="T9">os</text:span><text:span text:style-name="T9"> </text:span><text:span text:style-name="T9">membros</text:span><text:span text:style-name="T9"> </text:span><text:span text:style-name="T9">relevantes</text:span><text:span text:style-name="T9"> </text:span><text:span text:style-name="T9">e</text:span><text:span text:style-name="T9"> </text:span><text:span text:style-name="T9">que</text:span><text:span text:style-name="T9"> </text:span><text:span text:style-name="T9">mantenha</text:span><text:span text:style-name="T9"> </text:span><text:span text:style-name="T9">o</text:span><text:span text:style-name="T9"> </text:span><text:span text:style-name="T9">controle</text:span><text:span text:style-name="T9"> </text:span><text:span text:style-name="T9">e</text:span><text:span text:style-name="T9"> </text:span><text:span text:style-name="T9">integridade</text:span><text:span text:style-name="T9"> </text:span><text:span text:style-name="T9">da</text:span><text:span text:style-name="T9"> </text:span><text:span text:style-name="T9">mensagem</text:span><text:span text:style-name="T9">. </text:span><text:span text:style-name="T9">Pode</text:span><text:span text:style-name="T9"> </text:span><text:span text:style-name="T9">ser</text:span><text:span text:style-name="T9"> </text:span><text:span text:style-name="T9">uma</text:span><text:span text:style-name="T9"> </text:span><text:span text:style-name="T9">lista</text:span><text:span text:style-name="T9"> </text:span><text:span text:style-name="T9">de</text:span><text:span text:style-name="T9"> </text:span><text:span text:style-name="T9">email</text:span><text:span text:style-name="T9">, </text:span><text:span text:style-name="T9">repositório</text:span><text:span text:style-name="T9">, </text:span><text:span text:style-name="T9">ou</text:span><text:span text:style-name="T9"> </text:span><text:span text:style-name="T9">outros</text:span><text:span text:style-name="T9"> </text:span><text:span text:style-name="T9">serviços</text:span><text:span text:style-name="T9"> </text:span><text:span text:style-name="T9">de</text:span><text:span text:style-name="T9"> </text:span><text:span text:style-name="T9">mensagens</text:span><text:span text:style-name="T9"> </text:span><text:span text:style-name="T9">nos</text:span><text:span text:style-name="T9"> </text:span><text:span text:style-name="T9">quais</text:span><text:span text:style-name="T9"> </text:span><text:span text:style-name="T9">os</text:span><text:span text:style-name="T9"> </text:span><text:span text:style-name="T9">envolvidos</text:span><text:span text:style-name="T9"> </text:span><text:span text:style-name="T9">possuam</text:span><text:span text:style-name="T9"> </text:span><text:span text:style-name="T9">familiaridade</text:span><text:span text:style-name="T9">.</text:span></text:p>
          </table:table-cell>
        </table:table-row>
        <table:table-row>
          <table:table-cell table:style-name="Tabela6.A1" office:value-type="string">
            <text:p text:style-name="P20">Quando</text:p>
          </table:table-cell>
          <table:table-cell table:style-name="Tabela6.A1" office:value-type="string">
            <text:p text:style-name="P18"><text:span text:style-name="T9">Quando</text:span><text:span text:style-name="T9"> </text:span><text:span text:style-name="T9">os</text:span><text:span text:style-name="T9"> </text:span><text:span text:style-name="T9">testes</text:span><text:span text:style-name="T9">, </text:span><text:span text:style-name="T9">revisões</text:span><text:span text:style-name="T9">, </text:span><text:span text:style-name="T9">inspeções</text:span><text:span text:style-name="T9"> </text:span><text:span text:style-name="T9">e</text:span><text:span text:style-name="T9"> </text:span><text:span text:style-name="T9">demais</text:span><text:span text:style-name="T9"> </text:span><text:span text:style-name="T9">atividades</text:span><text:span text:style-name="T9"> </text:span><text:span text:style-name="T9">de</text:span><text:span text:style-name="T9"> </text:span><text:span text:style-name="T9">V</text:span><text:span text:style-name="T9">&amp;</text:span><text:span text:style-name="T9">V</text:span><text:span text:style-name="T9"> </text:span><text:span text:style-name="T9">sobre</text:span><text:span text:style-name="T9"> </text:span><text:span text:style-name="T9">os</text:span><text:span text:style-name="T9"> </text:span><text:span text:style-name="T9">artefatos</text:span><text:span text:style-name="T9"> </text:span><text:span text:style-name="T9">identificados</text:span><text:span text:style-name="T9"> </text:span><text:span text:style-name="T9">forem</text:span><text:span text:style-name="T9"> </text:span><text:span text:style-name="T9">finalizadas</text:span><text:span text:style-name="T9">.</text:span></text:p>
          </table:table-cell>
        </table:table-row>
      </table:table>
      <text:p text:style-name="P2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0">Comunicação</text:p>
          </table:table-cell>
          <table:table-cell table:style-name="Tabela7.A1" office:value-type="string">
            <text:p text:style-name="P19"><text:span text:style-name="T9">Término</text:span><text:span text:style-name="T9"> </text:span><text:span text:style-name="T9">de</text:span><text:span text:style-name="T9"> </text:span><text:span text:style-name="T9">Etapa</text:span><text:span text:style-name="T9"> </text:span><text:span text:style-name="T9">de</text:span><text:span text:style-name="T9"> </text:span><text:span text:style-name="T9">Manutenção</text:span></text:p>
          </table:table-cell>
        </table:table-row>
        <table:table-row>
          <table:table-cell table:style-name="Tabela7.A1" office:value-type="string">
            <text:p text:style-name="P20">Emissor</text:p>
          </table:table-cell>
          <table:table-cell table:style-name="Tabela7.A1" office:value-type="string">
            <text:p text:style-name="P19"><text:span text:style-name="T9">Gerente</text:span><text:span text:style-name="T9"> </text:span><text:span text:style-name="T9">de</text:span><text:span text:style-name="T9"> </text:span><text:span text:style-name="T9">Projeto</text:span></text:p>
          </table:table-cell>
        </table:table-row>
        <table:table-row>
          <table:table-cell table:style-name="Tabela7.A1" office:value-type="string">
            <text:p text:style-name="P18"><text:span text:style-name="T8">Receptores</text:span><text:span text:style-name="T8"> </text:span></text:p>
          </table:table-cell>
          <table:table-cell table:style-name="Tabela7.A1" office:value-type="string">
            <text:p text:style-name="P18"><text:span text:style-name="T9">Equipe</text:span><text:span text:style-name="T9"> </text:span><text:span text:style-name="T9">de</text:span><text:span text:style-name="T9"> </text:span><text:span text:style-name="T9">teste</text:span></text:p>
          </table:table-cell>
        </table:table-row>
        <table:table-row>
          <table:table-cell table:style-name="Tabela7.A1" office:value-type="string">
            <text:p text:style-name="P20">Mensagem</text:p>
          </table:table-cell>
          <table:table-cell table:style-name="Tabela7.A1" office:value-type="string">
            <text:p text:style-name="P18"><text:span text:style-name="T9">Uma</text:span><text:span text:style-name="T9"> </text:span><text:span text:style-name="T9">etapa</text:span><text:span text:style-name="T9"> </text:span><text:span text:style-name="T9">de</text:span><text:span text:style-name="T9"> </text:span><text:span text:style-name="T9">manutenção</text:span><text:span text:style-name="T9"> </text:span><text:span text:style-name="T9">de</text:span><text:span text:style-name="T9"> </text:span><text:span text:style-name="T9">um</text:span><text:span text:style-name="T9"> </text:span><text:span text:style-name="T9">produto</text:span><text:span text:style-name="T9"> </text:span><text:span text:style-name="T9">foi</text:span><text:span text:style-name="T9"> </text:span><text:span text:style-name="T9">finalizada</text:span><text:span text:style-name="T9"> </text:span><text:span text:style-name="T9">e</text:span><text:span text:style-name="T9"> </text:span><text:span text:style-name="T9">a</text:span><text:span text:style-name="T9"> </text:span><text:span text:style-name="T9">V</text:span><text:span text:style-name="T9">&amp;</text:span><text:span text:style-name="T9">V</text:span><text:span text:style-name="T9"> </text:span><text:span text:style-name="T9">deve</text:span><text:span text:style-name="T9"> </text:span><text:span text:style-name="T9">ser</text:span><text:span text:style-name="T9"> </text:span><text:span text:style-name="T9">realizada</text:span><text:span text:style-name="T9">. </text:span><text:span text:style-name="T9">Significa</text:span><text:span text:style-name="T9"> </text:span><text:span text:style-name="T9">que</text:span><text:span text:style-name="T9"> </text:span><text:span text:style-name="T9">especificação</text:span><text:span text:style-name="T9"> </text:span><text:span text:style-name="T9">de</text:span><text:span text:style-name="T9"> </text:span><text:span text:style-name="T9">requisitos</text:span><text:span text:style-name="T9">, </text:span><text:span text:style-name="T9">modelos</text:span><text:span text:style-name="T9"> </text:span><text:span text:style-name="T9">de</text:span><text:span text:style-name="T9"> </text:span><text:span text:style-name="T9">design</text:span><text:span text:style-name="T9">, </text:span><text:span text:style-name="T9">código</text:span><text:span text:style-name="T9">-</text:span><text:span text:style-name="T9">fonte</text:span><text:span text:style-name="T9">, </text:span><text:span text:style-name="T9">produto</text:span><text:span text:style-name="T9"> </text:span><text:span text:style-name="T9">executável</text:span><text:span text:style-name="T9"> </text:span><text:span text:style-name="T9">ou</text:span><text:span text:style-name="T9"> </text:span><text:span text:style-name="T9">outros</text:span><text:span text:style-name="T9"> </text:span><text:span text:style-name="T9">artefatos</text:span><text:span text:style-name="T9"> </text:span><text:span text:style-name="T9">que</text:span><text:span text:style-name="T9"> </text:span><text:span text:style-name="T9">sofreram</text:span><text:span text:style-name="T9"> </text:span><text:span text:style-name="T9">modificações</text:span><text:span text:style-name="T9">, </text:span><text:span text:style-name="T9">podem</text:span><text:span text:style-name="T9"> </text:span><text:span text:style-name="T9">ser</text:span><text:span text:style-name="T9"> </text:span><text:span text:style-name="T9">analisados</text:span><text:span text:style-name="T9">.</text:span></text:p>
          </table:table-cell>
        </table:table-row>
        <table:table-row>
          <table:table-cell table:style-name="Tabela7.A1" office:value-type="string">
            <text:p text:style-name="P18"><text:span text:style-name="T8">Meio</text:span><text:span text:style-name="T8"> </text:span><text:span text:style-name="T8">de</text:span><text:span text:style-name="T8"> </text:span><text:span text:style-name="T8">Comunicação</text:span></text:p>
          </table:table-cell>
          <table:table-cell table:style-name="Tabela7.A1" office:value-type="string">
            <text:p text:style-name="P18"><text:span text:style-name="T9">Forma</text:span><text:span text:style-name="T9"> </text:span><text:span text:style-name="T9">de</text:span><text:span text:style-name="T9"> </text:span><text:span text:style-name="T9">comunicação</text:span><text:span text:style-name="T9"> </text:span><text:span text:style-name="T9">que</text:span><text:span text:style-name="T9"> </text:span><text:span text:style-name="T9">permita</text:span><text:span text:style-name="T9"> </text:span><text:span text:style-name="T9">o</text:span><text:span text:style-name="T9"> </text:span><text:span text:style-name="T9">envio</text:span><text:span text:style-name="T9"> </text:span><text:span text:style-name="T9">da</text:span><text:span text:style-name="T9"> </text:span><text:span text:style-name="T9">mensagem</text:span><text:span text:style-name="T9"> </text:span><text:span text:style-name="T9">para</text:span><text:span text:style-name="T9"> </text:span><text:span text:style-name="T9">os</text:span><text:span text:style-name="T9"> </text:span><text:span text:style-name="T9">membros</text:span><text:span text:style-name="T9"> </text:span><text:span text:style-name="T9">relevantes</text:span><text:span text:style-name="T9"> </text:span><text:span text:style-name="T9">e</text:span><text:span text:style-name="T9"> </text:span><text:span text:style-name="T9">que</text:span><text:span text:style-name="T9"> </text:span><text:span text:style-name="T9">mantenha</text:span><text:span text:style-name="T9"> </text:span><text:span text:style-name="T9">o</text:span><text:span text:style-name="T9"> </text:span><text:span text:style-name="T9">controle</text:span><text:span text:style-name="T9"> </text:span><text:span text:style-name="T9">e</text:span><text:span text:style-name="T9"> </text:span><text:span text:style-name="T9">integridade</text:span><text:span text:style-name="T9"> </text:span><text:span text:style-name="T9">da</text:span><text:span text:style-name="T9"> </text:span><text:span text:style-name="T9">mensagem</text:span><text:span text:style-name="T9">. </text:span><text:span text:style-name="T9">Pode</text:span><text:span text:style-name="T9"> </text:span><text:span text:style-name="T9">ser</text:span><text:span text:style-name="T9"> </text:span><text:span text:style-name="T9">uma</text:span><text:span text:style-name="T9"> </text:span><text:span text:style-name="T9">lista</text:span><text:span text:style-name="T9"> </text:span><text:span text:style-name="T9">de</text:span><text:span text:style-name="T9"> </text:span><text:span text:style-name="T9">email</text:span><text:span text:style-name="T9">, </text:span><text:span text:style-name="T9">repositório</text:span><text:span text:style-name="T9">, </text:span><text:span text:style-name="T9">ou</text:span><text:span text:style-name="T9"> </text:span><text:span text:style-name="T9">outros</text:span><text:span text:style-name="T9"> </text:span><text:span text:style-name="T9">serviços</text:span><text:span text:style-name="T9"> </text:span><text:span text:style-name="T9">de</text:span><text:span text:style-name="T9"> </text:span><text:span text:style-name="T9">mensagens</text:span><text:span text:style-name="T9"> </text:span><text:span text:style-name="T9">nos</text:span><text:span text:style-name="T9"> </text:span><text:span text:style-name="T9">quais</text:span><text:span text:style-name="T9"> </text:span><text:span text:style-name="T9">os</text:span><text:span text:style-name="T9"> </text:span><text:span text:style-name="T9">envolvidos</text:span><text:span text:style-name="T9"> </text:span><text:span text:style-name="T9">possuam</text:span><text:span text:style-name="T9"> </text:span><text:span text:style-name="T9">familiaridade</text:span><text:span text:style-name="T9">.</text:span></text:p>
          </table:table-cell>
        </table:table-row>
        <table:table-row>
          <table:table-cell table:style-name="Tabela7.A1" office:value-type="string">
            <text:p text:style-name="P20">Quando</text:p>
          </table:table-cell>
          <table:table-cell table:style-name="Tabela7.A1" office:value-type="string">
            <text:p text:style-name="P18"><text:span text:style-name="T9">Quando</text:span><text:span text:style-name="T9"> </text:span><text:span text:style-name="T9">as</text:span><text:span text:style-name="T9"> </text:span><text:span text:style-name="T9">atividades</text:span><text:span text:style-name="T9"> </text:span><text:span text:style-name="T9">referentes</text:span><text:span text:style-name="T9"> </text:span><text:span text:style-name="T9">a</text:span><text:span text:style-name="T9"> </text:span><text:span text:style-name="T9">uma</text:span><text:span text:style-name="T9"> </text:span><text:span text:style-name="T9">determinada</text:span><text:span text:style-name="T9"> </text:span><text:span text:style-name="T9">etapa</text:span><text:span text:style-name="T9"> </text:span><text:span text:style-name="T9">foram</text:span><text:span text:style-name="T9"> </text:span><text:span text:style-name="T9">finalizadas</text:span><text:span text:style-name="T9"> </text:span><text:span text:style-name="T9">e</text:span><text:span text:style-name="T9"> </text:span><text:span text:style-name="T9">é</text:span><text:span text:style-name="T9"> </text:span><text:span text:style-name="T9">preciso</text:span><text:span text:style-name="T9"> </text:span><text:span text:style-name="T9">iniciar</text:span><text:span text:style-name="T9"> </text:span><text:span text:style-name="T9">outra</text:span><text:span text:style-name="T9"> </text:span><text:span text:style-name="T9">etapa</text:span><text:span text:style-name="T9"> </text:span><text:span text:style-name="T9">de</text:span><text:span text:style-name="T9"> </text:span><text:span text:style-name="T9">desenvolvimento</text:span><text:span text:style-name="T9">, </text:span><text:span text:style-name="T9">em</text:span><text:span text:style-name="T9"> </text:span><text:span text:style-name="T9">outro</text:span><text:span text:style-name="T9"> </text:span><text:span text:style-name="T9">nível</text:span><text:span text:style-name="T9"> </text:span><text:span text:style-name="T9">de</text:span><text:span text:style-name="T9"> </text:span><text:span text:style-name="T9">abstração</text:span><text:span text:style-name="T9">.</text:span></text:p>
          </table:table-cell>
        </table:table-row>
      </table:table>
      <text:p text:style-name="P6"/>
      <text:list xml:id="list21192658" text:continue-numbering="true" text:style-name="LS1">
        <text:list-item>
          <text:p text:style-name="P31"><text:span text:style-name="T2">Macro</text:span><text:span text:style-name="T2"> </text:span><text:span text:style-name="T2">Fluxo</text:span><text:span text:style-name="T2"> </text:span></text:p>
        </text:list-item>
      </text:list>
      <text:p text:style-name="P4"><text:span text:style-name="T2"><text:tab/></text:span><text:span text:style-name="T3">Representação</text:span><text:span text:style-name="T3"> </text:span><text:span text:style-name="T3">do</text:span><text:span text:style-name="T3"> </text:span><text:span text:style-name="T3">Macro</text:span><text:span text:style-name="T3"> </text:span><text:span text:style-name="T3">Fluxo</text:span><text:span text:style-name="T3"> </text:span><text:span text:style-name="T3">está</text:span><text:span text:style-name="T3"> </text:span><text:span text:style-name="T3">disponível</text:span><text:span text:style-name="T3"> </text:span><text:a xlink:type="simple" xlink:href="../Macro%20Fluxos/Macro%20Fluxo%20-%20Verificação%20e%20Validação.png" text:style-name="Internet_20_link" text:visited-style-name="Visited_20_Internet_20_Link"><text:span text:style-name="T6">aqui</text:span></text:a><text:span text:style-name="T3">.</text:span></text:p>
      <text:list xml:id="list8195386673601118659" text:style-name="LS5">
        <text:list-item>
          <text:p text:style-name="P32"><text:span text:style-name="T3">Verificação</text:span><text:span text:style-name="T3"> </text:span><text:span text:style-name="T3">começa</text:span><text:span text:style-name="T3"> </text:span><text:span text:style-name="T3">logo</text:span><text:span text:style-name="T3"> </text:span><text:span text:style-name="T3">após</text:span><text:span text:style-name="T3"> </text:span><text:span text:style-name="T3">a</text:span><text:span text:style-name="T3"> </text:span><text:span text:style-name="T3">definição</text:span><text:span text:style-name="T3"> </text:span><text:span text:style-name="T3">dos</text:span><text:span text:style-name="T3"> </text:span><text:span text:style-name="T3">requisitos</text:span><text:span text:style-name="T3">,</text:span></text:p>
        </text:list-item>
        <text:list-item>
          <text:p text:style-name="P29">Termina com a verificação do produto final.</text:p>
        </text:list-item>
      </text:list>
      <text:p text:style-name="P41"/>
      <text:p text:style-name="P41"/>
      <text:list xml:id="list21204259" text:continue-list="list21192658" text:style-name="LS1">
        <text:list-item>
          <text:p text:style-name="P28"><text:soft-page-break/>Atividades</text:p>
        </text:list-item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">Atividade</text:p>
          </table:table-cell>
          <table:table-cell table:style-name="Tabela8.A1" office:value-type="string">
            <text:p text:style-name="P9"><text:span text:style-name="T11">Elaborar</text:span><text:span text:style-name="T11"> </text:span><text:span text:style-name="T11">plano</text:span><text:span text:style-name="T11"> </text:span><text:span text:style-name="T11">de</text:span><text:span text:style-name="T11"> </text:span><text:span text:style-name="T11">V</text:span><text:span text:style-name="T11">&amp;</text:span><text:span text:style-name="T11">V</text:span></text:p>
          </table:table-cell>
        </table:table-row>
        <table:table-row>
          <table:table-cell table:style-name="Tabela8.A1" office:value-type="string">
            <text:p text:style-name="P12">Responsabilidades</text:p>
          </table:table-cell>
          <table:table-cell table:style-name="Tabela8.A1" office:value-type="string">
            <text:p text:style-name="P9"><text:span text:style-name="T12">Realização:</text:span><text:span text:style-name="T11">Gerente</text:span><text:span text:style-name="T11"> de Teste.</text:span></text:p>
          </table:table-cell>
        </table:table-row>
        <table:table-row>
          <table:table-cell table:style-name="Tabela8.A1" office:value-type="string">
            <text:p text:style-name="P14"/>
          </table:table-cell>
          <table:table-cell table:style-name="Tabela8.A1" office:value-type="string">
            <text:p text:style-name="P9"><text:span text:style-name="T12">Aprovação:</text:span><text:span text:style-name="T11">Não</text:span><text:span text:style-name="T11"> se aplica.</text:span></text:p>
          </table:table-cell>
        </table:table-row>
        <table:table-row>
          <table:table-cell table:style-name="Tabela8.A1" office:value-type="string">
            <text:p text:style-name="P14"/>
          </table:table-cell>
          <table:table-cell table:style-name="Tabela8.A1" office:value-type="string">
            <text:p text:style-name="P9"><text:span text:style-name="T12">Colaboração:</text:span><text:span text:style-name="T11">Equipe</text:span><text:span text:style-name="T11"> de Teste, Equipe de Desenvolvimento, Gerente de Projeto.</text:span></text:p>
          </table:table-cell>
        </table:table-row>
        <table:table-row>
          <table:table-cell table:style-name="Tabela8.A1" office:value-type="string">
            <text:p text:style-name="P14"/>
          </table:table-cell>
          <table:table-cell table:style-name="Tabela8.A1" office:value-type="string">
            <text:p text:style-name="P9"><text:span text:style-name="T12">Informação</text:span><text:span text:style-name="T12">:</text:span><text:span text:style-name="T11"> </text:span><text:span text:style-name="T11">Gerente</text:span><text:span text:style-name="T11"> </text:span><text:span text:style-name="T11">de</text:span><text:span text:style-name="T11"> </text:span><text:span text:style-name="T11">Projeto</text:span><text:span text:style-name="T11">, </text:span><text:span text:style-name="T11">Equipe</text:span><text:span text:style-name="T11"> </text:span><text:span text:style-name="T11">de</text:span><text:span text:style-name="T11"> </text:span><text:span text:style-name="T11">Desenvolvimento</text:span><text:span text:style-name="T11">.</text:span></text:p>
          </table:table-cell>
        </table:table-row>
        <table:table-row>
          <table:table-cell table:style-name="Tabela8.A1" office:value-type="string">
            <text:p text:style-name="P12">Tarefas</text:p>
          </table:table-cell>
          <table:table-cell table:style-name="Tabela8.A1" office:value-type="string">
            <text:p text:style-name="P9"><text:span text:style-name="T12">1.</text:span><text:span text:style-name="T13">Identificar</text:span><text:span text:style-name="T13"> produtos alvos de V&amp;V. O procedimento para esta tarefa está disponível </text:span><text:a xlink:type="simple" xlink:href="#h.bthq3qhpn786" text:style-name="Internet_20_link" text:visited-style-name="Visited_20_Internet_20_Link"><text:span text:style-name="T7">aqui</text:span></text:a><text:span text:style-name="T11">.</text:span></text:p>
          </table:table-cell>
        </table:table-row>
        <table:table-row>
          <table:table-cell table:style-name="Tabela8.A1" office:value-type="string">
            <text:p text:style-name="P14"/>
          </table:table-cell>
          <table:table-cell table:style-name="Tabela8.A1" office:value-type="string">
            <text:p text:style-name="P9"><text:span text:style-name="T12">2.</text:span><text:span text:style-name="T13">Definir</text:span><text:span text:style-name="T13"> estratégia de V&amp;V. O procedimento para esta tarefa está disponível </text:span><text:a xlink:type="simple" xlink:href="#h.1g4qi11i62kg" text:style-name="Internet_20_link" text:visited-style-name="Visited_20_Internet_20_Link"><text:span text:style-name="T7">aqui</text:span></text:a><text:span text:style-name="T11">.</text:span></text:p>
          </table:table-cell>
        </table:table-row>
        <table:table-row>
          <table:table-cell table:style-name="Tabela8.A1" office:value-type="string">
            <text:p text:style-name="P14"/>
          </table:table-cell>
          <table:table-cell table:style-name="Tabela8.A1" office:value-type="string">
            <text:p text:style-name="P9"><text:span text:style-name="T12">3. </text:span><text:span text:style-name="T11">Estabelecer</text:span><text:span text:style-name="T11"> </text:span><text:span text:style-name="T11">critérios</text:span><text:span text:style-name="T11"> </text:span><text:span text:style-name="T11">para</text:span><text:span text:style-name="T11"> </text:span><text:span text:style-name="T11">V</text:span><text:span text:style-name="T11">&amp;</text:span><text:span text:style-name="T11">V</text:span><text:span text:style-name="T11">. </text:span><text:span text:style-name="T11">Para</text:span><text:span text:style-name="T11"> </text:span><text:span text:style-name="T11">cada</text:span><text:span text:style-name="T11"> </text:span><text:span text:style-name="T11">tipo</text:span><text:span text:style-name="T11"> </text:span><text:span text:style-name="T11">de</text:span><text:span text:style-name="T11"> </text:span><text:span text:style-name="T11">produto</text:span><text:span text:style-name="T11"> </text:span><text:span text:style-name="T11">alvo</text:span><text:span text:style-name="T11"> </text:span><text:span text:style-name="T11">de</text:span><text:span text:style-name="T11"> </text:span><text:span text:style-name="T11">V</text:span><text:span text:style-name="T11">&amp;</text:span><text:span text:style-name="T11">V</text:span><text:span text:style-name="T11"> (</text:span><text:span text:style-name="T11">um</text:span><text:span text:style-name="T11"> </text:span><text:span text:style-name="T11">artefato</text:span><text:span text:style-name="T11"> </text:span><text:span text:style-name="T11">de</text:span><text:span text:style-name="T11"> </text:span><text:span text:style-name="T11">requisitos</text:span><text:span text:style-name="T11">, </text:span><text:span text:style-name="T11">um</text:span><text:span text:style-name="T11"> </text:span><text:span text:style-name="T11">modelo</text:span><text:span text:style-name="T11"> </text:span><text:span text:style-name="T11">de</text:span><text:span text:style-name="T11"> </text:span><text:span text:style-name="T11">projeto</text:span><text:span text:style-name="T11">, </text:span><text:span text:style-name="T11">código</text:span><text:span text:style-name="T11">-</text:span><text:span text:style-name="T11">fonte</text:span><text:span text:style-name="T11"> </text:span><text:span text:style-name="T11">e</text:span><text:span text:style-name="T11"> </text:span><text:span text:style-name="T11">componente</text:span><text:span text:style-name="T11"> </text:span><text:span text:style-name="T11">funcional</text:span><text:span text:style-name="T11">), </text:span><text:span text:style-name="T11">deve</text:span><text:span text:style-name="T11">-</text:span><text:span text:style-name="T11">se</text:span><text:span text:style-name="T11"> </text:span><text:span text:style-name="T11">estabelecer</text:span><text:span text:style-name="T11"> </text:span><text:span text:style-name="T11">os</text:span><text:span text:style-name="T11"> </text:span><text:span text:style-name="T11">critérios</text:span><text:span text:style-name="T11"> </text:span><text:span text:style-name="T11">de</text:span><text:span text:style-name="T11"> </text:span><text:span text:style-name="T11">aceitação</text:span><text:span text:style-name="T11"> </text:span><text:span text:style-name="T11">deles</text:span><text:span text:style-name="T11">, </text:span><text:span text:style-name="T11">através</text:span><text:span text:style-name="T11"> </text:span><text:span text:style-name="T11">do</text:span><text:span text:style-name="T11"> </text:span><text:span text:style-name="T11">documento</text:span><text:span text:style-name="T11"> </text:span><text:span text:style-name="T11">de</text:span><text:span text:style-name="T11"> </text:span><text:span text:style-name="T11">checklists</text:span><text:span text:style-name="T11"> </text:span><text:span text:style-name="T11">para</text:span><text:span text:style-name="T11"> </text:span><text:span text:style-name="T11">V</text:span><text:span text:style-name="T11">&amp;</text:span><text:span text:style-name="T11">V</text:span><text:span text:style-name="T11"> </text:span><text:span text:style-name="T11">dos</text:span><text:span text:style-name="T11"> </text:span><text:span text:style-name="T11">itens</text:span><text:span text:style-name="T11">. </text:span></text:p>
          </table:table-cell>
        </table:table-row>
        <table:table-row>
          <table:table-cell table:style-name="Tabela8.A1" office:value-type="string">
            <text:p text:style-name="P14"/>
          </table:table-cell>
          <table:table-cell table:style-name="Tabela8.A1" office:value-type="string">
            <text:p text:style-name="P9"><text:span text:style-name="T12">4. </text:span><text:span text:style-name="T11">Estabelecer</text:span><text:span text:style-name="T11"> </text:span><text:span text:style-name="T11">ambiente</text:span><text:span text:style-name="T11"> </text:span><text:span text:style-name="T11">para</text:span><text:span text:style-name="T11"> </text:span><text:span text:style-name="T11">V</text:span><text:span text:style-name="T11">&amp;</text:span><text:span text:style-name="T11">V</text:span><text:span text:style-name="T11">. </text:span><text:span text:style-name="T11">Deve</text:span><text:span text:style-name="T11">-</text:span><text:span text:style-name="T11">se</text:span><text:span text:style-name="T11"> </text:span><text:span text:style-name="T11">preparar</text:span><text:span text:style-name="T11"> </text:span><text:span text:style-name="T11">um</text:span><text:span text:style-name="T11"> </text:span><text:span text:style-name="T11">ambiente</text:span><text:span text:style-name="T11"> </text:span><text:span text:style-name="T11">para</text:span><text:span text:style-name="T11"> </text:span><text:span text:style-name="T11">realização</text:span><text:span text:style-name="T11"> </text:span><text:span text:style-name="T11">dos</text:span><text:span text:style-name="T11"> </text:span><text:span text:style-name="T11">testes</text:span><text:span text:style-name="T11">, </text:span><text:span text:style-name="T11">com</text:span><text:span text:style-name="T11"> </text:span><text:span text:style-name="T11">os</text:span><text:span text:style-name="T11"> </text:span><text:span text:style-name="T11">recursos</text:span><text:span text:style-name="T11"> </text:span><text:span text:style-name="T11">necessários</text:span><text:span text:style-name="T11">, </text:span><text:span text:style-name="T11">ferramentas</text:span><text:span text:style-name="T11"> </text:span><text:span text:style-name="T11">e</text:span><text:span text:style-name="T11"> </text:span><text:span text:style-name="T11">infra</text:span><text:span text:style-name="T11">-</text:span><text:span text:style-name="T11">estrutura</text:span><text:span text:style-name="T11"> (</text:span><text:span text:style-name="T11">anexado</text:span><text:span text:style-name="T11"> </text:span><text:span text:style-name="T11">ao</text:span><text:span text:style-name="T11"> </text:span><text:span text:style-name="T11">documento</text:span><text:span text:style-name="T11"> </text:span><text:span text:style-name="T11">de</text:span><text:span text:style-name="T11"> </text:span><text:span text:style-name="T11">plano</text:span><text:span text:style-name="T11"> </text:span><text:span text:style-name="T11">de</text:span><text:span text:style-name="T11"> </text:span><text:span text:style-name="T11">V</text:span><text:span text:style-name="T11">&amp;</text:span><text:span text:style-name="T11">V</text:span><text:span text:style-name="T11">).</text:span></text:p>
          </table:table-cell>
        </table:table-row>
        <table:table-row>
          <table:table-cell table:style-name="Tabela8.A1" office:value-type="string">
            <text:p text:style-name="P9"><text:span text:style-name="T10">Pré</text:span><text:span text:style-name="T10">-</text:span><text:span text:style-name="T10">Condições</text:span></text:p>
          </table:table-cell>
          <table:table-cell table:style-name="Tabela8.A1" office:value-type="string">
            <text:p text:style-name="P9"><text:span text:style-name="T11">Início</text:span><text:span text:style-name="T11"> </text:span><text:span text:style-name="T11">do</text:span><text:span text:style-name="T11"> </text:span><text:span text:style-name="T11">projeto</text:span><text:span text:style-name="T11"> </text:span><text:span text:style-name="T11">de</text:span><text:span text:style-name="T11"> </text:span><text:span text:style-name="T11">desenvolvimento</text:span><text:span text:style-name="T11">, </text:span><text:span text:style-name="T11">especificamente</text:span><text:span text:style-name="T11"> </text:span><text:span text:style-name="T11">após</text:span><text:span text:style-name="T11"> </text:span><text:span text:style-name="T11">um</text:span><text:span text:style-name="T11"> </text:span><text:span text:style-name="T11">planejamento</text:span><text:span text:style-name="T11"> </text:span><text:span text:style-name="T11">do</text:span><text:span text:style-name="T11"> </text:span><text:span text:style-name="T11">projeto</text:span><text:span text:style-name="T11">.</text:span></text:p>
          </table:table-cell>
        </table:table-row>
        <table:table-row>
          <table:table-cell table:style-name="Tabela8.A1" office:value-type="string">
            <text:p text:style-name="P12">Entradas</text:p>
          </table:table-cell>
          <table:table-cell table:style-name="Tabela8.A1" office:value-type="string">
            <text:p text:style-name="P9"><text:span text:style-name="T12">-</text:span><text:span text:style-name="T11">Documento</text:span><text:span text:style-name="T11"> </text:span><text:span text:style-name="T11">de</text:span><text:span text:style-name="T11"> </text:span><text:span text:style-name="T11">Plano</text:span><text:span text:style-name="T11"> </text:span><text:span text:style-name="T11">de</text:span><text:span text:style-name="T11"> </text:span><text:span text:style-name="T11">Projeto</text:span></text:p>
            <text:p text:style-name="P9"><text:span text:style-name="T13">- </text:span><text:a xlink:type="simple" xlink:href="../Templates/Verificação%20e%20Validação/%5BTemplate%5DDocumento%20de%20Plano%20de%20Verificação%20&amp;%20Validação.odt" text:style-name="Internet_20_link" text:visited-style-name="Visited_20_Internet_20_Link"><text:span text:style-name="T7">Template</text:span></text:a><text:a xlink:type="simple" xlink:href="../Templates/Verificação%20e%20Validação/%5BTemplate%5DDocumento%20de%20Plano%20de%20Verificação%20&amp;%20Validação.odt" text:style-name="Internet_20_link" text:visited-style-name="Visited_20_Internet_20_Link"><text:span text:style-name="T7"> </text:span></text:a><text:a xlink:type="simple" xlink:href="../Templates/Verificação%20e%20Validação/%5BTemplate%5DDocumento%20de%20Plano%20de%20Verificação%20&amp;%20Validação.odt" text:style-name="Internet_20_link" text:visited-style-name="Visited_20_Internet_20_Link"><text:span text:style-name="T7">de</text:span></text:a><text:a xlink:type="simple" xlink:href="../Templates/Verificação%20e%20Validação/%5BTemplate%5DDocumento%20de%20Plano%20de%20Verificação%20&amp;%20Validação.odt" text:style-name="Internet_20_link" text:visited-style-name="Visited_20_Internet_20_Link"><text:span text:style-name="T7"> </text:span></text:a><text:a xlink:type="simple" xlink:href="../Templates/Verificação%20e%20Validação/%5BTemplate%5DDocumento%20de%20Plano%20de%20Verificação%20&amp;%20Validação.odt" text:style-name="Internet_20_link" text:visited-style-name="Visited_20_Internet_20_Link"><text:span text:style-name="T7">Plano</text:span></text:a><text:a xlink:type="simple" xlink:href="../Templates/Verificação%20e%20Validação/%5BTemplate%5DDocumento%20de%20Plano%20de%20Verificação%20&amp;%20Validação.odt" text:style-name="Internet_20_link" text:visited-style-name="Visited_20_Internet_20_Link"><text:span text:style-name="T7"> </text:span></text:a><text:a xlink:type="simple" xlink:href="../Templates/Verificação%20e%20Validação/%5BTemplate%5DDocumento%20de%20Plano%20de%20Verificação%20&amp;%20Validação.odt" text:style-name="Internet_20_link" text:visited-style-name="Visited_20_Internet_20_Link"><text:span text:style-name="T7">de</text:span></text:a><text:a xlink:type="simple" xlink:href="../Templates/Verificação%20e%20Validação/%5BTemplate%5DDocumento%20de%20Plano%20de%20Verificação%20&amp;%20Validação.odt" text:style-name="Internet_20_link" text:visited-style-name="Visited_20_Internet_20_Link"><text:span text:style-name="T7"> </text:span></text:a><text:a xlink:type="simple" xlink:href="../Templates/Verificação%20e%20Validação/%5BTemplate%5DDocumento%20de%20Plano%20de%20Verificação%20&amp;%20Validação.odt" text:style-name="Internet_20_link" text:visited-style-name="Visited_20_Internet_20_Link"><text:span text:style-name="T7">Verificação</text:span></text:a><text:a xlink:type="simple" xlink:href="../Templates/Verificação%20e%20Validação/%5BTemplate%5DDocumento%20de%20Plano%20de%20Verificação%20&amp;%20Validação.odt" text:style-name="Internet_20_link" text:visited-style-name="Visited_20_Internet_20_Link"><text:span text:style-name="T7"> </text:span></text:a><text:a xlink:type="simple" xlink:href="../Templates/Verificação%20e%20Validação/%5BTemplate%5DDocumento%20de%20Plano%20de%20Verificação%20&amp;%20Validação.odt" text:style-name="Internet_20_link" text:visited-style-name="Visited_20_Internet_20_Link"><text:span text:style-name="T7">de</text:span></text:a><text:a xlink:type="simple" xlink:href="../Templates/Verificação%20e%20Validação/%5BTemplate%5DDocumento%20de%20Plano%20de%20Verificação%20&amp;%20Validação.odt" text:style-name="Internet_20_link" text:visited-style-name="Visited_20_Internet_20_Link"><text:span text:style-name="T7"> </text:span></text:a><text:a xlink:type="simple" xlink:href="../Templates/Verificação%20e%20Validação/%5BTemplate%5DDocumento%20de%20Plano%20de%20Verificação%20&amp;%20Validação.odt" text:style-name="Internet_20_link" text:visited-style-name="Visited_20_Internet_20_Link"><text:span text:style-name="T7">Validação</text:span></text:a></text:p>
            <text:p text:style-name="P9"><text:a xlink:type="simple" xlink:href="../Templates/Verificação%20e%20Validação/%5BTemplate%5DDocumento%20de%20Checklists%20de%20Verificação%20&amp;%20Validação.odt" text:style-name="Internet_20_link" text:visited-style-name="Visited_20_Internet_20_Link"><text:span text:style-name="T7">- <text:s/>Template de Documento de Checklists para Verificação e Validação</text:span></text:a></text:p>
          </table:table-cell>
        </table:table-row>
        <table:table-row>
          <table:table-cell table:style-name="Tabela8.A1" office:value-type="string">
            <text:p text:style-name="P9"><text:span text:style-name="T10">Critérios</text:span><text:span text:style-name="T10"> </text:span><text:span text:style-name="T10">de</text:span><text:span text:style-name="T10"> </text:span><text:span text:style-name="T10">Saída</text:span></text:p>
          </table:table-cell>
          <table:table-cell table:style-name="Tabela8.A1" office:value-type="string">
            <text:p text:style-name="P9"><text:span text:style-name="T11">Notificação</text:span><text:span text:style-name="T11"> </text:span><text:span text:style-name="T11">do</text:span><text:span text:style-name="T11"> </text:span><text:span text:style-name="T11">término</text:span><text:span text:style-name="T11"> </text:span><text:span text:style-name="T11">do</text:span><text:span text:style-name="T11"> </text:span><text:span text:style-name="T11">plano</text:span><text:span text:style-name="T11"> </text:span><text:span text:style-name="T11">e</text:span><text:span text:style-name="T11"> </text:span><text:span text:style-name="T11">disponibilização</text:span><text:span text:style-name="T11"> </text:span><text:span text:style-name="T11">do</text:span><text:span text:style-name="T11"> </text:span><text:span text:style-name="T11">documento</text:span><text:span text:style-name="T11"> </text:span><text:span text:style-name="T11">para</text:span><text:span text:style-name="T11"> </text:span><text:span text:style-name="T11">as</text:span><text:span text:style-name="T11"> </text:span><text:span text:style-name="T11">partes</text:span><text:span text:style-name="T11"> </text:span><text:span text:style-name="T11">interessadas</text:span><text:span text:style-name="T11">.</text:span></text:p>
          </table:table-cell>
        </table:table-row>
        <table:table-row>
          <table:table-cell table:style-name="Tabela8.A1" office:value-type="string">
            <text:p text:style-name="P12">Produtos</text:p>
          </table:table-cell>
          <table:table-cell table:style-name="Tabela8.A1" office:value-type="string">
            <text:p text:style-name="P9"><text:span text:style-name="T13">-</text:span><text:span text:style-name="T11">Documento</text:span><text:span text:style-name="T11"> </text:span><text:span text:style-name="T11">de</text:span><text:span text:style-name="T11"> </text:span><text:span text:style-name="T11">Plano</text:span><text:span text:style-name="T11"> </text:span><text:span text:style-name="T11">de</text:span><text:span text:style-name="T11"> </text:span><text:span text:style-name="T11">Verificação</text:span><text:span text:style-name="T11"> </text:span><text:span text:style-name="T11">e</text:span><text:span text:style-name="T11"> </text:span><text:span text:style-name="T11">Validação</text:span></text:p>
            <text:p text:style-name="P9"><text:span text:style-name="T13">-</text:span><text:span text:style-name="T13">Documento</text:span><text:span text:style-name="T13"> </text:span><text:span text:style-name="T13">de</text:span><text:span text:style-name="T13"> </text:span><text:span text:style-name="T13">Checklists</text:span><text:span text:style-name="T13"> </text:span><text:span text:style-name="T13">para</text:span><text:span text:style-name="T13"> </text:span><text:span text:style-name="T13">Verificação</text:span><text:span text:style-name="T13"> </text:span><text:span text:style-name="T13">e</text:span><text:span text:style-name="T13"> </text:span><text:span text:style-name="T13">Validação</text:span></text:p>
          </table:table-cell>
        </table:table-row>
        <table:table-row>
          <table:table-cell table:style-name="Tabela8.A1" office:value-type="string">
            <text:p text:style-name="P12">Ferramentas</text:p>
          </table:table-cell>
          <table:table-cell table:style-name="Tabela8.A1" office:value-type="string">
            <text:p text:style-name="P9"><text:span text:style-name="T11">-</text:span><text:span text:style-name="T11">Um</text:span><text:span text:style-name="T11"> </text:span><text:span text:style-name="T11">software</text:span><text:span text:style-name="T11"> </text:span><text:span text:style-name="T11">de</text:span><text:span text:style-name="T11"> </text:span><text:span text:style-name="T11">controle</text:span><text:span text:style-name="T11"> </text:span><text:span text:style-name="T11">de</text:span><text:span text:style-name="T11"> </text:span><text:span text:style-name="T11">versão</text:span><text:span text:style-name="T11"> </text:span><text:span text:style-name="T11">e</text:span><text:span text:style-name="T11"> </text:span><text:span text:style-name="T11">de</text:span><text:span text:style-name="T11"> </text:span><text:span text:style-name="T11">configuração</text:span><text:span text:style-name="T11"> </text:span><text:span text:style-name="T11">definido</text:span><text:span text:style-name="T11">, </text:span><text:span text:style-name="T11">como</text:span><text:span text:style-name="T11"> </text:span><text:span text:style-name="T11">por</text:span><text:span text:style-name="T11"> </text:span><text:span text:style-name="T11">exemplo</text:span><text:span text:style-name="T11"> </text:span><text:span text:style-name="T11">o</text:span><text:span text:style-name="T11"> </text:span><text:span text:style-name="T11">Git</text:span><text:span text:style-name="T11"> </text:span><text:span text:style-name="T11">ou</text:span><text:span text:style-name="T11"> </text:span><text:span text:style-name="T11">o</text:span><text:span text:style-name="T11"> </text:span><text:span text:style-name="T11">SVN</text:span><text:span text:style-name="T11">;</text:span></text:p>
            <text:p text:style-name="P9"><text:span text:style-name="T11">-</text:span><text:span text:style-name="T11">Ferramentas</text:span><text:span text:style-name="T11"> </text:span><text:span text:style-name="T11">de</text:span><text:span text:style-name="T11"> </text:span><text:span text:style-name="T11">edição</text:span><text:span text:style-name="T11"> </text:span><text:span text:style-name="T11">de</text:span><text:span text:style-name="T11"> </text:span><text:span text:style-name="T11">texto</text:span><text:span text:style-name="T11"> </text:span><text:span text:style-name="T11">para</text:span><text:span text:style-name="T11"> </text:span><text:span text:style-name="T11">os</text:span><text:span text:style-name="T11"> </text:span><text:span text:style-name="T11">vários</text:span><text:span text:style-name="T11"> </text:span><text:span text:style-name="T11">documentos</text:span><text:span text:style-name="T11"> </text:span><text:span text:style-name="T11">utilizados</text:span><text:span text:style-name="T11"> </text:span><text:span text:style-name="T11">e</text:span><text:span text:style-name="T11"> </text:span><text:span text:style-name="T11">modificados</text:span><text:span text:style-name="T11">, </text:span><text:span text:style-name="T11">como</text:span><text:span text:style-name="T11"> </text:span><text:span text:style-name="T11">Microsoft</text:span><text:span text:style-name="T11"> </text:span><text:span text:style-name="T11">Word</text:span><text:span text:style-name="T11"> </text:span><text:span text:style-name="T11">ou</text:span><text:span text:style-name="T11"> </text:span><text:span text:style-name="T11">LibreOffice</text:span><text:span text:style-name="T11"> </text:span><text:span text:style-name="T11">Writer</text:span><text:span text:style-name="T11">;</text:span></text:p>
            <text:p text:style-name="P9"><text:span text:style-name="T11">-</text:span><text:span text:style-name="T11">Para</text:span><text:span text:style-name="T11"> </text:span><text:span text:style-name="T11">comunicação</text:span><text:span text:style-name="T11">, </text:span><text:span text:style-name="T11">pode</text:span><text:span text:style-name="T11"> </text:span><text:span text:style-name="T11">ser</text:span><text:span text:style-name="T11"> </text:span><text:span text:style-name="T11">utilizada</text:span><text:span text:style-name="T11"> </text:span><text:span text:style-name="T11">uma</text:span><text:span text:style-name="T11"> </text:span><text:span text:style-name="T11">lista</text:span><text:span text:style-name="T11"> </text:span><text:span text:style-name="T11">de</text:span><text:span text:style-name="T11"> </text:span><text:span text:style-name="T11">e</text:span><text:span text:style-name="T11">-</text:span><text:span text:style-name="T11">mails</text:span><text:span text:style-name="T11"> </text:span><text:span text:style-name="T11">ou</text:span><text:span text:style-name="T11"> </text:span><text:span text:style-name="T11">o</text:span><text:span text:style-name="T11"> </text:span><text:span text:style-name="T11">ambiente</text:span><text:span text:style-name="T11"> </text:span><text:span text:style-name="T11">Hangout</text:span><text:span text:style-name="T11"> </text:span><text:span text:style-name="T11">para</text:span><text:span text:style-name="T11"> </text:span><text:span text:style-name="T11">reuniões</text:span><text:span text:style-name="T11"> </text:span><text:span text:style-name="T11">online</text:span><text:span text:style-name="T11">;</text:span></text:p>
            <text:p text:style-name="P9"><text:span text:style-name="T13">-</text:span><text:span text:style-name="T13">Serviço</text:span><text:span text:style-name="T13"> </text:span><text:span text:style-name="T13">de</text:span><text:span text:style-name="T13"> </text:span><text:span text:style-name="T13">compartilhamento</text:span><text:span text:style-name="T13"> </text:span><text:span text:style-name="T13">de</text:span><text:span text:style-name="T13"> </text:span><text:span text:style-name="T13">dados</text:span><text:span text:style-name="T13"> </text:span><text:span text:style-name="T13">na</text:span><text:span text:style-name="T13"> </text:span><text:span text:style-name="T13">nuvem</text:span><text:span text:style-name="T13">, </text:span><text:span text:style-name="T13">para</text:span><text:span text:style-name="T13"> </text:span><text:span text:style-name="T13">manipulação</text:span><text:span text:style-name="T13"> </text:span><text:span text:style-name="T13">paralela</text:span><text:span text:style-name="T13"> </text:span><text:span text:style-name="T13">dos</text:span><text:span text:style-name="T13"> </text:span><text:span text:style-name="T13">documentos</text:span><text:span text:style-name="T13"> </text:span><text:span text:style-name="T13">via</text:span><text:span text:style-name="T13"> </text:span><text:span text:style-name="T13">internet</text:span><text:span text:style-name="T13">.</text:span></text:p>
          </table:table-cell>
        </table:table-row>
      </table:table>
      <text:p text:style-name="P16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">Atividade</text:p>
          </table:table-cell>
          <table:table-cell table:style-name="Tabela9.A1" office:value-type="string">
            <text:p text:style-name="P9"><text:span text:style-name="T11">Realizar</text:span><text:span text:style-name="T11"> </text:span><text:span text:style-name="T11">V</text:span><text:span text:style-name="T11">&amp;</text:span><text:span text:style-name="T11">V</text:span><text:span text:style-name="T11"> </text:span><text:span text:style-name="T11">de</text:span><text:span text:style-name="T11"> </text:span><text:span text:style-name="T11">Requisitos</text:span></text:p>
          </table:table-cell>
        </table:table-row>
        <table:table-row>
          <table:table-cell table:style-name="Tabela9.A1" office:value-type="string">
            <text:p text:style-name="P12">Responsabilidades</text:p>
          </table:table-cell>
          <table:table-cell table:style-name="Tabela9.A1" office:value-type="string">
            <text:p text:style-name="P9"><text:span text:style-name="T12">Realização</text:span><text:span text:style-name="T12">:</text:span><text:span text:style-name="T11"> </text:span><text:span text:style-name="T11">Gerente</text:span><text:span text:style-name="T11"> </text:span><text:span text:style-name="T11">de</text:span><text:span text:style-name="T11"> </text:span><text:span text:style-name="T11">Teste</text:span></text:p>
          </table:table-cell>
        </table:table-row>
        <table:table-row>
          <table:table-cell table:style-name="Tabela9.A1" office:value-type="string">
            <text:p text:style-name="P14"/>
          </table:table-cell>
          <table:table-cell table:style-name="Tabela9.A1" office:value-type="string">
            <text:p text:style-name="P9"><text:span text:style-name="T12">Aprovação</text:span><text:span text:style-name="T12">:</text:span><text:span text:style-name="T11"> </text:span><text:span text:style-name="T11">Não</text:span><text:span text:style-name="T11"> </text:span><text:span text:style-name="T11">se</text:span><text:span text:style-name="T11"> </text:span><text:span text:style-name="T11">aplica</text:span></text:p>
          </table:table-cell>
        </table:table-row>
        <table:table-row>
          <table:table-cell table:style-name="Tabela9.A1" office:value-type="string">
            <text:p text:style-name="P14"/>
          </table:table-cell>
          <table:table-cell table:style-name="Tabela9.A1" office:value-type="string">
            <text:p text:style-name="P9"><text:span text:style-name="T12">Colaboração</text:span><text:span text:style-name="T12">:</text:span><text:span text:style-name="T11"> </text:span><text:span text:style-name="T11">Equipe</text:span><text:span text:style-name="T11"> </text:span><text:span text:style-name="T11">de</text:span><text:span text:style-name="T11"> </text:span><text:span text:style-name="T11">Teste</text:span><text:span text:style-name="T11">, </text:span><text:span text:style-name="T11">Equipe</text:span><text:span text:style-name="T11"> </text:span><text:span text:style-name="T11">de</text:span><text:span text:style-name="T11"> </text:span><text:span text:style-name="T11">Desenvolvimento</text:span><text:span text:style-name="T11">, </text:span><text:span text:style-name="T11">Gerente</text:span><text:span text:style-name="T11"> </text:span><text:span text:style-name="T11">de</text:span><text:span text:style-name="T11"> </text:span><text:span text:style-name="T11">Requistos</text:span><text:span text:style-name="T11">.</text:span></text:p>
          </table:table-cell>
        </table:table-row>
        <table:table-row>
          <table:table-cell table:style-name="Tabela9.A1" office:value-type="string">
            <text:p text:style-name="P14"/>
          </table:table-cell>
          <table:table-cell table:style-name="Tabela9.A1" office:value-type="string">
            <text:p text:style-name="P9"><text:span text:style-name="T12">Informação</text:span><text:span text:style-name="T12">:</text:span><text:span text:style-name="T11"> </text:span><text:span text:style-name="T11">Gerente</text:span><text:span text:style-name="T11"> </text:span><text:span text:style-name="T11">de</text:span><text:span text:style-name="T11"> </text:span><text:span text:style-name="T11">Projeto</text:span><text:span text:style-name="T11">, </text:span><text:span text:style-name="T11">Equipe</text:span><text:span text:style-name="T11"> </text:span><text:span text:style-name="T11">de</text:span><text:span text:style-name="T11"> </text:span><text:span text:style-name="T11">Desenvolvimento</text:span><text:span text:style-name="T11">.</text:span></text:p>
          </table:table-cell>
        </table:table-row>
        <table:table-row>
          <table:table-cell table:style-name="Tabela9.A1" office:value-type="string">
            <text:p text:style-name="P12">Tarefas</text:p>
          </table:table-cell>
          <table:table-cell table:style-name="Tabela9.A1" office:value-type="string">
            <text:p text:style-name="P9"><text:span text:style-name="T12">1.</text:span><text:span text:style-name="T13"> </text:span><text:span text:style-name="T13">Validação</text:span><text:span text:style-name="T13"> </text:span><text:span text:style-name="T13">de</text:span><text:span text:style-name="T13"> </text:span><text:span text:style-name="T13">Requisitos</text:span><text:span text:style-name="T13">. </text:span><text:span text:style-name="T13">O</text:span><text:span text:style-name="T13"> </text:span><text:span text:style-name="T13">procedimento</text:span><text:span text:style-name="T13"> </text:span><text:span text:style-name="T13">para</text:span><text:span text:style-name="T13"> </text:span><text:span text:style-name="T13">esta</text:span><text:span text:style-name="T13"> </text:span><text:span text:style-name="T13">tarefa</text:span><text:span text:style-name="T13"> </text:span><text:span text:style-name="T13">está</text:span><text:span text:style-name="T13"> </text:span><text:a xlink:type="simple" xlink:href="#h.mi382bvp3vb6" text:style-name="Internet_20_link" text:visited-style-name="Visited_20_Internet_20_Link"><text:span text:style-name="T7">aqui</text:span></text:a><text:span text:style-name="T11">.</text:span></text:p>
          </table:table-cell>
        </table:table-row>
        <table:table-row>
          <table:table-cell table:style-name="Tabela9.A1" office:value-type="string">
            <text:p text:style-name="P14"/>
          </table:table-cell>
          <table:table-cell table:style-name="Tabela9.A1" office:value-type="string">
            <text:p text:style-name="P9"><text:span text:style-name="T12">2.</text:span><text:span text:style-name="T13"> </text:span><text:span text:style-name="T13">Análise</text:span><text:span text:style-name="T13"> </text:span><text:span text:style-name="T13">de</text:span><text:span text:style-name="T13"> </text:span><text:span text:style-name="T13">Criticidade</text:span><text:span text:style-name="T13">. </text:span><text:span text:style-name="T13">O</text:span><text:span text:style-name="T13"> </text:span><text:span text:style-name="T13">procedimento</text:span><text:span text:style-name="T13"> </text:span><text:span text:style-name="T13">para</text:span><text:span text:style-name="T13"> </text:span><text:span text:style-name="T13">esta</text:span><text:span text:style-name="T13"> </text:span><text:span text:style-name="T13">tarefa</text:span><text:span text:style-name="T13"> </text:span><text:span text:style-name="T13">está</text:span><text:span text:style-name="T13"> </text:span><text:a xlink:type="simple" xlink:href="#h.tt4sl1i230p" text:style-name="Internet_20_link" text:visited-style-name="Visited_20_Internet_20_Link"><text:span text:style-name="T7">aqui</text:span></text:a><text:span text:style-name="T13">.</text:span></text:p>
          </table:table-cell>
        </table:table-row>
        <table:table-row>
          <table:table-cell table:style-name="Tabela9.A1" office:value-type="string">
            <text:p text:style-name="P14"/>
          </table:table-cell>
          <table:table-cell table:style-name="Tabela9.A1" office:value-type="string">
            <text:p text:style-name="P14"/>
          </table:table-cell>
        </table:table-row>
        <table:table-row>
          <table:table-cell table:style-name="Tabela9.A1" office:value-type="string">
            <text:p text:style-name="P9"><text:span text:style-name="T10">Pré</text:span><text:span text:style-name="T10">-</text:span><text:span text:style-name="T10">Condições</text:span></text:p>
          </table:table-cell>
          <table:table-cell table:style-name="Tabela9.A1" office:value-type="string">
            <text:p text:style-name="P9"><text:span text:style-name="T11">Plano</text:span><text:span text:style-name="T11"> </text:span><text:span text:style-name="T11">de</text:span><text:span text:style-name="T11"> </text:span><text:span text:style-name="T11">V</text:span><text:span text:style-name="T11">&amp;</text:span><text:span text:style-name="T11">V</text:span><text:span text:style-name="T11"> </text:span><text:span text:style-name="T11">finalizado</text:span><text:span text:style-name="T11"> </text:span><text:span text:style-name="T11">e</text:span><text:span text:style-name="T11"> </text:span><text:span text:style-name="T11">o</text:span><text:span text:style-name="T11"> </text:span><text:span text:style-name="T11">término</text:span><text:span text:style-name="T11"> </text:span><text:span text:style-name="T11">da</text:span><text:span text:style-name="T11"> </text:span><text:span text:style-name="T11">etapa</text:span><text:span text:style-name="T11"> </text:span><text:span text:style-name="T11">de</text:span><text:span text:style-name="T11"> </text:span><text:span text:style-name="T11">definição</text:span><text:span text:style-name="T11"> </text:span><text:span text:style-name="T11">de</text:span><text:span text:style-name="T11"> </text:span><text:span text:style-name="T11">requisitos</text:span><text:span text:style-name="T11"> </text:span><text:span text:style-name="T11">do</text:span><text:span text:style-name="T11"> </text:span><text:span text:style-name="T11">projeto</text:span><text:span text:style-name="T11">. </text:span><text:span text:style-name="T11">Isto</text:span><text:span text:style-name="T11"> </text:span><text:span text:style-name="T11">significa</text:span><text:span text:style-name="T11"> </text:span><text:span text:style-name="T11">que</text:span><text:span text:style-name="T11"> </text:span><text:span text:style-name="T11">as</text:span><text:span text:style-name="T11"> </text:span><text:span text:style-name="T11">atividades</text:span><text:span text:style-name="T11"> </text:span><text:span text:style-name="T11">de</text:span><text:span text:style-name="T11"> </text:span><text:span text:style-name="T11">elucidação</text:span><text:span text:style-name="T11">, </text:span><text:span text:style-name="T11">levantamento</text:span><text:span text:style-name="T11"> </text:span><text:span text:style-name="T11">e</text:span><text:span text:style-name="T11"> </text:span><text:span text:style-name="T11">consolidação</text:span><text:span text:style-name="T11"> </text:span><text:span text:style-name="T11">terão</text:span><text:span text:style-name="T11"> </text:span><text:span text:style-name="T11">sido</text:span><text:span text:style-name="T11"> </text:span><text:span text:style-name="T11">terminadas</text:span><text:span text:style-name="T11">.</text:span></text:p>
          </table:table-cell>
        </table:table-row>
        <table:table-row>
          <table:table-cell table:style-name="Tabela9.A1" office:value-type="string">
            <text:p text:style-name="P12">Entradas</text:p>
          </table:table-cell>
          <table:table-cell table:style-name="Tabela9.A1" office:value-type="string">
            <text:p text:style-name="P9"><text:span text:style-name="T13">-</text:span><text:span text:style-name="T13">Especificação</text:span><text:span text:style-name="T13"> </text:span><text:span text:style-name="T13">de</text:span><text:span text:style-name="T13"> </text:span><text:span text:style-name="T13">Objetivos</text:span><text:span text:style-name="T13"> </text:span><text:span text:style-name="T13">e</text:span><text:span text:style-name="T13"> </text:span><text:span text:style-name="T13">Requisitos</text:span><text:span text:style-name="T14">.</text:span></text:p>
            <text:p text:style-name="P9"><text:soft-page-break/><text:a xlink:type="simple" xlink:href="../Templates/Verificação%20e%20Validação/%5BTemplate%5DRelatório%20de%20Verificação%20e%20Validação.odt" text:style-name="Internet_20_link" text:visited-style-name="Visited_20_Internet_20_Link"><text:span text:style-name="T7">-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Templat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d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Relatório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d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Verificação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Validação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d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Requisitos</text:span></text:a></text:p>
          </table:table-cell>
        </table:table-row>
        <table:table-row>
          <table:table-cell table:style-name="Tabela9.A1" office:value-type="string">
            <text:p text:style-name="P9"><text:span text:style-name="T10">Critérios</text:span><text:span text:style-name="T10"> </text:span><text:span text:style-name="T10">de</text:span><text:span text:style-name="T10"> </text:span><text:span text:style-name="T10">Saída</text:span></text:p>
          </table:table-cell>
          <table:table-cell table:style-name="Tabela9.A1" office:value-type="string">
            <text:p text:style-name="P9"><text:span text:style-name="T11">Nenhum</text:span><text:span text:style-name="T11"> </text:span><text:span text:style-name="T11">critério</text:span><text:span text:style-name="T11"> </text:span><text:span text:style-name="T11">específico</text:span></text:p>
          </table:table-cell>
        </table:table-row>
        <table:table-row>
          <table:table-cell table:style-name="Tabela9.A1" office:value-type="string">
            <text:p text:style-name="P12">Produtos</text:p>
          </table:table-cell>
          <table:table-cell table:style-name="Tabela9.A1" office:value-type="string">
            <text:p text:style-name="P9"><text:span text:style-name="T13">Relatório</text:span><text:span text:style-name="T13"> </text:span><text:span text:style-name="T13">de</text:span><text:span text:style-name="T13"> </text:span><text:span text:style-name="T13">Verificação</text:span><text:span text:style-name="T13"> </text:span><text:span text:style-name="T13">e</text:span><text:span text:style-name="T13"> </text:span><text:span text:style-name="T13">Validação</text:span><text:span text:style-name="T13"> </text:span><text:span text:style-name="T13">de</text:span><text:span text:style-name="T13"> </text:span><text:span text:style-name="T13">Requisitos</text:span></text:p>
          </table:table-cell>
        </table:table-row>
        <table:table-row>
          <table:table-cell table:style-name="Tabela9.A1" office:value-type="string">
            <text:p text:style-name="P12">Ferramentas</text:p>
          </table:table-cell>
          <table:table-cell table:style-name="Tabela9.A1" office:value-type="string">
            <text:p text:style-name="P9"><text:span text:style-name="T11">-</text:span><text:span text:style-name="T11">Um</text:span><text:span text:style-name="T11"> </text:span><text:span text:style-name="T11">software</text:span><text:span text:style-name="T11"> </text:span><text:span text:style-name="T11">de</text:span><text:span text:style-name="T11"> </text:span><text:span text:style-name="T11">controle</text:span><text:span text:style-name="T11"> </text:span><text:span text:style-name="T11">de</text:span><text:span text:style-name="T11"> </text:span><text:span text:style-name="T11">versão</text:span><text:span text:style-name="T11"> </text:span><text:span text:style-name="T11">e</text:span><text:span text:style-name="T11"> </text:span><text:span text:style-name="T11">de</text:span><text:span text:style-name="T11"> </text:span><text:span text:style-name="T11">configuração</text:span><text:span text:style-name="T11"> </text:span><text:span text:style-name="T11">definido</text:span><text:span text:style-name="T11">, </text:span><text:span text:style-name="T11">como</text:span><text:span text:style-name="T11"> </text:span><text:span text:style-name="T11">por</text:span><text:span text:style-name="T11"> </text:span><text:span text:style-name="T11">exemplo</text:span><text:span text:style-name="T11"> </text:span><text:span text:style-name="T11">o</text:span><text:span text:style-name="T11"> </text:span><text:span text:style-name="T11">Git</text:span><text:span text:style-name="T11"> </text:span><text:span text:style-name="T11">ou</text:span><text:span text:style-name="T11"> </text:span><text:span text:style-name="T11">o</text:span><text:span text:style-name="T11"> </text:span><text:span text:style-name="T11">SVN</text:span><text:span text:style-name="T11">;</text:span></text:p>
            <text:p text:style-name="P9"><text:span text:style-name="T11">-</text:span><text:span text:style-name="T11">Ferramentas</text:span><text:span text:style-name="T11"> </text:span><text:span text:style-name="T11">de</text:span><text:span text:style-name="T11"> </text:span><text:span text:style-name="T11">edição</text:span><text:span text:style-name="T11"> </text:span><text:span text:style-name="T11">de</text:span><text:span text:style-name="T11"> </text:span><text:span text:style-name="T11">texto</text:span><text:span text:style-name="T11"> </text:span><text:span text:style-name="T11">para</text:span><text:span text:style-name="T11"> </text:span><text:span text:style-name="T11">os</text:span><text:span text:style-name="T11"> </text:span><text:span text:style-name="T11">vários</text:span><text:span text:style-name="T11"> </text:span><text:span text:style-name="T11">documentos</text:span><text:span text:style-name="T11"> </text:span><text:span text:style-name="T11">utilizados</text:span><text:span text:style-name="T11"> </text:span><text:span text:style-name="T11">e</text:span><text:span text:style-name="T11"> </text:span><text:span text:style-name="T11">modificados</text:span><text:span text:style-name="T11">, </text:span><text:span text:style-name="T11">como</text:span><text:span text:style-name="T11"> </text:span><text:span text:style-name="T11">Microsoft</text:span><text:span text:style-name="T11"> </text:span><text:span text:style-name="T11">Word</text:span><text:span text:style-name="T11"> </text:span><text:span text:style-name="T11">ou</text:span><text:span text:style-name="T11"> </text:span><text:span text:style-name="T11">LibreOffice</text:span><text:span text:style-name="T11"> </text:span><text:span text:style-name="T11">Writer</text:span><text:span text:style-name="T11">;</text:span></text:p>
            <text:p text:style-name="P9"><text:span text:style-name="T11">-</text:span><text:span text:style-name="T11">Ferramentas</text:span><text:span text:style-name="T11"> </text:span><text:span text:style-name="T11">de</text:span><text:span text:style-name="T11"> </text:span><text:span text:style-name="T11">visualização</text:span><text:span text:style-name="T11">/</text:span><text:span text:style-name="T11">edição</text:span><text:span text:style-name="T11"> </text:span><text:span text:style-name="T11">de</text:span><text:span text:style-name="T11"> </text:span><text:span text:style-name="T11">modelos</text:span><text:span text:style-name="T11"> </text:span><text:span text:style-name="T11">padrão</text:span><text:span text:style-name="T11"> </text:span><text:span text:style-name="T11">UML</text:span><text:span text:style-name="T11"> </text:span><text:span text:style-name="T11">ou</text:span><text:span text:style-name="T11"> </text:span><text:span text:style-name="T11">outro</text:span><text:span text:style-name="T11"> </text:span><text:span text:style-name="T11">padrão</text:span><text:span text:style-name="T11"> </text:span><text:span text:style-name="T11">no</text:span><text:span text:style-name="T11"> </text:span><text:span text:style-name="T11">design</text:span><text:span text:style-name="T11"> </text:span><text:span text:style-name="T11">do</text:span><text:span text:style-name="T11"> </text:span><text:span text:style-name="T11">software</text:span><text:span text:style-name="T11">;</text:span></text:p>
          </table:table-cell>
        </table:table-row>
      </table:table>
      <text:p text:style-name="P16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">Atividade</text:p>
          </table:table-cell>
          <table:table-cell table:style-name="Tabela10.A1" office:value-type="string">
            <text:p text:style-name="P9"><text:span text:style-name="T11">Realizar</text:span><text:span text:style-name="T11"> </text:span><text:span text:style-name="T11">V</text:span><text:span text:style-name="T11">&amp;</text:span><text:span text:style-name="T11">V</text:span><text:span text:style-name="T11"> </text:span><text:span text:style-name="T11">de</text:span><text:span text:style-name="T11"> </text:span><text:span text:style-name="T11">Design</text:span></text:p>
          </table:table-cell>
        </table:table-row>
        <table:table-row>
          <table:table-cell table:style-name="Tabela10.A1" office:value-type="string">
            <text:p text:style-name="P12">Responsabilidades</text:p>
          </table:table-cell>
          <table:table-cell table:style-name="Tabela10.A1" office:value-type="string">
            <text:p text:style-name="P9"><text:span text:style-name="T12">Realização:</text:span><text:span text:style-name="T11">Gerente</text:span><text:span text:style-name="T11"> de Teste</text:span></text:p>
          </table:table-cell>
        </table:table-row>
        <table:table-row>
          <table:table-cell table:style-name="Tabela10.A1" office:value-type="string">
            <text:p text:style-name="P14"/>
          </table:table-cell>
          <table:table-cell table:style-name="Tabela10.A1" office:value-type="string">
            <text:p text:style-name="P9"><text:span text:style-name="T12">Aprovação:</text:span><text:span text:style-name="T11">Não</text:span><text:span text:style-name="T11"> se aplica.</text:span></text:p>
          </table:table-cell>
        </table:table-row>
        <table:table-row>
          <table:table-cell table:style-name="Tabela10.A1" office:value-type="string">
            <text:p text:style-name="P14"/>
          </table:table-cell>
          <table:table-cell table:style-name="Tabela10.A1" office:value-type="string">
            <text:p text:style-name="P9"><text:span text:style-name="T12">Colaboração:</text:span><text:span text:style-name="T11">Equipe</text:span><text:span text:style-name="T11"> de Teste.</text:span></text:p>
          </table:table-cell>
        </table:table-row>
        <table:table-row>
          <table:table-cell table:style-name="Tabela10.A1" office:value-type="string">
            <text:p text:style-name="P14"/>
          </table:table-cell>
          <table:table-cell table:style-name="Tabela10.A1" office:value-type="string">
            <text:p text:style-name="P9"><text:span text:style-name="T12">Informação:</text:span><text:span text:style-name="T11">Gerente</text:span><text:span text:style-name="T11"> de Projeto, Equipe de Desenvolvimento.</text:span></text:p>
          </table:table-cell>
        </table:table-row>
        <table:table-row>
          <table:table-cell table:style-name="Tabela10.A1" office:value-type="string">
            <text:p text:style-name="P12">Tarefas</text:p>
          </table:table-cell>
          <table:table-cell table:style-name="Tabela10.A1" office:value-type="string">
            <text:p text:style-name="P9"><text:span text:style-name="T12">1.</text:span><text:span text:style-name="T13">Avaliar</text:span><text:span text:style-name="T13"> Design. O procedimento para esta tarefa está disponível </text:span><text:a xlink:type="simple" xlink:href="#h.3l666yi6f8p5" text:style-name="Internet_20_link" text:visited-style-name="Visited_20_Internet_20_Link">aqui</text:a><text:a xlink:type="simple" xlink:href="#h.3l666yi6f8p5" text:style-name="Internet_20_link" text:visited-style-name="Visited_20_Internet_20_Link">.</text:a></text:p>
          </table:table-cell>
        </table:table-row>
        <table:table-row>
          <table:table-cell table:style-name="Tabela10.A1" office:value-type="string">
            <text:p text:style-name="P9"><text:span text:style-name="T10">Pré</text:span><text:span text:style-name="T10">-</text:span><text:span text:style-name="T10">Condições</text:span></text:p>
          </table:table-cell>
          <table:table-cell table:style-name="Tabela10.A1" office:value-type="string">
            <text:p text:style-name="P9"><text:span text:style-name="T11">Plano</text:span><text:span text:style-name="T11"> </text:span><text:span text:style-name="T11">de</text:span><text:span text:style-name="T11"> </text:span><text:span text:style-name="T11">V</text:span><text:span text:style-name="T11">&amp;</text:span><text:span text:style-name="T11">V</text:span><text:span text:style-name="T11"> </text:span><text:span text:style-name="T11">finalizado</text:span><text:span text:style-name="T11"> </text:span><text:span text:style-name="T11">e</text:span><text:span text:style-name="T11"> </text:span><text:span text:style-name="T11">o</text:span><text:span text:style-name="T11"> </text:span><text:span text:style-name="T11">término</text:span><text:span text:style-name="T11"> </text:span><text:span text:style-name="T11">da</text:span><text:span text:style-name="T11"> </text:span><text:span text:style-name="T11">etapa</text:span><text:span text:style-name="T11"> </text:span><text:span text:style-name="T11">de</text:span><text:span text:style-name="T11"> </text:span><text:span text:style-name="T11">design</text:span><text:span text:style-name="T11"> </text:span><text:span text:style-name="T11">do</text:span><text:span text:style-name="T11"> </text:span><text:span text:style-name="T11">projeto</text:span><text:span text:style-name="T11">. </text:span><text:span text:style-name="T11">Isto</text:span><text:span text:style-name="T11"> </text:span><text:span text:style-name="T11">significa</text:span><text:span text:style-name="T11"> </text:span><text:span text:style-name="T11">que</text:span><text:span text:style-name="T11"> </text:span><text:span text:style-name="T11">as</text:span><text:span text:style-name="T11"> </text:span><text:span text:style-name="T11">atividades</text:span><text:span text:style-name="T11"> </text:span><text:span text:style-name="T11">de</text:span><text:span text:style-name="T11"> </text:span><text:span text:style-name="T11">design</text:span><text:span text:style-name="T11"> </text:span><text:span text:style-name="T11">arquitetural</text:span><text:span text:style-name="T11"> </text:span><text:span text:style-name="T11">e</text:span><text:span text:style-name="T11"> </text:span><text:span text:style-name="T11">design</text:span><text:span text:style-name="T11"> </text:span><text:span text:style-name="T11">detalhado</text:span><text:span text:style-name="T11"> </text:span><text:span text:style-name="T11">planejada</text:span><text:span text:style-name="T11"> </text:span><text:span text:style-name="T11">para</text:span><text:span text:style-name="T11"> </text:span><text:span text:style-name="T11">aquele</text:span><text:span text:style-name="T11"> </text:span><text:span text:style-name="T11">período</text:span><text:span text:style-name="T11"> </text:span><text:span text:style-name="T11">precisam</text:span><text:span text:style-name="T11"> </text:span><text:span text:style-name="T11">estar</text:span><text:span text:style-name="T11"> </text:span><text:span text:style-name="T11">encerradas</text:span><text:span text:style-name="T11">.</text:span></text:p>
          </table:table-cell>
        </table:table-row>
        <table:table-row>
          <table:table-cell table:style-name="Tabela10.A1" office:value-type="string">
            <text:p text:style-name="P12">Entradas</text:p>
          </table:table-cell>
          <table:table-cell table:style-name="Tabela10.A1" office:value-type="string">
            <text:p text:style-name="P9"><text:span text:style-name="T13">-</text:span><text:span text:style-name="T13">Especificação</text:span><text:span text:style-name="T13"> </text:span><text:span text:style-name="T13">de</text:span><text:span text:style-name="T13"> </text:span><text:span text:style-name="T13">Objetivos</text:span><text:span text:style-name="T13"> </text:span><text:span text:style-name="T13">e</text:span><text:span text:style-name="T13"> </text:span><text:span text:style-name="T13">Requisitos</text:span></text:p>
            <text:p text:style-name="P9"><text:span text:style-name="T12">-</text:span><text:span text:style-name="T13">Documento</text:span><text:span text:style-name="T13"> </text:span><text:span text:style-name="T13">de</text:span><text:span text:style-name="T13"> </text:span><text:span text:style-name="T13">Descrição</text:span><text:span text:style-name="T13"> </text:span><text:span text:style-name="T13">Arquitetural</text:span></text:p>
            <text:p text:style-name="P9"><text:span text:style-name="T13">-</text:span><text:span text:style-name="T11">Diagrama</text:span><text:span text:style-name="T11"> </text:span><text:span text:style-name="T11">de</text:span><text:span text:style-name="T11"> </text:span><text:span text:style-name="T11">Classes</text:span></text:p>
            <text:p text:style-name="P9"><text:a xlink:type="simple" xlink:href="../Templates/Verificação%20e%20Validação/%5BTemplate%5DRelatório%20de%20Verificação%20e%20Validação.odt" text:style-name="Internet_20_link" text:visited-style-name="Visited_20_Internet_20_Link"><text:span text:style-name="T7">-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Templat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d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Relatório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d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Verificação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Validação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d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Design</text:span></text:a></text:p>
          </table:table-cell>
        </table:table-row>
        <table:table-row>
          <table:table-cell table:style-name="Tabela10.A1" office:value-type="string">
            <text:p text:style-name="P9"><text:span text:style-name="T10">Critérios</text:span><text:span text:style-name="T10"> </text:span><text:span text:style-name="T10">de</text:span><text:span text:style-name="T10"> </text:span><text:span text:style-name="T10">Saída</text:span></text:p>
          </table:table-cell>
          <table:table-cell table:style-name="Tabela10.A1" office:value-type="string">
            <text:p text:style-name="P9"><text:span text:style-name="T11">Nenhum</text:span><text:span text:style-name="T11"> </text:span><text:span text:style-name="T11">critério</text:span><text:span text:style-name="T11"> </text:span><text:span text:style-name="T11">específico</text:span><text:span text:style-name="T11">.</text:span></text:p>
          </table:table-cell>
        </table:table-row>
        <table:table-row>
          <table:table-cell table:style-name="Tabela10.A1" office:value-type="string">
            <text:p text:style-name="P12">Produtos</text:p>
          </table:table-cell>
          <table:table-cell table:style-name="Tabela10.A1" office:value-type="string">
            <text:p text:style-name="P9"><text:span text:style-name="T13">Relatório</text:span><text:span text:style-name="T13"> </text:span><text:span text:style-name="T13">de</text:span><text:span text:style-name="T13"> </text:span><text:span text:style-name="T13">Verificação</text:span><text:span text:style-name="T13"> </text:span><text:span text:style-name="T13">e</text:span><text:span text:style-name="T13"> </text:span><text:span text:style-name="T13">Validação</text:span><text:span text:style-name="T13"> </text:span><text:span text:style-name="T13">de</text:span><text:span text:style-name="T13"> </text:span><text:span text:style-name="T13">Design</text:span></text:p>
          </table:table-cell>
        </table:table-row>
        <table:table-row>
          <table:table-cell table:style-name="Tabela10.A1" office:value-type="string">
            <text:p text:style-name="P12">Ferramentas</text:p>
          </table:table-cell>
          <table:table-cell table:style-name="Tabela10.A1" office:value-type="string">
            <text:p text:style-name="P9"><text:span text:style-name="T11">-</text:span><text:span text:style-name="T11">Um</text:span><text:span text:style-name="T11"> </text:span><text:span text:style-name="T11">software</text:span><text:span text:style-name="T11"> </text:span><text:span text:style-name="T11">de</text:span><text:span text:style-name="T11"> </text:span><text:span text:style-name="T11">controle</text:span><text:span text:style-name="T11"> </text:span><text:span text:style-name="T11">de</text:span><text:span text:style-name="T11"> </text:span><text:span text:style-name="T11">versão</text:span><text:span text:style-name="T11"> </text:span><text:span text:style-name="T11">e</text:span><text:span text:style-name="T11"> </text:span><text:span text:style-name="T11">de</text:span><text:span text:style-name="T11"> </text:span><text:span text:style-name="T11">configuração</text:span><text:span text:style-name="T11"> </text:span><text:span text:style-name="T11">definido</text:span><text:span text:style-name="T11">, </text:span><text:span text:style-name="T11">como</text:span><text:span text:style-name="T11"> </text:span><text:span text:style-name="T11">por</text:span><text:span text:style-name="T11"> </text:span><text:span text:style-name="T11">exemplo</text:span><text:span text:style-name="T11"> </text:span><text:span text:style-name="T11">o</text:span><text:span text:style-name="T11"> </text:span><text:span text:style-name="T11">Git</text:span><text:span text:style-name="T11"> </text:span><text:span text:style-name="T11">ou</text:span><text:span text:style-name="T11"> </text:span><text:span text:style-name="T11">o</text:span><text:span text:style-name="T11"> </text:span><text:span text:style-name="T11">SVN</text:span><text:span text:style-name="T11">;</text:span></text:p>
            <text:p text:style-name="P9"><text:span text:style-name="T11">-</text:span><text:span text:style-name="T11">Ferramentas</text:span><text:span text:style-name="T11"> </text:span><text:span text:style-name="T11">de</text:span><text:span text:style-name="T11"> </text:span><text:span text:style-name="T11">edição</text:span><text:span text:style-name="T11"> </text:span><text:span text:style-name="T11">de</text:span><text:span text:style-name="T11"> </text:span><text:span text:style-name="T11">texto</text:span><text:span text:style-name="T11"> </text:span><text:span text:style-name="T11">para</text:span><text:span text:style-name="T11"> </text:span><text:span text:style-name="T11">os</text:span><text:span text:style-name="T11"> </text:span><text:span text:style-name="T11">vários</text:span><text:span text:style-name="T11"> </text:span><text:span text:style-name="T11">documentos</text:span><text:span text:style-name="T11"> </text:span><text:span text:style-name="T11">utilizados</text:span><text:span text:style-name="T11"> </text:span><text:span text:style-name="T11">e</text:span><text:span text:style-name="T11"> </text:span><text:span text:style-name="T11">modificados</text:span><text:span text:style-name="T11">, </text:span><text:span text:style-name="T11">como</text:span><text:span text:style-name="T11"> </text:span><text:span text:style-name="T11">Microsoft</text:span><text:span text:style-name="T11"> </text:span><text:span text:style-name="T11">Word</text:span><text:span text:style-name="T11"> </text:span><text:span text:style-name="T11">ou</text:span><text:span text:style-name="T11"> </text:span><text:span text:style-name="T11">LibreOffice</text:span><text:span text:style-name="T11"> </text:span><text:span text:style-name="T11">Writer</text:span><text:span text:style-name="T11">;</text:span></text:p>
            <text:p text:style-name="P9"><text:span text:style-name="T11">-</text:span><text:span text:style-name="T11">Ferramentas</text:span><text:span text:style-name="T11"> </text:span><text:span text:style-name="T11">de</text:span><text:span text:style-name="T11"> </text:span><text:span text:style-name="T11">visualização</text:span><text:span text:style-name="T11">/</text:span><text:span text:style-name="T11">edição</text:span><text:span text:style-name="T11"> </text:span><text:span text:style-name="T11">de</text:span><text:span text:style-name="T11"> </text:span><text:span text:style-name="T11">modelos</text:span><text:span text:style-name="T11"> </text:span><text:span text:style-name="T11">padrão</text:span><text:span text:style-name="T11"> </text:span><text:span text:style-name="T11">UML</text:span><text:span text:style-name="T11"> </text:span><text:span text:style-name="T11">ou</text:span><text:span text:style-name="T11"> </text:span><text:span text:style-name="T11">outro</text:span><text:span text:style-name="T11"> </text:span><text:span text:style-name="T11">padrão</text:span><text:span text:style-name="T11"> </text:span><text:span text:style-name="T11">no</text:span><text:span text:style-name="T11"> </text:span><text:span text:style-name="T11">design</text:span><text:span text:style-name="T11"> </text:span><text:span text:style-name="T11">do</text:span><text:span text:style-name="T11"> </text:span><text:span text:style-name="T11">software</text:span><text:span text:style-name="T11">;</text:span></text:p>
          </table:table-cell>
        </table:table-row>
      </table:table>
      <text:p text:style-name="P23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2">Atividade</text:p>
          </table:table-cell>
          <table:table-cell table:style-name="Tabela11.A1" office:value-type="string">
            <text:p text:style-name="P9"><text:span text:style-name="T11">Realizar</text:span><text:span text:style-name="T11"> </text:span><text:span text:style-name="T11">V</text:span><text:span text:style-name="T11">&amp;</text:span><text:span text:style-name="T11">V</text:span><text:span text:style-name="T11"> </text:span><text:span text:style-name="T11">de</text:span><text:span text:style-name="T11"> </text:span><text:span text:style-name="T11">Construção</text:span></text:p>
          </table:table-cell>
        </table:table-row>
        <table:table-row>
          <table:table-cell table:style-name="Tabela11.A1" office:value-type="string">
            <text:p text:style-name="P12">Responsabilidades</text:p>
          </table:table-cell>
          <table:table-cell table:style-name="Tabela11.A1" office:value-type="string">
            <text:p text:style-name="P9"><text:span text:style-name="T12">Realização:</text:span><text:span text:style-name="T11">Gerente</text:span><text:span text:style-name="T11"> de Teste</text:span></text:p>
          </table:table-cell>
        </table:table-row>
        <table:table-row>
          <table:table-cell table:style-name="Tabela11.A1" office:value-type="string">
            <text:p text:style-name="P14"/>
          </table:table-cell>
          <table:table-cell table:style-name="Tabela11.A1" office:value-type="string">
            <text:p text:style-name="P9"><text:span text:style-name="T12">Aprovação:</text:span><text:span text:style-name="T11">Não</text:span><text:span text:style-name="T11"> se aplica.</text:span></text:p>
          </table:table-cell>
        </table:table-row>
        <table:table-row>
          <table:table-cell table:style-name="Tabela11.A1" office:value-type="string">
            <text:p text:style-name="P14"/>
          </table:table-cell>
          <table:table-cell table:style-name="Tabela11.A1" office:value-type="string">
            <text:p text:style-name="P9"><text:span text:style-name="T12">Colaboração:</text:span><text:span text:style-name="T11">Equipe</text:span><text:span text:style-name="T11"> de Teste.</text:span></text:p>
          </table:table-cell>
        </table:table-row>
        <table:table-row>
          <table:table-cell table:style-name="Tabela11.A1" office:value-type="string">
            <text:p text:style-name="P14"/>
          </table:table-cell>
          <table:table-cell table:style-name="Tabela11.A1" office:value-type="string">
            <text:p text:style-name="P9"><text:span text:style-name="T12">Informação:</text:span><text:span text:style-name="T11">Gerente</text:span><text:span text:style-name="T11"> de Projeto, Equipe de Desenvolvimento.</text:span></text:p>
          </table:table-cell>
        </table:table-row>
        <table:table-row>
          <table:table-cell table:style-name="Tabela11.A1" office:value-type="string">
            <text:p text:style-name="P13">Tarefas</text:p>
          </table:table-cell>
          <table:table-cell table:style-name="Tabela11.A1" office:value-type="string">
            <text:p text:style-name="P9"><text:span text:style-name="T12">1.</text:span><text:span text:style-name="T13">Avaliar</text:span><text:span text:style-name="T13"> Código e Documentação de Código. O procedimento para esta tarefa está disponíveis </text:span><text:a xlink:type="simple" xlink:href="#h.98totyblstkt" text:style-name="Internet_20_link" text:visited-style-name="Visited_20_Internet_20_Link">aqui</text:a><text:a xlink:type="simple" xlink:href="#h.98totyblstkt" text:style-name="Internet_20_link" text:visited-style-name="Visited_20_Internet_20_Link">.</text:a></text:p>
          </table:table-cell>
        </table:table-row>
        <table:table-row>
          <table:table-cell table:style-name="Tabela11.A1" office:value-type="string">
            <text:p text:style-name="P9"><text:span text:style-name="T10">Pré</text:span><text:span text:style-name="T10">-</text:span><text:span text:style-name="T10">Condições</text:span></text:p>
          </table:table-cell>
          <table:table-cell table:style-name="Tabela11.A1" office:value-type="string">
            <text:p text:style-name="P9"><text:span text:style-name="T11">Plano</text:span><text:span text:style-name="T11"> </text:span><text:span text:style-name="T11">de</text:span><text:span text:style-name="T11"> </text:span><text:span text:style-name="T11">V</text:span><text:span text:style-name="T11">&amp;</text:span><text:span text:style-name="T11">V</text:span><text:span text:style-name="T11"> </text:span><text:span text:style-name="T11">finalizado</text:span><text:span text:style-name="T11"> </text:span><text:span text:style-name="T11">e</text:span><text:span text:style-name="T11"> </text:span><text:span text:style-name="T11">o</text:span><text:span text:style-name="T11"> </text:span><text:span text:style-name="T11">término</text:span><text:span text:style-name="T11"> </text:span><text:span text:style-name="T11">da</text:span><text:span text:style-name="T11"> </text:span><text:span text:style-name="T11">etapa</text:span><text:span text:style-name="T11"> </text:span><text:span text:style-name="T11">de</text:span><text:span text:style-name="T11"> </text:span><text:span text:style-name="T11">construção</text:span><text:span text:style-name="T11"> </text:span><text:span text:style-name="T11">do</text:span><text:span text:style-name="T11"> </text:span><text:span text:style-name="T11">software</text:span><text:span text:style-name="T11"> </text:span><text:span text:style-name="T11">estabelecida</text:span><text:span text:style-name="T11"> </text:span><text:span text:style-name="T11">em</text:span><text:span text:style-name="T11"> </text:span><text:span text:style-name="T11">um</text:span><text:span text:style-name="T11"> </text:span><text:span text:style-name="T11">determinado</text:span><text:span text:style-name="T11"> </text:span><text:span text:style-name="T11">momento</text:span><text:span text:style-name="T11"> </text:span><text:span text:style-name="T11">no</text:span><text:span text:style-name="T11"> </text:span><text:span text:style-name="T11">projeto</text:span><text:span text:style-name="T11">.</text:span></text:p>
          </table:table-cell>
        </table:table-row>
        <table:table-row>
          <table:table-cell table:style-name="Tabela11.A1" office:value-type="string">
            <text:p text:style-name="P12">Entradas</text:p>
          </table:table-cell>
          <table:table-cell table:style-name="Tabela11.A1" office:value-type="string">
            <text:p text:style-name="P9"><text:span text:style-name="T12">-</text:span><text:span text:style-name="T13">Documento</text:span><text:span text:style-name="T13"> </text:span><text:span text:style-name="T13">de</text:span><text:span text:style-name="T13"> </text:span><text:span text:style-name="T13">Descrição</text:span><text:span text:style-name="T13"> </text:span><text:span text:style-name="T13">Arquitetural</text:span></text:p>
            <text:p text:style-name="P9"><text:span text:style-name="T13">-</text:span><text:span text:style-name="T13">Diagrama</text:span><text:span text:style-name="T13"> </text:span><text:span text:style-name="T13">de</text:span><text:span text:style-name="T13"> </text:span><text:span text:style-name="T13">Classes</text:span></text:p>
            <text:p text:style-name="P9"><text:span text:style-name="T11">-</text:span><text:span text:style-name="T11">Código</text:span><text:span text:style-name="T11">-</text:span><text:span text:style-name="T11">Fonte</text:span><text:span text:style-name="T11"> </text:span><text:span text:style-name="T11">e</text:span><text:span text:style-name="T11"> </text:span><text:span text:style-name="T11">sua</text:span><text:span text:style-name="T11"> </text:span><text:span text:style-name="T11">respectiva</text:span><text:span text:style-name="T11"> </text:span><text:span text:style-name="T11">documentação</text:span><text:span text:style-name="T11"> (</text:span><text:span text:style-name="T11">ex</text:span><text:span text:style-name="T11">: </text:span><text:span text:style-name="T11">javadoc</text:span><text:span text:style-name="T11">).</text:span></text:p>
            <text:p text:style-name="P9"><text:a xlink:type="simple" xlink:href="../Templates/Verificação%20e%20Validação/%5BTemplate%5DRelatório%20de%20Verificação%20e%20Validação.odt" text:style-name="Internet_20_link" text:visited-style-name="Visited_20_Internet_20_Link"><text:span text:style-name="T13">-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Templat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d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Relatório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d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Verificação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Validação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d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Construção</text:span></text:a></text:p>
          </table:table-cell>
        </table:table-row>
        <table:table-row>
          <table:table-cell table:style-name="Tabela11.A1" office:value-type="string">
            <text:p text:style-name="P9"><text:span text:style-name="T10">Critérios</text:span><text:span text:style-name="T10"> </text:span><text:span text:style-name="T10">de</text:span><text:span text:style-name="T10"> </text:span><text:span text:style-name="T10">Saída</text:span></text:p>
          </table:table-cell>
          <table:table-cell table:style-name="Tabela11.A1" office:value-type="string">
            <text:p text:style-name="P9"><text:span text:style-name="T11">Nenhum</text:span><text:span text:style-name="T11"> </text:span><text:span text:style-name="T11">critério</text:span><text:span text:style-name="T11"> </text:span><text:span text:style-name="T11">específico</text:span><text:span text:style-name="T11">.</text:span></text:p>
          </table:table-cell>
        </table:table-row>
        <table:table-row>
          <table:table-cell table:style-name="Tabela11.A1" office:value-type="string">
            <text:p text:style-name="P12">Produtos</text:p>
          </table:table-cell>
          <table:table-cell table:style-name="Tabela11.A1" office:value-type="string">
            <text:p text:style-name="P9"><text:span text:style-name="T13">Relatório</text:span><text:span text:style-name="T13"> </text:span><text:span text:style-name="T13">de</text:span><text:span text:style-name="T13"> </text:span><text:span text:style-name="T13">Verificação</text:span><text:span text:style-name="T13"> </text:span><text:span text:style-name="T13">e</text:span><text:span text:style-name="T13"> </text:span><text:span text:style-name="T13">Validação</text:span><text:span text:style-name="T13"> </text:span><text:span text:style-name="T13">de</text:span><text:span text:style-name="T13"> </text:span><text:span text:style-name="T13">Construção</text:span></text:p>
          </table:table-cell>
        </table:table-row>
        <table:table-row>
          <table:table-cell table:style-name="Tabela11.A1" office:value-type="string">
            <text:p text:style-name="P12">Ferramentas</text:p>
          </table:table-cell>
          <table:table-cell table:style-name="Tabela11.A1" office:value-type="string">
            <text:p text:style-name="P9"><text:span text:style-name="T11">-</text:span><text:span text:style-name="T11">Um</text:span><text:span text:style-name="T11"> </text:span><text:span text:style-name="T11">software</text:span><text:span text:style-name="T11"> </text:span><text:span text:style-name="T11">de</text:span><text:span text:style-name="T11"> </text:span><text:span text:style-name="T11">controle</text:span><text:span text:style-name="T11"> </text:span><text:span text:style-name="T11">de</text:span><text:span text:style-name="T11"> </text:span><text:span text:style-name="T11">versão</text:span><text:span text:style-name="T11"> </text:span><text:span text:style-name="T11">e</text:span><text:span text:style-name="T11"> </text:span><text:span text:style-name="T11">de</text:span><text:span text:style-name="T11"> </text:span><text:span text:style-name="T11">configuração</text:span><text:span text:style-name="T11"> </text:span><text:span text:style-name="T11">definido</text:span><text:span text:style-name="T11">, </text:span><text:span text:style-name="T11">como</text:span><text:span text:style-name="T11"> </text:span><text:span text:style-name="T11">por</text:span><text:span text:style-name="T11"> </text:span><text:span text:style-name="T11">exemplo</text:span><text:span text:style-name="T11"> </text:span><text:span text:style-name="T11">o</text:span><text:span text:style-name="T11"> </text:span><text:span text:style-name="T11">Git</text:span><text:span text:style-name="T11"> </text:span><text:span text:style-name="T11">ou</text:span><text:span text:style-name="T11"> </text:span><text:span text:style-name="T11">o</text:span><text:span text:style-name="T11"> </text:span><text:span text:style-name="T11">SVN</text:span><text:span text:style-name="T11">;</text:span></text:p>
            <text:p text:style-name="P9"><text:soft-page-break/><text:span text:style-name="T11">-</text:span><text:span text:style-name="T11">Ferramentas</text:span><text:span text:style-name="T11"> </text:span><text:span text:style-name="T11">de</text:span><text:span text:style-name="T11"> </text:span><text:span text:style-name="T11">edição</text:span><text:span text:style-name="T11"> </text:span><text:span text:style-name="T11">de</text:span><text:span text:style-name="T11"> </text:span><text:span text:style-name="T11">texto</text:span><text:span text:style-name="T11"> </text:span><text:span text:style-name="T11">para</text:span><text:span text:style-name="T11"> </text:span><text:span text:style-name="T11">os</text:span><text:span text:style-name="T11"> </text:span><text:span text:style-name="T11">vários</text:span><text:span text:style-name="T11"> </text:span><text:span text:style-name="T11">documentos</text:span><text:span text:style-name="T11"> </text:span><text:span text:style-name="T11">utilizados</text:span><text:span text:style-name="T11"> </text:span><text:span text:style-name="T11">e</text:span><text:span text:style-name="T11"> </text:span><text:span text:style-name="T11">modificados</text:span><text:span text:style-name="T11">, </text:span><text:span text:style-name="T11">como</text:span><text:span text:style-name="T11"> </text:span><text:span text:style-name="T11">Microsoft</text:span><text:span text:style-name="T11"> </text:span><text:span text:style-name="T11">Word</text:span><text:span text:style-name="T11"> </text:span><text:span text:style-name="T11">ou</text:span><text:span text:style-name="T11"> </text:span><text:span text:style-name="T11">LibreOffice</text:span><text:span text:style-name="T11"> </text:span><text:span text:style-name="T11">Writer</text:span><text:span text:style-name="T11">;</text:span></text:p>
            <text:p text:style-name="P9"><text:span text:style-name="T11">-</text:span><text:span text:style-name="T11">Ferramentas</text:span><text:span text:style-name="T11"> </text:span><text:span text:style-name="T11">de</text:span><text:span text:style-name="T11"> </text:span><text:span text:style-name="T11">visualização</text:span><text:span text:style-name="T11">/</text:span><text:span text:style-name="T11">edição</text:span><text:span text:style-name="T11"> </text:span><text:span text:style-name="T11">de</text:span><text:span text:style-name="T11"> </text:span><text:span text:style-name="T11">modelos</text:span><text:span text:style-name="T11"> </text:span><text:span text:style-name="T11">UML</text:span><text:span text:style-name="T11">;</text:span></text:p>
            <text:p text:style-name="P9"><text:span text:style-name="T11">-</text:span><text:span text:style-name="T11">Ferramentas</text:span><text:span text:style-name="T11"> </text:span><text:span text:style-name="T11">de</text:span><text:span text:style-name="T11"> </text:span><text:span text:style-name="T11">análise</text:span><text:span text:style-name="T11"> </text:span><text:span text:style-name="T11">estática</text:span><text:span text:style-name="T11"> </text:span><text:span text:style-name="T11">de</text:span><text:span text:style-name="T11"> </text:span><text:span text:style-name="T11">código</text:span><text:span text:style-name="T11">, </text:span><text:span text:style-name="T11">depuração</text:span><text:span text:style-name="T11"> (</text:span><text:span text:style-name="T11">IDEs</text:span><text:span text:style-name="T11">), </text:span><text:span text:style-name="T11">ferramentas</text:span><text:span text:style-name="T11"> </text:span><text:span text:style-name="T11">de</text:span><text:span text:style-name="T11"> </text:span><text:span text:style-name="T11">inspeção</text:span><text:span text:style-name="T11"> </text:span><text:span text:style-name="T11">de</text:span><text:span text:style-name="T11"> </text:span><text:span text:style-name="T11">código</text:span><text:span text:style-name="T11"> (</text:span><text:span text:style-name="T11">checkstyle</text:span><text:span text:style-name="T11">), </text:span><text:span text:style-name="T11">e</text:span><text:span text:style-name="T11">/</text:span><text:span text:style-name="T11">ou</text:span><text:span text:style-name="T11"> </text:span><text:span text:style-name="T11">outras</text:span><text:span text:style-name="T11"> </text:span><text:span text:style-name="T11">que</text:span><text:span text:style-name="T11"> </text:span><text:span text:style-name="T11">auxiliem</text:span><text:span text:style-name="T11"> </text:span><text:span text:style-name="T11">na</text:span><text:span text:style-name="T11"> </text:span><text:span text:style-name="T11">manipulação</text:span><text:span text:style-name="T11"> </text:span><text:span text:style-name="T11">do</text:span><text:span text:style-name="T11"> </text:span><text:span text:style-name="T11">código</text:span><text:span text:style-name="T11"> </text:span><text:span text:style-name="T11">e</text:span><text:span text:style-name="T11"> </text:span><text:span text:style-name="T11">geração</text:span><text:span text:style-name="T11"> </text:span><text:span text:style-name="T11">de</text:span><text:span text:style-name="T11"> </text:span><text:span text:style-name="T11">informações</text:span><text:span text:style-name="T11"> </text:span><text:span text:style-name="T11">sobre</text:span><text:span text:style-name="T11"> </text:span><text:span text:style-name="T11">ele</text:span><text:span text:style-name="T11">; <text:s/></text:span></text:p>
          </table:table-cell>
        </table:table-row>
      </table:table>
      <text:p text:style-name="P5"/>
      <text:p text:style-name="P7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">Atividade</text:p>
          </table:table-cell>
          <table:table-cell table:style-name="Tabela12.A1" office:value-type="string">
            <text:p text:style-name="P9"><text:span text:style-name="T11">Realizar</text:span><text:span text:style-name="T11"> </text:span><text:span text:style-name="T11">V</text:span><text:span text:style-name="T11">&amp;</text:span><text:span text:style-name="T11">V</text:span><text:span text:style-name="T11"> </text:span><text:span text:style-name="T11">de</text:span><text:span text:style-name="T11"> </text:span><text:span text:style-name="T11">Instalação</text:span><text:span text:style-name="T11"> </text:span><text:span text:style-name="T11">e</text:span><text:span text:style-name="T11"> </text:span><text:span text:style-name="T11">Checkout</text:span></text:p>
          </table:table-cell>
        </table:table-row>
        <table:table-row>
          <table:table-cell table:style-name="Tabela12.A1" office:value-type="string">
            <text:p text:style-name="P12">Responsabilidades</text:p>
          </table:table-cell>
          <table:table-cell table:style-name="Tabela12.A1" office:value-type="string">
            <text:p text:style-name="P9"><text:span text:style-name="T12">Realização:</text:span><text:span text:style-name="T11">Gerente</text:span><text:span text:style-name="T11"> de Teste</text:span></text:p>
          </table:table-cell>
        </table:table-row>
        <table:table-row>
          <table:table-cell table:style-name="Tabela12.A1" office:value-type="string">
            <text:p text:style-name="P14"/>
          </table:table-cell>
          <table:table-cell table:style-name="Tabela12.A1" office:value-type="string">
            <text:p text:style-name="P9"><text:span text:style-name="T12">Aprovação:</text:span><text:span text:style-name="T11">Não</text:span><text:span text:style-name="T11"> se aplica</text:span></text:p>
          </table:table-cell>
        </table:table-row>
        <table:table-row>
          <table:table-cell table:style-name="Tabela12.A1" office:value-type="string">
            <text:p text:style-name="P14"/>
          </table:table-cell>
          <table:table-cell table:style-name="Tabela12.A1" office:value-type="string">
            <text:p text:style-name="P9"><text:span text:style-name="T12">Colaboração:</text:span><text:span text:style-name="T11">Equipe</text:span><text:span text:style-name="T11"> de Teste, Equipe de Desenvolvimento</text:span></text:p>
          </table:table-cell>
        </table:table-row>
        <table:table-row>
          <table:table-cell table:style-name="Tabela12.A1" office:value-type="string">
            <text:p text:style-name="P14"/>
          </table:table-cell>
          <table:table-cell table:style-name="Tabela12.A1" office:value-type="string">
            <text:p text:style-name="P9"><text:span text:style-name="T12">Informação:</text:span><text:span text:style-name="T11">Gerente</text:span><text:span text:style-name="T11"> de Projeto, Equipe de Desenvolvimento.</text:span></text:p>
          </table:table-cell>
        </table:table-row>
        <table:table-row>
          <table:table-cell table:style-name="Tabela12.A1" office:value-type="string">
            <text:p text:style-name="P12">Tarefas</text:p>
          </table:table-cell>
          <table:table-cell table:style-name="Tabela12.A1" office:value-type="string">
            <text:p text:style-name="P9"><text:span text:style-name="T12">1.</text:span><text:span text:style-name="T13">Auditar</text:span><text:span text:style-name="T13"> a Configuração da Instalação. O procedimento para esta tarefa está </text:span><text:a xlink:type="simple" xlink:href="#h.2w3tl8f1e53s" text:style-name="Internet_20_link" text:visited-style-name="Visited_20_Internet_20_Link"><text:span text:style-name="T7">aqui</text:span></text:a><text:span text:style-name="T11">.</text:span></text:p>
          </table:table-cell>
        </table:table-row>
        <table:table-row>
          <table:table-cell table:style-name="Tabela12.A1" office:value-type="string">
            <text:p text:style-name="P14"/>
          </table:table-cell>
          <table:table-cell table:style-name="Tabela12.A1" office:value-type="string">
            <text:p text:style-name="P9"><text:span text:style-name="T12">2.</text:span><text:span text:style-name="T13">Realizar</text:span><text:span text:style-name="T13"> Checkout da Instalação. O procedimento para esta tarefa está </text:span><text:a xlink:type="simple" xlink:href="#h.i9rgm8q4aomr" text:style-name="Internet_20_link" text:visited-style-name="Visited_20_Internet_20_Link"><text:span text:style-name="T7">aqui</text:span></text:a><text:span text:style-name="T13">.</text:span></text:p>
          </table:table-cell>
        </table:table-row>
        <table:table-row>
          <table:table-cell table:style-name="Tabela12.A1" office:value-type="string">
            <text:p text:style-name="P14"/>
          </table:table-cell>
          <table:table-cell table:style-name="Tabela12.A1" office:value-type="string">
            <text:p text:style-name="P14"/>
          </table:table-cell>
        </table:table-row>
        <table:table-row>
          <table:table-cell table:style-name="Tabela12.A1" office:value-type="string">
            <text:p text:style-name="P9"><text:span text:style-name="T10">Pré</text:span><text:span text:style-name="T10">-</text:span><text:span text:style-name="T10">Condições</text:span></text:p>
          </table:table-cell>
          <table:table-cell table:style-name="Tabela12.A1" office:value-type="string">
            <text:p text:style-name="P9"><text:span text:style-name="T11">Plano</text:span><text:span text:style-name="T11"> </text:span><text:span text:style-name="T11">de</text:span><text:span text:style-name="T11"> </text:span><text:span text:style-name="T11">V</text:span><text:span text:style-name="T11">&amp;</text:span><text:span text:style-name="T11">V</text:span><text:span text:style-name="T11"> </text:span><text:span text:style-name="T11">finalizado</text:span><text:span text:style-name="T11"> </text:span><text:span text:style-name="T11">e</text:span><text:span text:style-name="T11"> </text:span><text:span text:style-name="T11">o</text:span><text:span text:style-name="T11"> </text:span><text:span text:style-name="T11">término</text:span><text:span text:style-name="T11"> </text:span><text:span text:style-name="T11">da</text:span><text:span text:style-name="T11"> </text:span><text:span text:style-name="T11">etapa</text:span><text:span text:style-name="T11"> </text:span><text:span text:style-name="T11">de</text:span><text:span text:style-name="T11"> </text:span><text:span text:style-name="T11">desenvolvimento</text:span><text:span text:style-name="T11">, </text:span><text:span text:style-name="T11">com</text:span><text:span text:style-name="T11"> </text:span><text:span text:style-name="T11">um</text:span><text:span text:style-name="T11"> </text:span><text:span text:style-name="T11">instalador</text:span><text:span text:style-name="T11"> </text:span><text:span text:style-name="T11">do</text:span><text:span text:style-name="T11"> </text:span><text:span text:style-name="T11">programa</text:span><text:span text:style-name="T11"> </text:span><text:span text:style-name="T11">disponibilizado</text:span><text:span text:style-name="T11">.</text:span></text:p>
          </table:table-cell>
        </table:table-row>
        <table:table-row>
          <table:table-cell table:style-name="Tabela12.A1" office:value-type="string">
            <text:p text:style-name="P12">Entradas</text:p>
          </table:table-cell>
          <table:table-cell table:style-name="Tabela12.A1" office:value-type="string">
            <text:p text:style-name="P9"><text:span text:style-name="T11">-</text:span><text:span text:style-name="T11">Código</text:span><text:span text:style-name="T11">-</text:span><text:span text:style-name="T11">Fonte</text:span><text:span text:style-name="T11"> </text:span><text:span text:style-name="T11">e</text:span><text:span text:style-name="T11"> </text:span><text:span text:style-name="T11">sua</text:span><text:span text:style-name="T11"> </text:span><text:span text:style-name="T11">respectiva</text:span><text:span text:style-name="T11"> </text:span><text:span text:style-name="T11">documentação</text:span><text:span text:style-name="T11"> (</text:span><text:span text:style-name="T11">ex</text:span><text:span text:style-name="T11">: </text:span><text:span text:style-name="T11">javadoc</text:span><text:span text:style-name="T11">).</text:span></text:p>
            <text:p text:style-name="P9"><text:span text:style-name="T11">-</text:span><text:span text:style-name="T11">Pacote</text:span><text:span text:style-name="T11"> </text:span><text:span text:style-name="T11">de</text:span><text:span text:style-name="T11"> </text:span><text:span text:style-name="T11">código</text:span><text:span text:style-name="T11">-</text:span><text:span text:style-name="T11">fonte</text:span><text:span text:style-name="T11"> </text:span><text:span text:style-name="T11">instalável</text:span><text:span text:style-name="T11"> (</text:span><text:span text:style-name="T11">arquivo</text:span><text:span text:style-name="T11"> </text:span><text:span text:style-name="T11">da</text:span><text:span text:style-name="T11"> </text:span><text:span text:style-name="T11">versão</text:span><text:span text:style-name="T11"> </text:span><text:span text:style-name="T11">executável</text:span><text:span text:style-name="T11">)</text:span></text:p>
            <text:p text:style-name="P9"><text:span text:style-name="T13">- </text:span><text:a xlink:type="simple" xlink:href="../Templates/Verificação%20e%20Validação/%5BTemplate%5DRelatório%20de%20Verificação%20e%20Validação.odt" text:style-name="Internet_20_link" text:visited-style-name="Visited_20_Internet_20_Link"><text:span text:style-name="T7">Templat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d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Relatório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d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Verificação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Validação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d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Instalação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Checkout</text:span></text:a></text:p>
          </table:table-cell>
        </table:table-row>
        <table:table-row>
          <table:table-cell table:style-name="Tabela12.A1" office:value-type="string">
            <text:p text:style-name="P9"><text:span text:style-name="T10">Critérios</text:span><text:span text:style-name="T10"> </text:span><text:span text:style-name="T10">de</text:span><text:span text:style-name="T10"> </text:span><text:span text:style-name="T10">Saída</text:span></text:p>
          </table:table-cell>
          <table:table-cell table:style-name="Tabela12.A1" office:value-type="string">
            <text:p text:style-name="P9"><text:span text:style-name="T11">Nenhum</text:span><text:span text:style-name="T11"> </text:span><text:span text:style-name="T11">critério</text:span><text:span text:style-name="T11"> </text:span><text:span text:style-name="T11">específico</text:span></text:p>
          </table:table-cell>
        </table:table-row>
        <table:table-row>
          <table:table-cell table:style-name="Tabela12.A1" office:value-type="string">
            <text:p text:style-name="P12">Produtos</text:p>
          </table:table-cell>
          <table:table-cell table:style-name="Tabela12.A1" office:value-type="string">
            <text:p text:style-name="P9"><text:span text:style-name="T13">Relatório</text:span><text:span text:style-name="T13"> </text:span><text:span text:style-name="T13">de</text:span><text:span text:style-name="T13"> </text:span><text:span text:style-name="T13">Verificação</text:span><text:span text:style-name="T13"> </text:span><text:span text:style-name="T13">e</text:span><text:span text:style-name="T13"> </text:span><text:span text:style-name="T13">Validação</text:span><text:span text:style-name="T13"> </text:span><text:span text:style-name="T13">de</text:span><text:span text:style-name="T13"> </text:span><text:span text:style-name="T13">Instalação</text:span><text:span text:style-name="T13"> </text:span><text:span text:style-name="T13">e</text:span><text:span text:style-name="T13"> </text:span><text:span text:style-name="T13">Checkout</text:span><text:span text:style-name="T11">.</text:span></text:p>
          </table:table-cell>
        </table:table-row>
        <table:table-row>
          <table:table-cell table:style-name="Tabela12.A1" office:value-type="string">
            <text:p text:style-name="P12">Ferramentas</text:p>
          </table:table-cell>
          <table:table-cell table:style-name="Tabela12.A1" office:value-type="string">
            <text:p text:style-name="P9"><text:span text:style-name="T11">-</text:span><text:span text:style-name="T11">Um</text:span><text:span text:style-name="T11"> </text:span><text:span text:style-name="T11">software</text:span><text:span text:style-name="T11"> </text:span><text:span text:style-name="T11">de</text:span><text:span text:style-name="T11"> </text:span><text:span text:style-name="T11">controle</text:span><text:span text:style-name="T11"> </text:span><text:span text:style-name="T11">de</text:span><text:span text:style-name="T11"> </text:span><text:span text:style-name="T11">versão</text:span><text:span text:style-name="T11"> </text:span><text:span text:style-name="T11">e</text:span><text:span text:style-name="T11"> </text:span><text:span text:style-name="T11">de</text:span><text:span text:style-name="T11"> </text:span><text:span text:style-name="T11">configuração</text:span><text:span text:style-name="T11"> </text:span><text:span text:style-name="T11">definido</text:span><text:span text:style-name="T11">, </text:span><text:span text:style-name="T11">como</text:span><text:span text:style-name="T11"> </text:span><text:span text:style-name="T11">por</text:span><text:span text:style-name="T11"> </text:span><text:span text:style-name="T11">exemplo</text:span><text:span text:style-name="T11"> </text:span><text:span text:style-name="T11">o</text:span><text:span text:style-name="T11"> </text:span><text:span text:style-name="T11">Git</text:span><text:span text:style-name="T11"> </text:span><text:span text:style-name="T11">ou</text:span><text:span text:style-name="T11"> </text:span><text:span text:style-name="T11">o</text:span><text:span text:style-name="T11"> </text:span><text:span text:style-name="T11">SVN</text:span><text:span text:style-name="T11">;</text:span></text:p>
            <text:p text:style-name="P9"><text:span text:style-name="T11">-</text:span><text:span text:style-name="T11">Ferramentas</text:span><text:span text:style-name="T11"> </text:span><text:span text:style-name="T11">de</text:span><text:span text:style-name="T11"> </text:span><text:span text:style-name="T11">edição</text:span><text:span text:style-name="T11"> </text:span><text:span text:style-name="T11">de</text:span><text:span text:style-name="T11"> </text:span><text:span text:style-name="T11">texto</text:span><text:span text:style-name="T11"> </text:span><text:span text:style-name="T11">para</text:span><text:span text:style-name="T11"> </text:span><text:span text:style-name="T11">os</text:span><text:span text:style-name="T11"> </text:span><text:span text:style-name="T11">vários</text:span><text:span text:style-name="T11"> </text:span><text:span text:style-name="T11">documentos</text:span><text:span text:style-name="T11"> </text:span><text:span text:style-name="T11">utilizados</text:span><text:span text:style-name="T11"> </text:span><text:span text:style-name="T11">e</text:span><text:span text:style-name="T11"> </text:span><text:span text:style-name="T11">modificados</text:span><text:span text:style-name="T11">, </text:span><text:span text:style-name="T11">como</text:span><text:span text:style-name="T11"> </text:span><text:span text:style-name="T11">Microsoft</text:span><text:span text:style-name="T11"> </text:span><text:span text:style-name="T11">Word</text:span><text:span text:style-name="T11"> </text:span><text:span text:style-name="T11">ou</text:span><text:span text:style-name="T11"> </text:span><text:span text:style-name="T11">LibreOffice</text:span><text:span text:style-name="T11"> </text:span><text:span text:style-name="T11">Writer</text:span><text:span text:style-name="T11">;</text:span></text:p>
            <text:p text:style-name="P9"><text:span text:style-name="T11">-</text:span><text:span text:style-name="T11">Ferramentas</text:span><text:span text:style-name="T11"> </text:span><text:span text:style-name="T11">de</text:span><text:span text:style-name="T11"> </text:span><text:span text:style-name="T11">análise</text:span><text:span text:style-name="T11"> </text:span><text:span text:style-name="T11">estática</text:span><text:span text:style-name="T11"> </text:span><text:span text:style-name="T11">de</text:span><text:span text:style-name="T11"> </text:span><text:span text:style-name="T11">código</text:span><text:span text:style-name="T11">, </text:span><text:span text:style-name="T11">depuração</text:span><text:span text:style-name="T11"> (</text:span><text:span text:style-name="T11">IDEs</text:span><text:span text:style-name="T11">), </text:span><text:span text:style-name="T11">ferramentas</text:span><text:span text:style-name="T11"> </text:span><text:span text:style-name="T11">de</text:span><text:span text:style-name="T11"> </text:span><text:span text:style-name="T11">inspeção</text:span><text:span text:style-name="T11"> </text:span><text:span text:style-name="T11">de</text:span><text:span text:style-name="T11"> </text:span><text:span text:style-name="T11">código</text:span><text:span text:style-name="T11"> (</text:span><text:span text:style-name="T11">checkstyle</text:span><text:span text:style-name="T11">), </text:span><text:span text:style-name="T11">e</text:span><text:span text:style-name="T11">/</text:span><text:span text:style-name="T11">ou</text:span><text:span text:style-name="T11"> </text:span><text:span text:style-name="T11">outras</text:span><text:span text:style-name="T11"> </text:span><text:span text:style-name="T11">que</text:span><text:span text:style-name="T11"> </text:span><text:span text:style-name="T11">auxiliem</text:span><text:span text:style-name="T11"> </text:span><text:span text:style-name="T11">na</text:span><text:span text:style-name="T11"> </text:span><text:span text:style-name="T11">manipulação</text:span><text:span text:style-name="T11"> </text:span><text:span text:style-name="T11">do</text:span><text:span text:style-name="T11"> </text:span><text:span text:style-name="T11">código</text:span><text:span text:style-name="T11"> </text:span><text:span text:style-name="T11">e</text:span><text:span text:style-name="T11"> </text:span><text:span text:style-name="T11">geração</text:span><text:span text:style-name="T11"> </text:span><text:span text:style-name="T11">de</text:span><text:span text:style-name="T11"> </text:span><text:span text:style-name="T11">informações</text:span><text:span text:style-name="T11"> </text:span><text:span text:style-name="T11">sobre</text:span><text:span text:style-name="T11"> </text:span><text:span text:style-name="T11">ele</text:span><text:span text:style-name="T11">; </text:span></text:p>
            <text:p text:style-name="P9"><text:span text:style-name="T11">-</text:span><text:span text:style-name="T11">Sistema</text:span><text:span text:style-name="T11"> </text:span><text:span text:style-name="T11">operacional</text:span><text:span text:style-name="T11"> </text:span><text:span text:style-name="T11">utilizado</text:span><text:span text:style-name="T11"> </text:span><text:span text:style-name="T11">pelo</text:span><text:span text:style-name="T11"> </text:span><text:span text:style-name="T11">programa</text:span><text:span text:style-name="T11"> </text:span><text:span text:style-name="T11">e</text:span><text:span text:style-name="T11"> </text:span><text:span text:style-name="T11">as</text:span><text:span text:style-name="T11"> </text:span><text:span text:style-name="T11">dependências</text:span><text:span text:style-name="T11"> </text:span><text:span text:style-name="T11">necessárias</text:span><text:span text:style-name="T11">.</text:span></text:p>
          </table:table-cell>
        </table:table-row>
      </table:table>
      <text:p text:style-name="P16"/>
      <text:p text:style-name="P7"/>
      <text:p text:style-name="P7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">Atividade</text:p>
          </table:table-cell>
          <table:table-cell table:style-name="Tabela13.A1" office:value-type="string">
            <text:p text:style-name="P9"><text:span text:style-name="T11">Realizar</text:span><text:span text:style-name="T11"> </text:span><text:span text:style-name="T11">V</text:span><text:span text:style-name="T11">&amp;</text:span><text:span text:style-name="T11">V</text:span><text:span text:style-name="T11"> </text:span><text:span text:style-name="T11">de</text:span><text:span text:style-name="T11"> </text:span><text:span text:style-name="T11">Manutenção</text:span></text:p>
          </table:table-cell>
        </table:table-row>
        <table:table-row>
          <table:table-cell table:style-name="Tabela13.A1" office:value-type="string">
            <text:p text:style-name="P12">Responsabilidades</text:p>
          </table:table-cell>
          <table:table-cell table:style-name="Tabela13.A1" office:value-type="string">
            <text:p text:style-name="P9"><text:span text:style-name="T12">Realização:</text:span><text:span text:style-name="T11">Gerente</text:span><text:span text:style-name="T11"> de Teste</text:span></text:p>
          </table:table-cell>
        </table:table-row>
        <table:table-row>
          <table:table-cell table:style-name="Tabela13.A1" office:value-type="string">
            <text:p text:style-name="P14"/>
          </table:table-cell>
          <table:table-cell table:style-name="Tabela13.A1" office:value-type="string">
            <text:p text:style-name="P9"><text:span text:style-name="T12">Aprovação:</text:span><text:span text:style-name="T11">Não</text:span><text:span text:style-name="T11"> se aplica.</text:span></text:p>
          </table:table-cell>
        </table:table-row>
        <table:table-row>
          <table:table-cell table:style-name="Tabela13.A1" office:value-type="string">
            <text:p text:style-name="P14"/>
          </table:table-cell>
          <table:table-cell table:style-name="Tabela13.A1" office:value-type="string">
            <text:p text:style-name="P9"><text:span text:style-name="T12">Colaboração:</text:span><text:span text:style-name="T11">Equipe</text:span><text:span text:style-name="T11"> de Teste, Equipe de Desenvolvimento, Equipe de Manutenção.</text:span></text:p>
          </table:table-cell>
        </table:table-row>
        <table:table-row>
          <table:table-cell table:style-name="Tabela13.A1" office:value-type="string">
            <text:p text:style-name="P14"/>
          </table:table-cell>
          <table:table-cell table:style-name="Tabela13.A1" office:value-type="string">
            <text:p text:style-name="P9"><text:span text:style-name="T12">Informação:</text:span><text:span text:style-name="T11">Gerente</text:span><text:span text:style-name="T11"> de Projeto, Equipe de Desenvolvimento, Equipe de Manutenção.</text:span></text:p>
          </table:table-cell>
        </table:table-row>
        <table:table-row>
          <table:table-cell table:style-name="Tabela13.A1" office:value-type="string">
            <text:p text:style-name="P12">Tarefas</text:p>
          </table:table-cell>
          <table:table-cell table:style-name="Tabela13.A1" office:value-type="string">
            <text:p text:style-name="P9"><text:span text:style-name="T12">1.</text:span><text:span text:style-name="T13">Revisar</text:span><text:span text:style-name="T13"> o Plano de V&amp;V. O procedimento para esta tarefa está </text:span><text:a xlink:type="simple" xlink:href="#h.acn8zy2xmd5k" text:style-name="Internet_20_link" text:visited-style-name="Visited_20_Internet_20_Link"><text:span text:style-name="T7">aqui</text:span></text:a><text:span text:style-name="T11">.</text:span></text:p>
          </table:table-cell>
        </table:table-row>
        <table:table-row>
          <table:table-cell table:style-name="Tabela13.A1" office:value-type="string">
            <text:p text:style-name="P14"/>
          </table:table-cell>
          <table:table-cell table:style-name="Tabela13.A1" office:value-type="string">
            <text:p text:style-name="P9"><text:span text:style-name="T12">2.</text:span><text:span text:style-name="T13">Verificar</text:span><text:span text:style-name="T13"> Iteração das tarefas de V&amp;V. O procedimento para esta tarefa está </text:span><text:a xlink:type="simple" xlink:href="#h.hu052edzeb0b" text:style-name="Internet_20_link" text:visited-style-name="Visited_20_Internet_20_Link"><text:span text:style-name="T7">aqui</text:span></text:a><text:span text:style-name="T13">.</text:span></text:p>
          </table:table-cell>
        </table:table-row>
        <table:table-row>
          <table:table-cell table:style-name="Tabela13.A1" office:value-type="string">
            <text:p text:style-name="P14"/>
          </table:table-cell>
          <table:table-cell table:style-name="Tabela13.A1" office:value-type="string">
            <text:p text:style-name="P9"><text:span text:style-name="T12">3. </text:span><text:span text:style-name="T13">Realizar</text:span><text:span text:style-name="T13"> </text:span><text:span text:style-name="T13">a</text:span><text:span text:style-name="T13"> </text:span><text:span text:style-name="T13">Análise</text:span><text:span text:style-name="T13"> </text:span><text:span text:style-name="T13">de</text:span><text:span text:style-name="T13"> </text:span><text:span text:style-name="T13">Criticidade</text:span><text:span text:style-name="T13">. </text:span><text:span text:style-name="T13">O</text:span><text:span text:style-name="T13"> </text:span><text:span text:style-name="T13">procedimento</text:span><text:span text:style-name="T13"> </text:span><text:span text:style-name="T13">para</text:span><text:span text:style-name="T13"> </text:span><text:span text:style-name="T13">esta</text:span><text:span text:style-name="T13"> </text:span><text:span text:style-name="T13">tarefa</text:span><text:span text:style-name="T13"> </text:span><text:span text:style-name="T13">está</text:span><text:span text:style-name="T13"> </text:span><text:soft-page-break/><text:a xlink:type="simple" xlink:href="#h.tt4sl1i230p" text:style-name="Internet_20_link" text:visited-style-name="Visited_20_Internet_20_Link"><text:span text:style-name="T7">aqui</text:span></text:a><text:span text:style-name="T11">.</text:span></text:p>
          </table:table-cell>
        </table:table-row>
        <table:table-row>
          <table:table-cell table:style-name="Tabela13.A1" office:value-type="string">
            <text:p text:style-name="P14"/>
          </table:table-cell>
          <table:table-cell table:style-name="Tabela13.A1" office:value-type="string">
            <text:p text:style-name="P14"/>
          </table:table-cell>
        </table:table-row>
        <table:table-row>
          <table:table-cell table:style-name="Tabela13.A1" office:value-type="string">
            <text:p text:style-name="P9"><text:span text:style-name="T10">Pré</text:span><text:span text:style-name="T10">-</text:span><text:span text:style-name="T10">Condições</text:span></text:p>
          </table:table-cell>
          <table:table-cell table:style-name="Tabela13.A1" office:value-type="string">
            <text:p text:style-name="P9"><text:span text:style-name="T11">Plano</text:span><text:span text:style-name="T11"> </text:span><text:span text:style-name="T11">de</text:span><text:span text:style-name="T11"> </text:span><text:span text:style-name="T11">V</text:span><text:span text:style-name="T11">&amp;</text:span><text:span text:style-name="T11">V</text:span><text:span text:style-name="T11"> </text:span><text:span text:style-name="T11">finalizado</text:span><text:span text:style-name="T11">, </text:span><text:span text:style-name="T11">mudanças</text:span><text:span text:style-name="T11"> </text:span><text:span text:style-name="T11">na</text:span><text:span text:style-name="T11"> </text:span><text:span text:style-name="T11">etapa</text:span><text:span text:style-name="T11"> </text:span><text:span text:style-name="T11">de</text:span><text:span text:style-name="T11"> </text:span><text:span text:style-name="T11">Manutenção</text:span><text:span text:style-name="T11"> </text:span><text:span text:style-name="T11">aprovados</text:span><text:span text:style-name="T11">, </text:span><text:span text:style-name="T11">e</text:span><text:span text:style-name="T11"> </text:span><text:span text:style-name="T11">um</text:span><text:span text:style-name="T11"> </text:span><text:span text:style-name="T11">pacote</text:span><text:span text:style-name="T11"> </text:span><text:span text:style-name="T11">de</text:span><text:span text:style-name="T11"> </text:span><text:span text:style-name="T11">Instalação</text:span><text:span text:style-name="T11"> </text:span><text:span text:style-name="T11">foi</text:span><text:span text:style-name="T11"> </text:span><text:span text:style-name="T11">lançado</text:span><text:span text:style-name="T11">.</text:span></text:p>
          </table:table-cell>
        </table:table-row>
        <table:table-row>
          <table:table-cell table:style-name="Tabela13.A1" office:value-type="string">
            <text:p text:style-name="P12">Entradas</text:p>
          </table:table-cell>
          <table:table-cell table:style-name="Tabela13.A1" office:value-type="string">
            <text:p text:style-name="P9"><text:span text:style-name="T11">-</text:span><text:span text:style-name="T11">Mudanças</text:span><text:span text:style-name="T11"> </text:span><text:span text:style-name="T11">aprovadas</text:span><text:span text:style-name="T11"> </text:span><text:span text:style-name="T11">pelo</text:span><text:span text:style-name="T11"> </text:span><text:span text:style-name="T11">Processo</text:span><text:span text:style-name="T11"> </text:span><text:span text:style-name="T11">de</text:span><text:span text:style-name="T11"> </text:span><text:span text:style-name="T11">Manutenção</text:span><text:span text:style-name="T11">.</text:span></text:p>
            <text:p text:style-name="P9"><text:span text:style-name="T11">-</text:span><text:span text:style-name="T11">Plano</text:span><text:span text:style-name="T11"> </text:span><text:span text:style-name="T11">de</text:span><text:span text:style-name="T11"> </text:span><text:span text:style-name="T11">Verificação</text:span><text:span text:style-name="T11"> </text:span><text:span text:style-name="T11">e</text:span><text:span text:style-name="T11"> </text:span><text:span text:style-name="T11">Validação</text:span><text:span text:style-name="T11">.</text:span></text:p>
            <text:p text:style-name="P9"><text:a xlink:type="simple" xlink:href="../Templates/Verificação%20e%20Validação/%5BTemplate%5DRelatório%20de%20Verificação%20e%20Validação.odt" text:style-name="Internet_20_link" text:visited-style-name="Visited_20_Internet_20_Link"><text:span text:style-name="T13">-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Templat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d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Relatório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d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Verificação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Validação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de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 </text:span></text:a><text:a xlink:type="simple" xlink:href="../Templates/Verificação%20e%20Validação/%5BTemplate%5DRelatório%20de%20Verificação%20e%20Validação.odt" text:style-name="Internet_20_link" text:visited-style-name="Visited_20_Internet_20_Link"><text:span text:style-name="T7">Manutenção</text:span></text:a></text:p>
          </table:table-cell>
        </table:table-row>
        <table:table-row>
          <table:table-cell table:style-name="Tabela13.A1" office:value-type="string">
            <text:p text:style-name="P9"><text:span text:style-name="T10">Critérios</text:span><text:span text:style-name="T10"> </text:span><text:span text:style-name="T10">de</text:span><text:span text:style-name="T10"> </text:span><text:span text:style-name="T10">Saída</text:span></text:p>
          </table:table-cell>
          <table:table-cell table:style-name="Tabela13.A1" office:value-type="string">
            <text:p text:style-name="P9"><text:span text:style-name="T11">Nenhum</text:span><text:span text:style-name="T11"> </text:span><text:span text:style-name="T11">critério</text:span><text:span text:style-name="T11"> </text:span><text:span text:style-name="T11">específico</text:span><text:span text:style-name="T11">.</text:span></text:p>
          </table:table-cell>
        </table:table-row>
        <table:table-row>
          <table:table-cell table:style-name="Tabela13.A1" office:value-type="string">
            <text:p text:style-name="P12">Produtos</text:p>
          </table:table-cell>
          <table:table-cell table:style-name="Tabela13.A1" office:value-type="string">
            <text:p text:style-name="P9"><text:span text:style-name="T12">-</text:span><text:span text:style-name="T11">Relatório</text:span><text:span text:style-name="T11"> </text:span><text:span text:style-name="T11">de</text:span><text:span text:style-name="T11"> </text:span><text:span text:style-name="T11">Verificação</text:span><text:span text:style-name="T11"> </text:span><text:span text:style-name="T11">e</text:span><text:span text:style-name="T11"> </text:span><text:span text:style-name="T11">Validação</text:span><text:span text:style-name="T11"> </text:span><text:span text:style-name="T11">de</text:span><text:span text:style-name="T11"> </text:span><text:span text:style-name="T11">Manutenção</text:span><text:span text:style-name="T11">.</text:span></text:p>
            <text:p text:style-name="P9"><text:span text:style-name="T13">-</text:span><text:span text:style-name="T13">Plano</text:span><text:span text:style-name="T13"> </text:span><text:span text:style-name="T13">de</text:span><text:span text:style-name="T13"> </text:span><text:span text:style-name="T13">Verificação</text:span><text:span text:style-name="T13"> </text:span><text:span text:style-name="T13">e</text:span><text:span text:style-name="T13"> </text:span><text:span text:style-name="T13">Validação</text:span><text:span text:style-name="T13"> </text:span><text:span text:style-name="T13">atualizado</text:span><text:span text:style-name="T13">.</text:span></text:p>
          </table:table-cell>
        </table:table-row>
        <table:table-row>
          <table:table-cell table:style-name="Tabela13.A1" office:value-type="string">
            <text:p text:style-name="P12">Ferramentas</text:p>
          </table:table-cell>
          <table:table-cell table:style-name="Tabela13.A1" office:value-type="string">
            <text:p text:style-name="P9"><text:span text:style-name="T11">-</text:span><text:span text:style-name="T11">Um</text:span><text:span text:style-name="T11"> </text:span><text:span text:style-name="T11">software</text:span><text:span text:style-name="T11"> </text:span><text:span text:style-name="T11">de</text:span><text:span text:style-name="T11"> </text:span><text:span text:style-name="T11">controle</text:span><text:span text:style-name="T11"> </text:span><text:span text:style-name="T11">de</text:span><text:span text:style-name="T11"> </text:span><text:span text:style-name="T11">versão</text:span><text:span text:style-name="T11"> </text:span><text:span text:style-name="T11">e</text:span><text:span text:style-name="T11"> </text:span><text:span text:style-name="T11">de</text:span><text:span text:style-name="T11"> </text:span><text:span text:style-name="T11">configuração</text:span><text:span text:style-name="T11"> </text:span><text:span text:style-name="T11">definido</text:span><text:span text:style-name="T11">, </text:span><text:span text:style-name="T11">como</text:span><text:span text:style-name="T11"> </text:span><text:span text:style-name="T11">por</text:span><text:span text:style-name="T11"> </text:span><text:span text:style-name="T11">exemplo</text:span><text:span text:style-name="T11"> </text:span><text:span text:style-name="T11">o</text:span><text:span text:style-name="T11"> </text:span><text:span text:style-name="T11">Git</text:span><text:span text:style-name="T11"> </text:span><text:span text:style-name="T11">ou</text:span><text:span text:style-name="T11"> </text:span><text:span text:style-name="T11">o</text:span><text:span text:style-name="T11"> </text:span><text:span text:style-name="T11">SVN</text:span><text:span text:style-name="T11">;</text:span></text:p>
            <text:p text:style-name="P9"><text:span text:style-name="T11">-</text:span><text:span text:style-name="T11">Ferramentas</text:span><text:span text:style-name="T11"> </text:span><text:span text:style-name="T11">de</text:span><text:span text:style-name="T11"> </text:span><text:span text:style-name="T11">edição</text:span><text:span text:style-name="T11"> </text:span><text:span text:style-name="T11">de</text:span><text:span text:style-name="T11"> </text:span><text:span text:style-name="T11">texto</text:span><text:span text:style-name="T11"> </text:span><text:span text:style-name="T11">para</text:span><text:span text:style-name="T11"> </text:span><text:span text:style-name="T11">os</text:span><text:span text:style-name="T11"> </text:span><text:span text:style-name="T11">vários</text:span><text:span text:style-name="T11"> </text:span><text:span text:style-name="T11">documentos</text:span><text:span text:style-name="T11"> </text:span><text:span text:style-name="T11">utilizados</text:span><text:span text:style-name="T11"> </text:span><text:span text:style-name="T11">e</text:span><text:span text:style-name="T11"> </text:span><text:span text:style-name="T11">modificados</text:span><text:span text:style-name="T11">, </text:span><text:span text:style-name="T11">como</text:span><text:span text:style-name="T11"> </text:span><text:span text:style-name="T11">Microsoft</text:span><text:span text:style-name="T11"> </text:span><text:span text:style-name="T11">Word</text:span><text:span text:style-name="T11"> </text:span><text:span text:style-name="T11">ou</text:span><text:span text:style-name="T11"> </text:span><text:span text:style-name="T11">LibreOffice</text:span><text:span text:style-name="T11"> </text:span><text:span text:style-name="T11">Writer</text:span><text:span text:style-name="T11">;</text:span></text:p>
            <text:p text:style-name="P9"><text:span text:style-name="T11">-</text:span><text:span text:style-name="T11">Ferramentas</text:span><text:span text:style-name="T11"> </text:span><text:span text:style-name="T11">de</text:span><text:span text:style-name="T11"> </text:span><text:span text:style-name="T11">análise</text:span><text:span text:style-name="T11"> </text:span><text:span text:style-name="T11">estática</text:span><text:span text:style-name="T11"> </text:span><text:span text:style-name="T11">de</text:span><text:span text:style-name="T11"> </text:span><text:span text:style-name="T11">código</text:span><text:span text:style-name="T11">, </text:span><text:span text:style-name="T11">depuração</text:span><text:span text:style-name="T11"> (</text:span><text:span text:style-name="T11">IDEs</text:span><text:span text:style-name="T11">), </text:span><text:span text:style-name="T11">ferramentas</text:span><text:span text:style-name="T11"> </text:span><text:span text:style-name="T11">de</text:span><text:span text:style-name="T11"> </text:span><text:span text:style-name="T11">inspeção</text:span><text:span text:style-name="T11"> </text:span><text:span text:style-name="T11">de</text:span><text:span text:style-name="T11"> </text:span><text:span text:style-name="T11">código</text:span><text:span text:style-name="T11"> (</text:span><text:span text:style-name="T11">checkstyle</text:span><text:span text:style-name="T11">), </text:span><text:span text:style-name="T11">e</text:span><text:span text:style-name="T11">/</text:span><text:span text:style-name="T11">ou</text:span><text:span text:style-name="T11"> </text:span><text:span text:style-name="T11">outras</text:span><text:span text:style-name="T11"> </text:span><text:span text:style-name="T11">que</text:span><text:span text:style-name="T11"> </text:span><text:span text:style-name="T11">auxiliem</text:span><text:span text:style-name="T11"> </text:span><text:span text:style-name="T11">na</text:span><text:span text:style-name="T11"> </text:span><text:span text:style-name="T11">manipulação</text:span><text:span text:style-name="T11"> </text:span><text:span text:style-name="T11">do</text:span><text:span text:style-name="T11"> </text:span><text:span text:style-name="T11">código</text:span><text:span text:style-name="T11"> </text:span><text:span text:style-name="T11">e</text:span><text:span text:style-name="T11"> </text:span><text:span text:style-name="T11">geração</text:span><text:span text:style-name="T11"> </text:span><text:span text:style-name="T11">de</text:span><text:span text:style-name="T11"> </text:span><text:span text:style-name="T11">informações</text:span><text:span text:style-name="T11"> </text:span><text:span text:style-name="T11">sobre</text:span><text:span text:style-name="T11"> </text:span><text:span text:style-name="T11">ele</text:span><text:span text:style-name="T11">; </text:span></text:p>
            <text:p text:style-name="P9"><text:span text:style-name="T11">-</text:span><text:span text:style-name="T11">Sistema</text:span><text:span text:style-name="T11"> </text:span><text:span text:style-name="T11">operacional</text:span><text:span text:style-name="T11"> </text:span><text:span text:style-name="T11">utilizado</text:span><text:span text:style-name="T11"> </text:span><text:span text:style-name="T11">pelo</text:span><text:span text:style-name="T11"> </text:span><text:span text:style-name="T11">programa</text:span><text:span text:style-name="T11"> </text:span><text:span text:style-name="T11">e</text:span><text:span text:style-name="T11"> </text:span><text:span text:style-name="T11">as</text:span><text:span text:style-name="T11"> </text:span><text:span text:style-name="T11">dependências</text:span><text:span text:style-name="T11"> </text:span><text:span text:style-name="T11">necessárias</text:span><text:span text:style-name="T11">.</text:span></text:p>
          </table:table-cell>
        </table:table-row>
      </table:table>
      <text:p text:style-name="P16"/>
      <text:list xml:id="list21210232" text:continue-numbering="true" text:style-name="LS1">
        <text:list-item>
          <text:p text:style-name="P28">Procedimentos</text:p>
        </text:list-item>
      </text:list>
      <text:h text:style-name="P45" text:outline-level="10"><text:bookmark text:name="h.bthq3qhpn786"/><text:span text:style-name="T5">Procedimento</text:span><text:span text:style-name="T5"> </text:span><text:span text:style-name="T5">para</text:span><text:span text:style-name="T5"> </text:span><text:span text:style-name="T5">identificar</text:span><text:span text:style-name="T5"> </text:span><text:span text:style-name="T5">itens</text:span><text:span text:style-name="T5"> </text:span><text:span text:style-name="T5">alvo</text:span><text:span text:style-name="T5"> </text:span><text:span text:style-name="T5">de</text:span><text:span text:style-name="T5"> </text:span><text:span text:style-name="T5">V</text:span><text:span text:style-name="T5">&amp;</text:span><text:span text:style-name="T5">V</text:span></text:h>
      <text:p text:style-name="P24"><text:span text:style-name="T3">Analisando</text:span><text:span text:style-name="T3"> </text:span><text:span text:style-name="T3">os</text:span><text:span text:style-name="T3"> </text:span><text:span text:style-name="T3">produtos</text:span><text:span text:style-name="T3"> </text:span><text:span text:style-name="T3">de</text:span><text:span text:style-name="T3"> </text:span><text:span text:style-name="T3">trabalho</text:span><text:span text:style-name="T3"> </text:span><text:span text:style-name="T3">que</text:span><text:span text:style-name="T3"> </text:span><text:span text:style-name="T3">serão</text:span><text:span text:style-name="T3"> </text:span><text:span text:style-name="T3">produzidos</text:span><text:span text:style-name="T3"> </text:span><text:span text:style-name="T3">ao</text:span><text:span text:style-name="T3"> </text:span><text:span text:style-name="T3">longo</text:span><text:span text:style-name="T3"> </text:span><text:span text:style-name="T3">do</text:span><text:span text:style-name="T3"> </text:span><text:span text:style-name="T3">projeto</text:span><text:span text:style-name="T3"> (</text:span><text:span text:style-name="T3">pode</text:span><text:span text:style-name="T3"> </text:span><text:span text:style-name="T3">ser</text:span><text:span text:style-name="T3"> </text:span><text:span text:style-name="T3">pela</text:span><text:span text:style-name="T3"> </text:span><text:span text:style-name="T3">EAP</text:span><text:span text:style-name="T3">), </text:span><text:span text:style-name="T3">deve</text:span><text:span text:style-name="T3">-</text:span><text:span text:style-name="T3">se</text:span><text:span text:style-name="T3"> </text:span><text:span text:style-name="T3">realizar</text:span><text:span text:style-name="T3"> </text:span><text:span text:style-name="T3">os</text:span><text:span text:style-name="T3"> </text:span><text:span text:style-name="T3">seguintes</text:span><text:span text:style-name="T3"> </text:span><text:span text:style-name="T3">passos</text:span><text:span text:style-name="T3">:</text:span></text:p>
      <text:p text:style-name="P25"/>
      <text:p text:style-name="P24"><text:span text:style-name="T3">a</text:span><text:span text:style-name="T3">) </text:span><text:span text:style-name="T3">Considerar</text:span><text:span text:style-name="T3"> </text:span><text:span text:style-name="T3">a</text:span><text:span text:style-name="T3"> </text:span><text:span text:style-name="T3">contribuição</text:span><text:span text:style-name="T3"> </text:span><text:span text:style-name="T3">do</text:span><text:span text:style-name="T3"> </text:span><text:span text:style-name="T3">produto</text:span><text:span text:style-name="T3"> </text:span><text:span text:style-name="T3">para</text:span><text:span text:style-name="T3"> </text:span><text:span text:style-name="T3">os</text:span><text:span text:style-name="T3"> </text:span><text:span text:style-name="T3">objetivos</text:span><text:span text:style-name="T3"> </text:span><text:span text:style-name="T3">do</text:span><text:span text:style-name="T3"> </text:span><text:span text:style-name="T3">projeto</text:span><text:span text:style-name="T3"> (</text:span><text:span text:style-name="T3">importante</text:span><text:span text:style-name="T3">, </text:span><text:span text:style-name="T3">essencial</text:span><text:span text:style-name="T3">);</text:span></text:p>
      <text:p text:style-name="P24"><text:span text:style-name="T3">b</text:span><text:span text:style-name="T3">) </text:span><text:span text:style-name="T3">Considerar</text:span><text:span text:style-name="T3"> </text:span><text:span text:style-name="T3">os</text:span><text:span text:style-name="T3"> </text:span><text:span text:style-name="T3">riscos</text:span><text:span text:style-name="T3"> </text:span><text:span text:style-name="T3">do</text:span><text:span text:style-name="T3"> </text:span><text:span text:style-name="T3">projeto</text:span><text:span text:style-name="T3"> </text:span><text:span text:style-name="T3">e</text:span><text:span text:style-name="T3"> </text:span><text:span text:style-name="T3">a</text:span><text:span text:style-name="T3"> </text:span><text:span text:style-name="T3">relação</text:span><text:span text:style-name="T3"> </text:span><text:span text:style-name="T3">do</text:span><text:span text:style-name="T3"> </text:span><text:span text:style-name="T3">produto</text:span><text:span text:style-name="T3"> </text:span><text:span text:style-name="T3">para</text:span><text:span text:style-name="T3"> </text:span><text:span text:style-name="T3">com</text:span><text:span text:style-name="T3"> </text:span><text:span text:style-name="T3">esses</text:span><text:span text:style-name="T3"> </text:span><text:span text:style-name="T3">riscos</text:span><text:span text:style-name="T3">;</text:span></text:p>
      <text:p text:style-name="P24"><text:span text:style-name="T3">c</text:span><text:span text:style-name="T3">) </text:span><text:span text:style-name="T3">Considerar</text:span><text:span text:style-name="T3"> </text:span><text:span text:style-name="T3">a</text:span><text:span text:style-name="T3"> </text:span><text:span text:style-name="T3">complexidade</text:span><text:span text:style-name="T3"> </text:span><text:span text:style-name="T3">dos</text:span><text:span text:style-name="T3"> </text:span><text:span text:style-name="T3">produtos</text:span><text:span text:style-name="T3"> </text:span><text:span text:style-name="T3">de</text:span><text:span text:style-name="T3"> </text:span><text:span text:style-name="T3">trabalho</text:span><text:span text:style-name="T3">;</text:span></text:p>
      <text:p text:style-name="P24"><text:span text:style-name="T3">d</text:span><text:span text:style-name="T3">) </text:span><text:span text:style-name="T3">Considerar</text:span><text:span text:style-name="T3"> </text:span><text:span text:style-name="T3">importância</text:span><text:span text:style-name="T3"> </text:span><text:span text:style-name="T3">para</text:span><text:span text:style-name="T3"> </text:span><text:span text:style-name="T3">o</text:span><text:span text:style-name="T3"> </text:span><text:span text:style-name="T3">cliente</text:span><text:span text:style-name="T3">;</text:span></text:p>
      <text:p text:style-name="P24"><text:span text:style-name="T3">e</text:span><text:span text:style-name="T3">) </text:span><text:span text:style-name="T3">Mediante</text:span><text:span text:style-name="T3"> </text:span><text:span text:style-name="T3">considerações</text:span><text:span text:style-name="T3">, </text:span><text:span text:style-name="T3">identificar</text:span><text:span text:style-name="T3"> </text:span><text:span text:style-name="T3">os</text:span><text:span text:style-name="T3"> </text:span><text:span text:style-name="T3">produtos</text:span><text:span text:style-name="T3"> </text:span><text:span text:style-name="T3">e</text:span><text:span text:style-name="T3"> </text:span><text:span text:style-name="T3">documentar</text:span><text:span text:style-name="T3"> </text:span><text:span text:style-name="T3">no</text:span><text:span text:style-name="T3"> </text:span><text:span text:style-name="T3">plano</text:span><text:span text:style-name="T3"> </text:span><text:span text:style-name="T3">de</text:span><text:span text:style-name="T3"> </text:span><text:span text:style-name="T3">V</text:span><text:span text:style-name="T3">&amp;</text:span><text:span text:style-name="T3">V</text:span><text:span text:style-name="T3">;</text:span></text:p>
      <text:p text:style-name="P25"/>
      <text:p text:style-name="P24"><text:span text:style-name="T3">Nota</text:span><text:span text:style-name="T3"> -</text:span><text:span text:style-name="T3"> </text:span><text:span text:style-name="T3">Exemplos</text:span><text:span text:style-name="T3"> </text:span><text:span text:style-name="T3">de</text:span><text:span text:style-name="T3"> </text:span><text:span text:style-name="T3">produtos</text:span><text:span text:style-name="T3"> </text:span><text:span text:style-name="T3">que</text:span><text:span text:style-name="T3"> </text:span><text:span text:style-name="T3">podem</text:span><text:span text:style-name="T3"> </text:span><text:span text:style-name="T3">ser</text:span><text:span text:style-name="T3"> </text:span><text:span text:style-name="T3">alvo</text:span><text:span text:style-name="T3"> </text:span><text:span text:style-name="T3">de</text:span><text:span text:style-name="T3"> </text:span><text:span text:style-name="T3">V</text:span><text:span text:style-name="T3">&amp;</text:span><text:span text:style-name="T3">V</text:span><text:span text:style-name="T3"> </text:span><text:span text:style-name="T3">são</text:span><text:span text:style-name="T3">: <text:s/></text:span><text:span text:style-name="T3">documento</text:span><text:span text:style-name="T3"> </text:span><text:span text:style-name="T3">de</text:span><text:span text:style-name="T3"> </text:span><text:span text:style-name="T3">casos</text:span><text:span text:style-name="T3"> </text:span><text:span text:style-name="T3">de</text:span><text:span text:style-name="T3"> </text:span><text:span text:style-name="T3">uso</text:span><text:span text:style-name="T3">, </text:span><text:span text:style-name="T3">modelos</text:span><text:span text:style-name="T3"> </text:span><text:span text:style-name="T3">arquiteturais</text:span><text:span text:style-name="T3">, </text:span><text:span text:style-name="T3">diagramas</text:span><text:span text:style-name="T3"> </text:span><text:span text:style-name="T3">de</text:span><text:span text:style-name="T3"> </text:span><text:span text:style-name="T3">classe</text:span><text:span text:style-name="T3"> </text:span><text:span text:style-name="T3">de</text:span><text:span text:style-name="T3"> </text:span><text:span text:style-name="T3">projeto</text:span><text:span text:style-name="T3"> </text:span><text:span text:style-name="T3">detalhado</text:span><text:span text:style-name="T3">, </text:span><text:span text:style-name="T3">código</text:span><text:span text:style-name="T3">-</text:span><text:span text:style-name="T3">fonte</text:span><text:span text:style-name="T3">.</text:span></text:p>
      <text:h text:style-name="P45" text:outline-level="10"><text:bookmark text:name="h.sq5f67aneabb"/><text:span text:style-name="T5">Procedimento</text:span><text:span text:style-name="T5"> </text:span><text:span text:style-name="T5">para</text:span><text:span text:style-name="T5"> </text:span><text:span text:style-name="T5">definir</text:span><text:span text:style-name="T5"> </text:span><text:span text:style-name="T5">estratégia</text:span><text:span text:style-name="T5"> </text:span><text:span text:style-name="T5">de</text:span><text:span text:style-name="T5"> </text:span><text:span text:style-name="T5">V</text:span><text:span text:style-name="T5">&amp;</text:span><text:span text:style-name="T5">V</text:span></text:h>
      <text:p text:style-name="P24"><text:span text:style-name="T3">Deve</text:span><text:span text:style-name="T3">-</text:span><text:span text:style-name="T3">se</text:span><text:span text:style-name="T3"> </text:span><text:span text:style-name="T3">estabelecer</text:span><text:span text:style-name="T3"> </text:span><text:span text:style-name="T3">uma</text:span><text:span text:style-name="T3"> </text:span><text:span text:style-name="T3">estratégia</text:span><text:span text:style-name="T3"> </text:span><text:span text:style-name="T3">para</text:span><text:span text:style-name="T3"> </text:span><text:span text:style-name="T3">V</text:span><text:span text:style-name="T3">&amp;</text:span><text:span text:style-name="T3">V</text:span><text:span text:style-name="T3"> </text:span><text:span text:style-name="T3">dos</text:span><text:span text:style-name="T3"> </text:span><text:span text:style-name="T3">itens</text:span><text:span text:style-name="T3"> </text:span><text:span text:style-name="T3">identificados</text:span><text:span text:style-name="T3">. </text:span><text:span text:style-name="T3">Os</text:span><text:span text:style-name="T3"> </text:span><text:span text:style-name="T3">passos</text:span><text:span text:style-name="T3"> </text:span><text:span text:style-name="T3">a</text:span><text:span text:style-name="T3"> </text:span><text:span text:style-name="T3">serem</text:span><text:span text:style-name="T3"> </text:span><text:span text:style-name="T3">realizados</text:span><text:span text:style-name="T3"> </text:span><text:span text:style-name="T3">são</text:span><text:span text:style-name="T3">:</text:span></text:p>
      <text:p text:style-name="P25"/>
      <text:p text:style-name="P24"><text:span text:style-name="T3">a</text:span><text:span text:style-name="T3">) </text:span><text:span text:style-name="T3">Estabelecer</text:span><text:span text:style-name="T3"> </text:span><text:span text:style-name="T3">um</text:span><text:span text:style-name="T3"> </text:span><text:span text:style-name="T3">cronograma</text:span><text:span text:style-name="T3"> </text:span><text:span text:style-name="T3">para</text:span><text:span text:style-name="T3"> </text:span><text:span text:style-name="T3">as</text:span><text:span text:style-name="T3"> </text:span><text:span text:style-name="T3">atividades</text:span><text:span text:style-name="T3"> </text:span><text:span text:style-name="T3">de</text:span><text:span text:style-name="T3"> </text:span><text:span text:style-name="T3">V</text:span><text:span text:style-name="T3">&amp;</text:span><text:span text:style-name="T3">V</text:span><text:span text:style-name="T3"> </text:span><text:span text:style-name="T3">dos</text:span><text:span text:style-name="T3"> </text:span><text:span text:style-name="T3">itens</text:span><text:span text:style-name="T3"> (</text:span><text:span text:style-name="T3">por</text:span><text:span text:style-name="T3"> </text:span><text:span text:style-name="T3">exemplo</text:span><text:span text:style-name="T3">, </text:span><text:span text:style-name="T3">definir</text:span><text:span text:style-name="T3"> </text:span><text:span text:style-name="T3">quando</text:span><text:span text:style-name="T3"> </text:span><text:span text:style-name="T3">os</text:span><text:span text:style-name="T3"> </text:span><text:span text:style-name="T3">métodos</text:span><text:span text:style-name="T3">/</text:span><text:span text:style-name="T3">técnicas</text:span><text:span text:style-name="T3"> </text:span><text:span text:style-name="T3">serão</text:span><text:span text:style-name="T3"> </text:span><text:span text:style-name="T3">aplicados</text:span><text:span text:style-name="T3"> </text:span><text:span text:style-name="T3">e</text:span><text:span text:style-name="T3"> </text:span><text:span text:style-name="T3">os</text:span><text:span text:style-name="T3"> </text:span><text:span text:style-name="T3">recursos</text:span><text:span text:style-name="T3"> </text:span><text:span text:style-name="T3">para</text:span><text:span text:style-name="T3"> </text:span><text:span text:style-name="T3">aplicá</text:span><text:span text:style-name="T3">-</text:span><text:span text:style-name="T3">los</text:span><text:span text:style-name="T3">);</text:span></text:p>
      <text:p text:style-name="P24"><text:span text:style-name="T3">b</text:span><text:span text:style-name="T3">) </text:span><text:span text:style-name="T3">Definir</text:span><text:span text:style-name="T3"> </text:span><text:span text:style-name="T3">os</text:span><text:span text:style-name="T3"> </text:span><text:span text:style-name="T3">métodos</text:span><text:span text:style-name="T3"> </text:span><text:span text:style-name="T3">usados</text:span><text:span text:style-name="T3"> </text:span><text:span text:style-name="T3">para</text:span><text:span text:style-name="T3"> </text:span><text:span text:style-name="T3">V</text:span><text:span text:style-name="T3">&amp;</text:span><text:span text:style-name="T3">V</text:span><text:span text:style-name="T3">. </text:span><text:span text:style-name="T3">São</text:span><text:span text:style-name="T3"> </text:span><text:span text:style-name="T3">incluídos</text:span><text:span text:style-name="T3"> </text:span><text:span text:style-name="T3">a</text:span><text:span text:style-name="T3"> </text:span><text:span text:style-name="T3">revisão</text:span><text:span text:style-name="T3"> </text:span><text:span text:style-name="T3">por</text:span><text:span text:style-name="T3"> </text:span><text:span text:style-name="T3">pares</text:span><text:span text:style-name="T3">, </text:span><text:span text:style-name="T3">inspeção</text:span><text:span text:style-name="T3">, </text:span><text:span text:style-name="T4">walkthrough</text:span><text:span text:style-name="T3">, </text:span><text:span text:style-name="T3">revisão</text:span><text:span text:style-name="T3"> </text:span><text:span text:style-name="T3">semi</text:span><text:span text:style-name="T3">-</text:span><text:span text:style-name="T3">formal</text:span><text:span text:style-name="T3">, </text:span><text:span text:style-name="T3">técnicas</text:span><text:span text:style-name="T3"> </text:span><text:span text:style-name="T3">e</text:span><text:span text:style-name="T3"> </text:span><text:span text:style-name="T3">tipos</text:span><text:span text:style-name="T3"> </text:span><text:span text:style-name="T3">de</text:span><text:span text:style-name="T3"> </text:span><text:span text:style-name="T3">teste</text:span><text:span text:style-name="T3">, </text:span><text:span text:style-name="T3">dentre</text:span><text:span text:style-name="T3"> </text:span><text:span text:style-name="T3">outros</text:span><text:span text:style-name="T3">;</text:span></text:p>
      <text:p text:style-name="P24"><text:span text:style-name="T3">c</text:span><text:span text:style-name="T3">) </text:span><text:span text:style-name="T3">Definir</text:span><text:span text:style-name="T3"> </text:span><text:span text:style-name="T3">os</text:span><text:span text:style-name="T3"> </text:span><text:span text:style-name="T3">envolvidos</text:span><text:span text:style-name="T3"> </text:span><text:span text:style-name="T3">e</text:span><text:span text:style-name="T3"> </text:span><text:span text:style-name="T3">seus</text:span><text:span text:style-name="T3"> </text:span><text:span text:style-name="T3">papéis</text:span><text:span text:style-name="T3"> </text:span><text:span text:style-name="T3">nas</text:span><text:span text:style-name="T3"> </text:span><text:span text:style-name="T3">atividades</text:span><text:span text:style-name="T3"> </text:span><text:span text:style-name="T3">de</text:span><text:span text:style-name="T3"> </text:span><text:span text:style-name="T3">V</text:span><text:span text:style-name="T3">&amp;</text:span><text:span text:style-name="T3">V</text:span><text:span text:style-name="T3">;</text:span></text:p>
      <text:p text:style-name="P24"><text:span text:style-name="T3">d</text:span><text:span text:style-name="T3">) </text:span><text:span text:style-name="T3">Definir</text:span><text:span text:style-name="T3"> </text:span><text:span text:style-name="T3">as</text:span><text:span text:style-name="T3"> </text:span><text:span text:style-name="T3">ferramentas</text:span><text:span text:style-name="T3"> </text:span><text:span text:style-name="T3">e</text:span><text:span text:style-name="T3"> </text:span><text:span text:style-name="T3">materiais</text:span><text:span text:style-name="T3"> </text:span><text:span text:style-name="T3">de</text:span><text:span text:style-name="T3"> </text:span><text:span text:style-name="T3">apoio</text:span><text:span text:style-name="T3"> </text:span><text:span text:style-name="T3">para</text:span><text:span text:style-name="T3"> </text:span><text:span text:style-name="T3">V</text:span><text:span text:style-name="T3">&amp;</text:span><text:span text:style-name="T3">V</text:span><text:span text:style-name="T3">;</text:span></text:p>
      <text:p text:style-name="P1"><text:span text:style-name="T3"><text:tab/></text:span><text:span text:style-name="T3">e</text:span><text:span text:style-name="T3">) </text:span><text:span text:style-name="T3">Documentar</text:span><text:span text:style-name="T3"> </text:span><text:span text:style-name="T3">a</text:span><text:span text:style-name="T3"> </text:span><text:span text:style-name="T3">estratégia</text:span><text:span text:style-name="T3"> </text:span><text:span text:style-name="T3">definida</text:span><text:span text:style-name="T3"> </text:span><text:span text:style-name="T3">no</text:span><text:span text:style-name="T3"> </text:span><text:span text:style-name="T3">plano</text:span><text:span text:style-name="T3"> </text:span><text:span text:style-name="T3">de</text:span><text:span text:style-name="T3"> </text:span><text:span text:style-name="T3">V</text:span><text:span text:style-name="T3">&amp;</text:span><text:span text:style-name="T3">V</text:span><text:span text:style-name="T3">; </text:span></text:p>
      <text:h text:style-name="P45" text:outline-level="10"><text:bookmark text:name="h.mi382bvp3vb6"/><text:span text:style-name="T5">Procedimento</text:span><text:span text:style-name="T5"> </text:span><text:span text:style-name="T5">para</text:span><text:span text:style-name="T5"> </text:span><text:span text:style-name="T5">validar</text:span><text:span text:style-name="T5"> </text:span><text:span text:style-name="T5">os</text:span><text:span text:style-name="T5"> </text:span><text:span text:style-name="T5">Requisitos</text:span></text:h>
      <text:p text:style-name="P24"><text:span text:style-name="T3">Podemos</text:span><text:span text:style-name="T3"> </text:span><text:span text:style-name="T3">validar</text:span><text:span text:style-name="T3"> </text:span><text:span text:style-name="T3">os</text:span><text:span text:style-name="T3"> </text:span><text:span text:style-name="T3">requisitos</text:span><text:span text:style-name="T3"> </text:span><text:span text:style-name="T3">para</text:span><text:span text:style-name="T3"> </text:span><text:span text:style-name="T3">as</text:span><text:span text:style-name="T3"> </text:span><text:span text:style-name="T3">seguinte</text:span><text:span text:style-name="T3"> </text:span><text:span text:style-name="T3">características</text:span><text:span text:style-name="T3">: </text:span><text:span text:style-name="T3">adequação</text:span><text:span text:style-name="T3">, </text:span><text:span text:style-name="T3">consistência</text:span><text:span text:style-name="T3">, </text:span><text:span text:style-name="T3">completude</text:span><text:span text:style-name="T3">, </text:span><text:span text:style-name="T3">acurácia</text:span><text:span text:style-name="T3">, </text:span><text:span text:style-name="T3">legibilidade</text:span><text:span text:style-name="T3"> </text:span><text:span text:style-name="T3">e</text:span><text:span text:style-name="T3"> </text:span><text:span text:style-name="T3">testabilidade</text:span><text:span text:style-name="T3">. </text:span><text:span text:style-name="T3">Para</text:span><text:span text:style-name="T3"> </text:span><text:span text:style-name="T3">cada</text:span><text:span text:style-name="T3"> </text:span><text:span text:style-name="T3">um</text:span><text:span text:style-name="T3"> </text:span><text:span text:style-name="T3">deles</text:span><text:span text:style-name="T3">, </text:span><text:span text:style-name="T3">podemos</text:span><text:span text:style-name="T3"> </text:span><text:span text:style-name="T3">enumerar</text:span><text:span text:style-name="T3"> </text:span><text:span text:style-name="T3">as</text:span><text:span text:style-name="T3"> </text:span><text:span text:style-name="T3">tarefas</text:span><text:span text:style-name="T3"> </text:span><text:span text:style-name="T3">necessárias</text:span><text:span text:style-name="T3">:</text:span></text:p>
      <text:p text:style-name="P25"/>
      <text:list xml:id="list937140692408635040" text:style-name="LS6">
        <text:list-item>
          <text:p text:style-name="P33"><text:soft-page-break/><text:span text:style-name="T3">Adequação</text:span><text:span text:style-name="T3">:</text:span></text:p>
          <text:list>
            <text:list-item>
              <text:p text:style-name="P33"><text:span text:style-name="T3">Verifica</text:span><text:span text:style-name="T3"> </text:span><text:span text:style-name="T3">se</text:span><text:span text:style-name="T3"> </text:span><text:span text:style-name="T3">os</text:span><text:span text:style-name="T3"> </text:span><text:span text:style-name="T3">requisitos</text:span><text:span text:style-name="T3"> </text:span><text:span text:style-name="T3">satisfazem</text:span><text:span text:style-name="T3"> </text:span><text:span text:style-name="T3">o</text:span><text:span text:style-name="T3"> </text:span><text:span text:style-name="T3">software</text:span><text:span text:style-name="T3"> </text:span><text:span text:style-name="T3">dentro</text:span><text:span text:style-name="T3"> </text:span><text:span text:style-name="T3">das</text:span><text:span text:style-name="T3"> </text:span><text:span text:style-name="T3">suposições</text:span><text:span text:style-name="T3">, </text:span><text:span text:style-name="T3">restrições</text:span><text:span text:style-name="T3"> </text:span><text:span text:style-name="T3">e</text:span><text:span text:style-name="T3"> </text:span><text:span text:style-name="T3">ambiente</text:span><text:span text:style-name="T3"> </text:span><text:span text:style-name="T3">de</text:span><text:span text:style-name="T3"> </text:span><text:span text:style-name="T3">operação</text:span><text:span text:style-name="T3"> </text:span><text:span text:style-name="T3">do</text:span><text:span text:style-name="T3"> </text:span><text:span text:style-name="T3">mesmo</text:span><text:span text:style-name="T3">.</text:span></text:p>
            </text:list-item>
            <text:list-item>
              <text:p text:style-name="P33"><text:span text:style-name="T3">Verifica</text:span><text:span text:style-name="T3"> </text:span><text:span text:style-name="T3">se</text:span><text:span text:style-name="T3"> </text:span><text:span text:style-name="T3">os</text:span><text:span text:style-name="T3"> </text:span><text:span text:style-name="T3">requisitos</text:span><text:span text:style-name="T3"> </text:span><text:span text:style-name="T3">de</text:span><text:span text:style-name="T3"> </text:span><text:span text:style-name="T3">software</text:span><text:span text:style-name="T3"> </text:span><text:span text:style-name="T3">estão</text:span><text:span text:style-name="T3"> </text:span><text:span text:style-name="T3">de</text:span><text:span text:style-name="T3"> </text:span><text:span text:style-name="T3">acordo</text:span><text:span text:style-name="T3"> </text:span><text:span text:style-name="T3">com</text:span><text:span text:style-name="T3"> </text:span><text:span text:style-name="T3">normas</text:span><text:span text:style-name="T3">, </text:span><text:span text:style-name="T3">regulações</text:span><text:span text:style-name="T3">, </text:span><text:span text:style-name="T3">políticas</text:span><text:span text:style-name="T3">, </text:span><text:span text:style-name="T3">leis</text:span><text:span text:style-name="T3"> </text:span><text:span text:style-name="T3">e</text:span><text:span text:style-name="T3"> </text:span><text:span text:style-name="T3">regras</text:span><text:span text:style-name="T3"> </text:span><text:span text:style-name="T3">de</text:span><text:span text:style-name="T3"> </text:span><text:span text:style-name="T3">negócio</text:span><text:span text:style-name="T3">.</text:span></text:p>
            </text:list-item>
            <text:list-item>
              <text:p text:style-name="P33"><text:span text:style-name="T3">Valida</text:span><text:span text:style-name="T3"> </text:span><text:span text:style-name="T3">se</text:span><text:span text:style-name="T3"> </text:span><text:span text:style-name="T3">o</text:span><text:span text:style-name="T3"> </text:span><text:span text:style-name="T3">fluxo</text:span><text:span text:style-name="T3"> </text:span><text:span text:style-name="T3">de</text:span><text:span text:style-name="T3"> </text:span><text:span text:style-name="T3">dados</text:span><text:span text:style-name="T3"> </text:span><text:span text:style-name="T3">e</text:span><text:span text:style-name="T3"> </text:span><text:span text:style-name="T3">controle</text:span><text:span text:style-name="T3"> </text:span><text:span text:style-name="T3">satisfazem</text:span><text:span text:style-name="T3"> </text:span><text:span text:style-name="T3">os</text:span><text:span text:style-name="T3"> </text:span><text:span text:style-name="T3">requisitos</text:span><text:span text:style-name="T3"> </text:span><text:span text:style-name="T3">de</text:span><text:span text:style-name="T3"> </text:span><text:span text:style-name="T3">performance</text:span><text:span text:style-name="T3"> </text:span><text:span text:style-name="T3">e</text:span><text:span text:style-name="T3"> </text:span><text:span text:style-name="T3">funcionalidade</text:span><text:span text:style-name="T3">.</text:span></text:p>
            </text:list-item>
            <text:list-item>
              <text:p text:style-name="P33"><text:span text:style-name="T3">Valida</text:span><text:span text:style-name="T3"> </text:span><text:span text:style-name="T3">o</text:span><text:span text:style-name="T3"> </text:span><text:span text:style-name="T3">uso</text:span><text:span text:style-name="T3"> </text:span><text:span text:style-name="T3">de</text:span><text:span text:style-name="T3"> </text:span><text:span text:style-name="T3">dados</text:span><text:span text:style-name="T3"> </text:span><text:span text:style-name="T3">e</text:span><text:span text:style-name="T3"> </text:span><text:span text:style-name="T3">o</text:span><text:span text:style-name="T3"> </text:span><text:span text:style-name="T3">seu</text:span><text:span text:style-name="T3"> </text:span><text:span text:style-name="T3">formato</text:span><text:span text:style-name="T3">.</text:span></text:p>
            </text:list-item>
          </text:list>
        </text:list-item>
        <text:list-item>
          <text:p text:style-name="P33"><text:span text:style-name="T3">Consistência</text:span><text:span text:style-name="T3">:</text:span></text:p>
          <text:list>
            <text:list-item>
              <text:p text:style-name="P33"><text:span text:style-name="T3">Verifica</text:span><text:span text:style-name="T3"> </text:span><text:span text:style-name="T3">se</text:span><text:span text:style-name="T3"> </text:span><text:span text:style-name="T3">todos</text:span><text:span text:style-name="T3"> </text:span><text:span text:style-name="T3">os</text:span><text:span text:style-name="T3"> </text:span><text:span text:style-name="T3">termos</text:span><text:span text:style-name="T3"> </text:span><text:span text:style-name="T3">e</text:span><text:span text:style-name="T3"> </text:span><text:span text:style-name="T3">conceitos</text:span><text:span text:style-name="T3"> </text:span><text:span text:style-name="T3">estão</text:span><text:span text:style-name="T3"> </text:span><text:span text:style-name="T3">documentados</text:span><text:span text:style-name="T3"> </text:span><text:span text:style-name="T3">com</text:span><text:span text:style-name="T3"> </text:span><text:span text:style-name="T3">consistência</text:span><text:span text:style-name="T3">.</text:span></text:p>
            </text:list-item>
            <text:list-item>
              <text:p text:style-name="P33"><text:span text:style-name="T3">Verifica</text:span><text:span text:style-name="T3"> </text:span><text:span text:style-name="T3">se</text:span><text:span text:style-name="T3"> </text:span><text:span text:style-name="T3">existe</text:span><text:span text:style-name="T3"> </text:span><text:span text:style-name="T3">consistência</text:span><text:span text:style-name="T3"> </text:span><text:span text:style-name="T3">interna</text:span><text:span text:style-name="T3"> </text:span><text:span text:style-name="T3">entre</text:span><text:span text:style-name="T3"> </text:span><text:span text:style-name="T3">os</text:span><text:span text:style-name="T3"> </text:span><text:span text:style-name="T3">requisitos</text:span><text:span text:style-name="T3">, </text:span><text:span text:style-name="T3">e</text:span><text:span text:style-name="T3"> </text:span><text:span text:style-name="T3">consistência</text:span><text:span text:style-name="T3"> </text:span><text:span text:style-name="T3">externa</text:span><text:span text:style-name="T3"> </text:span><text:span text:style-name="T3">com</text:span><text:span text:style-name="T3"> </text:span><text:span text:style-name="T3">os</text:span><text:span text:style-name="T3"> </text:span><text:span text:style-name="T3">outros</text:span><text:span text:style-name="T3"> </text:span><text:span text:style-name="T3">requisitos</text:span><text:span text:style-name="T3">.</text:span></text:p>
            </text:list-item>
          </text:list>
        </text:list-item>
        <text:list-item>
          <text:p text:style-name="P33"><text:span text:style-name="T3">Completude</text:span><text:span text:style-name="T3">:</text:span></text:p>
          <text:list>
            <text:list-item>
              <text:p text:style-name="P33"><text:span text:style-name="T3">Verifica</text:span><text:span text:style-name="T3"> </text:span><text:span text:style-name="T3">se</text:span><text:span text:style-name="T3"> </text:span><text:span text:style-name="T3">os</text:span><text:span text:style-name="T3"> </text:span><text:span text:style-name="T3">seguintes</text:span><text:span text:style-name="T3"> </text:span><text:span text:style-name="T3">elementos</text:span><text:span text:style-name="T3"> </text:span><text:span text:style-name="T3">estão</text:span><text:span text:style-name="T3"> </text:span><text:span text:style-name="T3">nas</text:span><text:span text:style-name="T3"> </text:span><text:span text:style-name="T3">suposições</text:span><text:span text:style-name="T3"> </text:span><text:span text:style-name="T3">e</text:span><text:span text:style-name="T3"> </text:span><text:span text:style-name="T3">restrições</text:span><text:span text:style-name="T3"> </text:span><text:span text:style-name="T3">do</text:span><text:span text:style-name="T3"> </text:span><text:span text:style-name="T3">sistema</text:span><text:span text:style-name="T3">:</text:span></text:p>
              <text:list>
                <text:list-item>
                  <text:p text:style-name="P33"><text:span text:style-name="T3">Funcionalidade</text:span><text:span text:style-name="T3">(</text:span><text:span text:style-name="T3">e</text:span><text:span text:style-name="T3">. </text:span><text:span text:style-name="T3">g</text:span><text:span text:style-name="T3">. </text:span><text:span text:style-name="T3">algortimos</text:span><text:span text:style-name="T3">, </text:span><text:span text:style-name="T3">entradas</text:span><text:span text:style-name="T3"> </text:span><text:span text:style-name="T3">e</text:span><text:span text:style-name="T3"> </text:span><text:span text:style-name="T3">saídas</text:span><text:span text:style-name="T3">)</text:span></text:p>
                </text:list-item>
                <text:list-item>
                  <text:p text:style-name="P33"><text:span text:style-name="T3">Definição</text:span><text:span text:style-name="T3"> </text:span><text:span text:style-name="T3">de</text:span><text:span text:style-name="T3"> </text:span><text:span text:style-name="T3">processos</text:span><text:span text:style-name="T3"> </text:span><text:span text:style-name="T3">e</text:span><text:span text:style-name="T3"> </text:span><text:span text:style-name="T3">agendas</text:span><text:span text:style-name="T3">.</text:span></text:p>
                </text:list-item>
                <text:list-item>
                  <text:p text:style-name="P33"><text:span text:style-name="T3">Descrições</text:span><text:span text:style-name="T3"> </text:span><text:span text:style-name="T3">de</text:span><text:span text:style-name="T3"> </text:span><text:span text:style-name="T3">software</text:span><text:span text:style-name="T3"> </text:span><text:span text:style-name="T3">e</text:span><text:span text:style-name="T3"> </text:span><text:span text:style-name="T3">hardware</text:span><text:span text:style-name="T3">.</text:span></text:p>
                </text:list-item>
                <text:list-item>
                  <text:p text:style-name="P33"><text:span text:style-name="T3">Critérios</text:span><text:span text:style-name="T3"> </text:span><text:span text:style-name="T3">de</text:span><text:span text:style-name="T3"> </text:span><text:span text:style-name="T3">desempenho</text:span><text:span text:style-name="T3">.</text:span></text:p>
                </text:list-item>
                <text:list-item>
                  <text:p text:style-name="P33"><text:span text:style-name="T3">Configuração</text:span><text:span text:style-name="T3"> </text:span><text:span text:style-name="T3">crítica</text:span><text:span text:style-name="T3"> </text:span><text:span text:style-name="T3">do</text:span><text:span text:style-name="T3"> </text:span><text:span text:style-name="T3">sistema</text:span><text:span text:style-name="T3">.</text:span></text:p>
                </text:list-item>
              </text:list>
            </text:list-item>
          </text:list>
        </text:list-item>
        <text:list-item>
          <text:p text:style-name="P33"><text:span text:style-name="T3">Acurácia</text:span><text:span text:style-name="T3">:</text:span></text:p>
          <text:list>
            <text:list-item>
              <text:p text:style-name="P33"><text:span text:style-name="T3">Verifica</text:span><text:span text:style-name="T3"> </text:span><text:span text:style-name="T3">se</text:span><text:span text:style-name="T3"> </text:span><text:span text:style-name="T3">a</text:span><text:span text:style-name="T3"> </text:span><text:span text:style-name="T3">lógica</text:span><text:span text:style-name="T3"> </text:span><text:span text:style-name="T3">computacional</text:span><text:span text:style-name="T3"> </text:span><text:span text:style-name="T3">envolvida</text:span><text:span text:style-name="T3"> </text:span><text:span text:style-name="T3">satisfaz</text:span><text:span text:style-name="T3"> </text:span><text:span text:style-name="T3">os</text:span><text:span text:style-name="T3"> </text:span><text:span text:style-name="T3">requisitos</text:span><text:span text:style-name="T3">.</text:span></text:p>
            </text:list-item>
          </text:list>
        </text:list-item>
        <text:list-item>
          <text:p text:style-name="P33"><text:span text:style-name="T3">Legibilidade</text:span><text:span text:style-name="T3">:</text:span></text:p>
          <text:list>
            <text:list-item>
              <text:p text:style-name="P33"><text:span text:style-name="T3">Verifica</text:span><text:span text:style-name="T3"> </text:span><text:span text:style-name="T3">se</text:span><text:span text:style-name="T3"> </text:span><text:span text:style-name="T3">a</text:span><text:span text:style-name="T3"> </text:span><text:span text:style-name="T3">documentação</text:span><text:span text:style-name="T3"> </text:span><text:span text:style-name="T3">está</text:span><text:span text:style-name="T3"> </text:span><text:span text:style-name="T3">legível</text:span><text:span text:style-name="T3">, </text:span><text:span text:style-name="T3">entendível</text:span><text:span text:style-name="T3"> </text:span><text:span text:style-name="T3">e</text:span><text:span text:style-name="T3"> </text:span><text:span text:style-name="T3">não</text:span><text:span text:style-name="T3">-</text:span><text:span text:style-name="T3">ambigua</text:span><text:span text:style-name="T3">.</text:span></text:p>
            </text:list-item>
            <text:list-item>
              <text:p text:style-name="P33"><text:span text:style-name="T3">Verifica</text:span><text:span text:style-name="T3"> </text:span><text:span text:style-name="T3">se</text:span><text:span text:style-name="T3"> </text:span><text:span text:style-name="T3">a</text:span><text:span text:style-name="T3"> </text:span><text:span text:style-name="T3">documentação</text:span><text:span text:style-name="T3"> </text:span><text:span text:style-name="T3">define</text:span><text:span text:style-name="T3"> </text:span><text:span text:style-name="T3">todos</text:span><text:span text:style-name="T3"> </text:span><text:span text:style-name="T3">os</text:span><text:span text:style-name="T3"> </text:span><text:span text:style-name="T3">acrônimos</text:span><text:span text:style-name="T3">, </text:span><text:span text:style-name="T3">abreviações</text:span><text:span text:style-name="T3">, </text:span><text:span text:style-name="T3">termos</text:span><text:span text:style-name="T3"> </text:span><text:span text:style-name="T3">e</text:span><text:span text:style-name="T3"> </text:span><text:span text:style-name="T3">símbolos</text:span><text:span text:style-name="T3"> </text:span><text:span text:style-name="T3">utilizados</text:span><text:span text:style-name="T3">.</text:span></text:p>
            </text:list-item>
          </text:list>
        </text:list-item>
        <text:list-item>
          <text:p text:style-name="P33"><text:span text:style-name="T3">Testabilidade</text:span><text:span text:style-name="T3">:</text:span></text:p>
          <text:list>
            <text:list-item>
              <text:p text:style-name="P33"><text:span text:style-name="T3">Verifica</text:span><text:span text:style-name="T3"> </text:span><text:span text:style-name="T3">se</text:span><text:span text:style-name="T3"> </text:span><text:span text:style-name="T3">não</text:span><text:span text:style-name="T3"> </text:span><text:span text:style-name="T3">existem</text:span><text:span text:style-name="T3"> </text:span><text:span text:style-name="T3">outros</text:span><text:span text:style-name="T3"> </text:span><text:span text:style-name="T3">critérios</text:span><text:span text:style-name="T3"> </text:span><text:span text:style-name="T3">objetivos</text:span><text:span text:style-name="T3"> </text:span><text:span text:style-name="T3">de</text:span><text:span text:style-name="T3"> </text:span><text:span text:style-name="T3">aceitação</text:span><text:span text:style-name="T3"> </text:span><text:span text:style-name="T3">para</text:span><text:span text:style-name="T3"> </text:span><text:span text:style-name="T3">validar</text:span><text:span text:style-name="T3"> </text:span><text:span text:style-name="T3">os</text:span><text:span text:style-name="T3"> </text:span><text:span text:style-name="T3">requisitos</text:span><text:span text:style-name="T3">.</text:span></text:p>
            </text:list-item>
          </text:list>
        </text:list-item>
      </text:list>
      <text:p text:style-name="P3"/>
      <text:h text:style-name="P44" text:outline-level="10"><text:bookmark text:name="h.tt4sl1i230p"/><text:span text:style-name="T3">Procedimento</text:span><text:span text:style-name="T3"> </text:span><text:span text:style-name="T3">para</text:span><text:span text:style-name="T3"> </text:span><text:span text:style-name="T3">realizar</text:span><text:span text:style-name="T3"> </text:span><text:span text:style-name="T3">a</text:span><text:span text:style-name="T3"> </text:span><text:span text:style-name="T3">análise</text:span><text:span text:style-name="T3"> </text:span><text:span text:style-name="T3">de</text:span><text:span text:style-name="T3"> </text:span><text:span text:style-name="T3">criticidade</text:span></text:h>
      <text:p text:style-name="P24"><text:span text:style-name="T3">Para</text:span><text:span text:style-name="T3"> </text:span><text:span text:style-name="T3">realizar</text:span><text:span text:style-name="T3"> </text:span><text:span text:style-name="T3">a</text:span><text:span text:style-name="T3"> </text:span><text:span text:style-name="T3">análise</text:span><text:span text:style-name="T3"> </text:span><text:span text:style-name="T3">de</text:span><text:span text:style-name="T3"> </text:span><text:span text:style-name="T3">criticidade</text:span><text:span text:style-name="T3">, </text:span><text:span text:style-name="T3">deve</text:span><text:span text:style-name="T3">-</text:span><text:span text:style-name="T3">se</text:span><text:span text:style-name="T3">:</text:span></text:p>
      <text:list xml:id="list6206604437866561378" text:style-name="LS7">
        <text:list-item>
          <text:p text:style-name="P34"><text:span text:style-name="T3">Revisar</text:span><text:span text:style-name="T3"> </text:span><text:span text:style-name="T3">e</text:span><text:span text:style-name="T3"> </text:span><text:span text:style-name="T3">atualizar</text:span><text:span text:style-name="T3"> </text:span><text:span text:style-name="T3">os</text:span><text:span text:style-name="T3"> </text:span><text:span text:style-name="T3">resultados</text:span><text:span text:style-name="T3"> </text:span><text:span text:style-name="T3">da</text:span><text:span text:style-name="T3"> </text:span><text:span text:style-name="T3">análise</text:span><text:span text:style-name="T3"> </text:span><text:span text:style-name="T3">de</text:span><text:span text:style-name="T3"> </text:span><text:span text:style-name="T3">criticidade</text:span><text:span text:style-name="T3"> </text:span><text:span text:style-name="T3">anterior</text:span><text:span text:style-name="T3">.</text:span></text:p>
        </text:list-item>
        <text:list-item>
          <text:p text:style-name="P34"><text:span text:style-name="T3">Implementar</text:span><text:span text:style-name="T3"> </text:span><text:span text:style-name="T3">métodos</text:span><text:span text:style-name="T3"> </text:span><text:span text:style-name="T3">para</text:span><text:span text:style-name="T3"> </text:span><text:span text:style-name="T3">verificar</text:span><text:span text:style-name="T3"> </text:span><text:span text:style-name="T3">se</text:span><text:span text:style-name="T3"> </text:span><text:span text:style-name="T3">houve</text:span><text:span text:style-name="T3"> </text:span><text:span text:style-name="T3">mudança</text:span><text:span text:style-name="T3"> </text:span><text:span text:style-name="T3">nos</text:span><text:span text:style-name="T3"> </text:span><text:span text:style-name="T3">níveis</text:span><text:span text:style-name="T3"> </text:span><text:span text:style-name="T3">de</text:span><text:span text:style-name="T3"> </text:span><text:span text:style-name="T3">criticidade</text:span><text:span text:style-name="T3"> </text:span><text:span text:style-name="T3">de</text:span><text:span text:style-name="T3"> </text:span><text:span text:style-name="T3">um</text:span><text:span text:style-name="T3"> </text:span><text:span text:style-name="T3">determinado</text:span><text:span text:style-name="T3"> </text:span><text:span text:style-name="T3">elemento</text:span><text:span text:style-name="T3"> </text:span><text:span text:style-name="T3">de</text:span><text:span text:style-name="T3"> </text:span><text:span text:style-name="T3">software</text:span><text:span text:style-name="T3">, </text:span><text:span text:style-name="T3">e</text:span><text:span text:style-name="T3"> </text:span><text:span text:style-name="T3">que</text:span><text:span text:style-name="T3"> </text:span><text:span text:style-name="T3">não</text:span><text:span text:style-name="T3"> </text:span><text:span text:style-name="T3">existem</text:span><text:span text:style-name="T3"> </text:span><text:span text:style-name="T3">níveis</text:span><text:span text:style-name="T3"> </text:span><text:span text:style-name="T3">de</text:span><text:span text:style-name="T3"> </text:span><text:span text:style-name="T3">criticidade</text:span><text:span text:style-name="T3"> </text:span><text:span text:style-name="T3">inconsistentes</text:span><text:span text:style-name="T3"> </text:span><text:span text:style-name="T3">ou</text:span><text:span text:style-name="T3"> </text:span><text:span text:style-name="T3">indesejados</text:span><text:span text:style-name="T3">, </text:span><text:span text:style-name="T3">determinando</text:span><text:span text:style-name="T3"> </text:span><text:span text:style-name="T3">um</text:span><text:span text:style-name="T3"> </text:span><text:span text:style-name="T3">nível</text:span><text:span text:style-name="T3"> </text:span><text:span text:style-name="T3">de</text:span><text:span text:style-name="T3"> </text:span><text:span text:style-name="T3">criticidade</text:span><text:span text:style-name="T3"> </text:span><text:span text:style-name="T3">caso</text:span><text:span text:style-name="T3"> </text:span><text:span text:style-name="T3">um</text:span><text:span text:style-name="T3"> </text:span><text:span text:style-name="T3">nível</text:span><text:span text:style-name="T3"> </text:span><text:span text:style-name="T3">não</text:span><text:span text:style-name="T3"> </text:span><text:span text:style-name="T3">tenha</text:span><text:span text:style-name="T3"> </text:span><text:span text:style-name="T3">sido</text:span><text:span text:style-name="T3"> </text:span><text:span text:style-name="T3">designado</text:span><text:span text:style-name="T3"> </text:span><text:span text:style-name="T3">anteriormente</text:span><text:span text:style-name="T3">.</text:span></text:p>
        </text:list-item>
      </text:list>
      <text:h text:style-name="P45" text:outline-level="10"><text:bookmark text:name="h.3l666yi6f8p5"/><text:span text:style-name="T5">Procedimento</text:span><text:span text:style-name="T5"> </text:span><text:span text:style-name="T5">para</text:span><text:span text:style-name="T5"> </text:span><text:span text:style-name="T5">avaliar</text:span><text:span text:style-name="T5"> </text:span><text:span text:style-name="T5">design</text:span></text:h>
      <text:p text:style-name="P24">Para realizar a avaliação do design, podemos avaliar o design utilizado em alguns atributos com seus respectivos procedimentos:</text:p>
      <text:list xml:id="list7239688733095872426" text:style-name="LS8">
        <text:list-item>
          <text:p text:style-name="P35">Adequação:</text:p>
          <text:list>
            <text:list-item>
              <text:p text:style-name="P35">Verifica se o design do software satisfaz os requisitos.</text:p>
            </text:list-item>
            <text:list-item>
              <text:p text:style-name="P35">Verifica se o design do software está de acordo com normas, padrões, referências, políticas, regulamentações e regras de negócio.</text:p>
            </text:list-item>
            <text:list-item>
              <text:p text:style-name="P35">Verifica as mudanças de fluxo de dados e de estado utilizando a lógica, conhecimento do domínio, princípios de engenharia ou outros.</text:p>
            </text:list-item>
            <text:list-item>
              <text:p text:style-name="P35">Valida se o design detalhado e a iteração com seus elementos não resultam em consequências indesejadas.</text:p>
            </text:list-item>
            <text:list-item>
              <text:p text:style-name="P35">Valida se o controle e o fluxo de dados satisfazem os requisitos de desempenho e funcionalidade.</text:p>
            </text:list-item>
            <text:list-item>
              <text:p text:style-name="P35"><text:soft-page-break/>Valida o uso de dados e o seu formato.</text:p>
            </text:list-item>
            <text:list-item>
              <text:p text:style-name="P35">Verifica se os métodos e padrões de design são apropriados para o problema</text:p>
            </text:list-item>
          </text:list>
        </text:list-item>
        <text:list-item>
          <text:p text:style-name="P35">Consistência:</text:p>
          <text:list>
            <text:list-item>
              <text:p text:style-name="P35">Verifica se todos os termos e conceitos de design estão documentados com consitência.</text:p>
            </text:list-item>
            <text:list-item>
              <text:p text:style-name="P35">Verifica se existe consistência interna entre os elementos de design, e consitência externa com o design arquitetural.</text:p>
            </text:list-item>
          </text:list>
        </text:list-item>
        <text:list-item>
          <text:p text:style-name="P35">Completude:</text:p>
          <text:list>
            <text:list-item>
              <text:p text:style-name="P35"><text:span text:style-name="T3">Verifica</text:span><text:span text:style-name="T3"> </text:span><text:span text:style-name="T3">se</text:span><text:span text:style-name="T3"> </text:span><text:span text:style-name="T3">os</text:span><text:span text:style-name="T3"> </text:span><text:span text:style-name="T3">seguintes</text:span><text:span text:style-name="T3"> </text:span><text:span text:style-name="T3">elementos</text:span><text:span text:style-name="T3"> </text:span><text:span text:style-name="T3">estão</text:span><text:span text:style-name="T3"> </text:span><text:span text:style-name="T3">nas</text:span><text:span text:style-name="T3"> </text:span><text:span text:style-name="T3">suposições</text:span><text:span text:style-name="T3"> </text:span><text:span text:style-name="T3">e</text:span><text:span text:style-name="T3"> </text:span><text:span text:style-name="T3">restrições</text:span><text:span text:style-name="T3"> </text:span><text:span text:style-name="T3">do</text:span><text:span text:style-name="T3"> </text:span><text:span text:style-name="T3">sistema</text:span><text:span text:style-name="T3">:</text:span></text:p>
              <text:list>
                <text:list-item>
                  <text:p text:style-name="P35"><text:span text:style-name="T3">Funcionalidade</text:span><text:span text:style-name="T3">(</text:span><text:span text:style-name="T3">e</text:span><text:span text:style-name="T3">. </text:span><text:span text:style-name="T3">g</text:span><text:span text:style-name="T3">. </text:span><text:span text:style-name="T3">algortimos</text:span><text:span text:style-name="T3">, </text:span><text:span text:style-name="T3">entradas</text:span><text:span text:style-name="T3"> </text:span><text:span text:style-name="T3">e</text:span><text:span text:style-name="T3"> </text:span><text:span text:style-name="T3">saídas</text:span><text:span text:style-name="T3">)</text:span></text:p>
                </text:list-item>
                <text:list-item>
                  <text:p text:style-name="P35"><text:span text:style-name="T3">Definição</text:span><text:span text:style-name="T3"> </text:span><text:span text:style-name="T3">de</text:span><text:span text:style-name="T3"> </text:span><text:span text:style-name="T3">processos</text:span><text:span text:style-name="T3"> </text:span><text:span text:style-name="T3">e</text:span><text:span text:style-name="T3"> </text:span><text:span text:style-name="T3">agendas</text:span><text:span text:style-name="T3">.</text:span></text:p>
                </text:list-item>
                <text:list-item>
                  <text:p text:style-name="P35"><text:span text:style-name="T3">Descrições</text:span><text:span text:style-name="T3"> </text:span><text:span text:style-name="T3">de</text:span><text:span text:style-name="T3"> </text:span><text:span text:style-name="T3">software</text:span><text:span text:style-name="T3"> </text:span><text:span text:style-name="T3">e</text:span><text:span text:style-name="T3"> </text:span><text:span text:style-name="T3">hardware</text:span><text:span text:style-name="T3">.</text:span></text:p>
                </text:list-item>
                <text:list-item>
                  <text:p text:style-name="P35"><text:span text:style-name="T3">Critérios</text:span><text:span text:style-name="T3"> </text:span><text:span text:style-name="T3">de</text:span><text:span text:style-name="T3"> </text:span><text:span text:style-name="T3">desempenho</text:span><text:span text:style-name="T3">.</text:span></text:p>
                </text:list-item>
                <text:list-item>
                  <text:p text:style-name="P35"><text:span text:style-name="T3">Configuração</text:span><text:span text:style-name="T3"> </text:span><text:span text:style-name="T3">crítica</text:span><text:span text:style-name="T3"> </text:span><text:span text:style-name="T3">do</text:span><text:span text:style-name="T3"> </text:span><text:span text:style-name="T3">sistema</text:span><text:span text:style-name="T3">.</text:span></text:p>
                </text:list-item>
                <text:list-item>
                  <text:p text:style-name="P35"><text:span text:style-name="T3">Controle</text:span><text:span text:style-name="T3"> </text:span><text:span text:style-name="T3">do</text:span><text:span text:style-name="T3"> </text:span><text:span text:style-name="T3">sistema</text:span><text:span text:style-name="T3">, </text:span><text:span text:style-name="T3">software</text:span><text:span text:style-name="T3"> </text:span><text:span text:style-name="T3">e</text:span><text:span text:style-name="T3"> </text:span><text:span text:style-name="T3">dispositivos</text:span><text:span text:style-name="T3">.</text:span></text:p>
                </text:list-item>
                <text:list-item>
                  <text:p text:style-name="P35"><text:span text:style-name="T3">Verifica</text:span><text:span text:style-name="T3"> </text:span><text:span text:style-name="T3">se</text:span><text:span text:style-name="T3"> </text:span><text:span text:style-name="T3">os</text:span><text:span text:style-name="T3"> </text:span><text:span text:style-name="T3">documentos</text:span><text:span text:style-name="T3"> </text:span><text:span text:style-name="T3">estão</text:span><text:span text:style-name="T3"> </text:span><text:span text:style-name="T3">de</text:span><text:span text:style-name="T3"> </text:span><text:span text:style-name="T3">acordo</text:span><text:span text:style-name="T3"> </text:span><text:span text:style-name="T3">com</text:span><text:span text:style-name="T3"> </text:span><text:span text:style-name="T3">os</text:span><text:span text:style-name="T3"> </text:span><text:span text:style-name="T3">procedimentos</text:span><text:span text:style-name="T3"> </text:span><text:span text:style-name="T3">de</text:span><text:span text:style-name="T3"> </text:span><text:span text:style-name="T3">configuração</text:span><text:span text:style-name="T3"> </text:span><text:span text:style-name="T3">utilizados</text:span><text:span text:style-name="T3">.</text:span></text:p>
                </text:list-item>
              </text:list>
            </text:list-item>
          </text:list>
        </text:list-item>
        <text:list-item>
          <text:p text:style-name="P35"><text:span text:style-name="T3">Acurácia</text:span><text:span text:style-name="T3">:</text:span></text:p>
          <text:list>
            <text:list-item>
              <text:p text:style-name="P35"><text:span text:style-name="T3">Valida</text:span><text:span text:style-name="T3"> </text:span><text:span text:style-name="T3">a</text:span><text:span text:style-name="T3"> </text:span><text:span text:style-name="T3">lógica</text:span><text:span text:style-name="T3"> </text:span><text:span text:style-name="T3">computacional</text:span><text:span text:style-name="T3"> </text:span><text:span text:style-name="T3">e</text:span><text:span text:style-name="T3"> </text:span><text:span text:style-name="T3">a</text:span><text:span text:style-name="T3"> </text:span><text:span text:style-name="T3">precisão</text:span><text:span text:style-name="T3"> </text:span><text:span text:style-name="T3">da</text:span><text:span text:style-name="T3"> </text:span><text:span text:style-name="T3">interface</text:span><text:span text:style-name="T3"> </text:span><text:span text:style-name="T3">se</text:span><text:span text:style-name="T3"> </text:span><text:span text:style-name="T3">satisfazem</text:span><text:span text:style-name="T3"> </text:span><text:span text:style-name="T3">os</text:span><text:span text:style-name="T3"> </text:span><text:span text:style-name="T3">requisitos</text:span><text:span text:style-name="T3"> </text:span><text:span text:style-name="T3">do</text:span><text:span text:style-name="T3"> </text:span><text:span text:style-name="T3">ambiente</text:span><text:span text:style-name="T3"> </text:span><text:span text:style-name="T3">do</text:span><text:span text:style-name="T3"> </text:span><text:span text:style-name="T3">sistema</text:span><text:span text:style-name="T3">.</text:span></text:p>
            </text:list-item>
          </text:list>
        </text:list-item>
        <text:list-item>
          <text:p text:style-name="P35"><text:span text:style-name="T3">Legibilidade</text:span><text:span text:style-name="T3">:</text:span></text:p>
          <text:list>
            <text:list-item>
              <text:p text:style-name="P35"><text:span text:style-name="T3">Verifica</text:span><text:span text:style-name="T3"> </text:span><text:span text:style-name="T3">se</text:span><text:span text:style-name="T3"> </text:span><text:span text:style-name="T3">a</text:span><text:span text:style-name="T3"> </text:span><text:span text:style-name="T3">documentação</text:span><text:span text:style-name="T3"> </text:span><text:span text:style-name="T3">está</text:span><text:span text:style-name="T3"> </text:span><text:span text:style-name="T3">legível</text:span><text:span text:style-name="T3">, </text:span><text:span text:style-name="T3">entendível</text:span><text:span text:style-name="T3"> </text:span><text:span text:style-name="T3">e</text:span><text:span text:style-name="T3"> </text:span><text:span text:style-name="T3">não</text:span><text:span text:style-name="T3">-</text:span><text:span text:style-name="T3">ambigua</text:span><text:span text:style-name="T3">.</text:span></text:p>
            </text:list-item>
            <text:list-item>
              <text:p text:style-name="P35"><text:span text:style-name="T3">Verifica</text:span><text:span text:style-name="T3"> </text:span><text:span text:style-name="T3">se</text:span><text:span text:style-name="T3"> </text:span><text:span text:style-name="T3">a</text:span><text:span text:style-name="T3"> </text:span><text:span text:style-name="T3">documentação</text:span><text:span text:style-name="T3"> </text:span><text:span text:style-name="T3">define</text:span><text:span text:style-name="T3"> </text:span><text:span text:style-name="T3">todos</text:span><text:span text:style-name="T3"> </text:span><text:span text:style-name="T3">os</text:span><text:span text:style-name="T3"> </text:span><text:span text:style-name="T3">acrônimos</text:span><text:span text:style-name="T3">, </text:span><text:span text:style-name="T3">abreviações</text:span><text:span text:style-name="T3">, </text:span><text:span text:style-name="T3">linguagem</text:span><text:span text:style-name="T3"> </text:span><text:span text:style-name="T3">de</text:span><text:span text:style-name="T3"> </text:span><text:span text:style-name="T3">design</text:span><text:span text:style-name="T3">, </text:span><text:span text:style-name="T3">termos</text:span><text:span text:style-name="T3"> </text:span><text:span text:style-name="T3">e</text:span><text:span text:style-name="T3"> </text:span><text:span text:style-name="T3">símbolos</text:span><text:span text:style-name="T3"> </text:span><text:span text:style-name="T3">utilizados</text:span><text:span text:style-name="T3">.</text:span></text:p>
            </text:list-item>
          </text:list>
        </text:list-item>
        <text:list-item>
          <text:p text:style-name="P35"><text:span text:style-name="T3">Testabilidade</text:span><text:span text:style-name="T3">:</text:span></text:p>
          <text:list>
            <text:list-item>
              <text:p text:style-name="P35"><text:span text:style-name="T3">Verifica</text:span><text:span text:style-name="T3"> </text:span><text:span text:style-name="T3">se</text:span><text:span text:style-name="T3"> </text:span><text:span text:style-name="T3">existem</text:span><text:span text:style-name="T3"> </text:span><text:span text:style-name="T3">critérios</text:span><text:span text:style-name="T3"> </text:span><text:span text:style-name="T3">objetivos</text:span><text:span text:style-name="T3"> </text:span><text:span text:style-name="T3">de</text:span><text:span text:style-name="T3"> </text:span><text:span text:style-name="T3">aceitação</text:span><text:span text:style-name="T3"> </text:span><text:span text:style-name="T3">para</text:span><text:span text:style-name="T3"> </text:span><text:span text:style-name="T3">validar</text:span><text:span text:style-name="T3"> </text:span><text:span text:style-name="T3">cada</text:span><text:span text:style-name="T3"> </text:span><text:span text:style-name="T3">elemento</text:span><text:span text:style-name="T3"> </text:span><text:span text:style-name="T3">de</text:span><text:span text:style-name="T3"> </text:span><text:span text:style-name="T3">design</text:span><text:span text:style-name="T3"> </text:span><text:span text:style-name="T3">do</text:span><text:span text:style-name="T3"> </text:span><text:span text:style-name="T3">software</text:span><text:span text:style-name="T3">.</text:span></text:p>
            </text:list-item>
            <text:list-item>
              <text:p text:style-name="P35"><text:span text:style-name="T3">Verifica</text:span><text:span text:style-name="T3"> </text:span><text:span text:style-name="T3">se</text:span><text:span text:style-name="T3"> </text:span><text:span text:style-name="T3">cada</text:span><text:span text:style-name="T3"> </text:span><text:span text:style-name="T3">elemento</text:span><text:span text:style-name="T3"> </text:span><text:span text:style-name="T3">de</text:span><text:span text:style-name="T3"> </text:span><text:span text:style-name="T3">design</text:span><text:span text:style-name="T3"> </text:span><text:span text:style-name="T3">do</text:span><text:span text:style-name="T3"> </text:span><text:span text:style-name="T3">software</text:span><text:span text:style-name="T3"> </text:span><text:span text:style-name="T3">é</text:span><text:span text:style-name="T3"> </text:span><text:span text:style-name="T3">testável</text:span><text:span text:style-name="T3"> </text:span><text:span text:style-name="T3">para</text:span><text:span text:style-name="T3"> </text:span><text:span text:style-name="T3">objetivos</text:span><text:span text:style-name="T3"> </text:span><text:span text:style-name="T3">de</text:span><text:span text:style-name="T3"> </text:span><text:span text:style-name="T3">aceitação</text:span><text:span text:style-name="T3"> </text:span><text:span text:style-name="T3">específicos</text:span><text:span text:style-name="T3">.</text:span></text:p>
            </text:list-item>
          </text:list>
        </text:list-item>
      </text:list>
      <text:h text:style-name="P45" text:outline-level="10" text:restart-numbering="true" text:start-value="-1"><text:bookmark text:name="h.98totyblstkt"/><text:span text:style-name="T5">Procedimento</text:span><text:span text:style-name="T5"> </text:span><text:span text:style-name="T5">para</text:span><text:span text:style-name="T5"> </text:span><text:span text:style-name="T5">avaliar</text:span><text:span text:style-name="T5"> </text:span><text:span text:style-name="T5">código</text:span><text:span text:style-name="T5"> </text:span><text:span text:style-name="T5">e</text:span><text:span text:style-name="T5"> </text:span><text:span text:style-name="T5">documentação</text:span><text:span text:style-name="T5"> </text:span><text:span text:style-name="T5">de</text:span><text:span text:style-name="T5"> </text:span><text:span text:style-name="T5">código</text:span></text:h>
      <text:p text:style-name="P24">Para realizar a avaliação do código-fonte e da sua documentação, podemos avaliar alguns atributos com seus respectivos procedimentos:</text:p>
      <text:list xml:id="list8387609727474572788" text:style-name="LS9">
        <text:list-item>
          <text:p text:style-name="P36">Adequação:</text:p>
          <text:list>
            <text:list-item>
              <text:p text:style-name="P36">Verifica se os componentes do código-fonte satisfazem o design do software.</text:p>
            </text:list-item>
            <text:list-item>
              <text:p text:style-name="P36">Verifica se o código-fonte do software está de acordo com normas, padrões, referências, políticas, regulamentações e regras de negócio.</text:p>
            </text:list-item>
            <text:list-item>
              <text:p text:style-name="P36">Verifica as mudanças de fluxo de dados e de estado utilizando a lógica, conhecimento do domínio, princípios de engenharia ou outros.</text:p>
            </text:list-item>
            <text:list-item>
              <text:p text:style-name="P36">Valida se o código-fonte e a iteração com seus elementos não resultam em consequências indesejadas.</text:p>
            </text:list-item>
            <text:list-item>
              <text:p text:style-name="P36">Valida se o controle e o fluxo de dados satisfazem os requisitos de desempenho e funcionalidade.</text:p>
            </text:list-item>
            <text:list-item>
              <text:p text:style-name="P36">Valida o uso de dados e o seu formato.</text:p>
            </text:list-item>
            <text:list-item>
              <text:p text:style-name="P36">Verifica se os métodos e padrões de codificação são apropriados para o problema.</text:p>
            </text:list-item>
          </text:list>
        </text:list-item>
        <text:list-item>
          <text:p text:style-name="P36">Consistência:</text:p>
          <text:list>
            <text:list-item>
              <text:p text:style-name="P36">Verifica se todos os termos e conceitos do código estão documentados com consitência.</text:p>
            </text:list-item>
            <text:list-item>
              <text:p text:style-name="P36">Verifica se existe consistência interna entre os componentes do código-fonte.</text:p>
            </text:list-item>
            <text:list-item>
              <text:p text:style-name="P36"><text:soft-page-break/>Verifica se existe consitência externa com o design de software e os requisitos.</text:p>
            </text:list-item>
          </text:list>
        </text:list-item>
        <text:list-item>
          <text:p text:style-name="P36">Completude:</text:p>
          <text:list>
            <text:list-item>
              <text:p text:style-name="P36"><text:span text:style-name="T3">Verifica</text:span><text:span text:style-name="T3"> </text:span><text:span text:style-name="T3">se</text:span><text:span text:style-name="T3"> </text:span><text:span text:style-name="T3">os</text:span><text:span text:style-name="T3"> </text:span><text:span text:style-name="T3">seguintes</text:span><text:span text:style-name="T3"> </text:span><text:span text:style-name="T3">elementos</text:span><text:span text:style-name="T3"> </text:span><text:span text:style-name="T3">estão</text:span><text:span text:style-name="T3"> </text:span><text:span text:style-name="T3">nas</text:span><text:span text:style-name="T3"> </text:span><text:span text:style-name="T3">suposições</text:span><text:span text:style-name="T3"> </text:span><text:span text:style-name="T3">e</text:span><text:span text:style-name="T3"> </text:span><text:span text:style-name="T3">restrições</text:span><text:span text:style-name="T3"> </text:span><text:span text:style-name="T3">do</text:span><text:span text:style-name="T3"> </text:span><text:span text:style-name="T3">sistema</text:span><text:span text:style-name="T3">:</text:span></text:p>
              <text:list>
                <text:list-item>
                  <text:p text:style-name="P36"><text:span text:style-name="T3">Funcionalidade</text:span><text:span text:style-name="T3">(</text:span><text:span text:style-name="T3">e</text:span><text:span text:style-name="T3">. </text:span><text:span text:style-name="T3">g</text:span><text:span text:style-name="T3">. </text:span><text:span text:style-name="T3">algortimos</text:span><text:span text:style-name="T3">, </text:span><text:span text:style-name="T3">entradas</text:span><text:span text:style-name="T3"> </text:span><text:span text:style-name="T3">e</text:span><text:span text:style-name="T3"> </text:span><text:span text:style-name="T3">saídas</text:span><text:span text:style-name="T3">)</text:span></text:p>
                </text:list-item>
                <text:list-item>
                  <text:p text:style-name="P36"><text:span text:style-name="T3">Definição</text:span><text:span text:style-name="T3"> </text:span><text:span text:style-name="T3">de</text:span><text:span text:style-name="T3"> </text:span><text:span text:style-name="T3">processos</text:span><text:span text:style-name="T3"> </text:span><text:span text:style-name="T3">e</text:span><text:span text:style-name="T3"> </text:span><text:span text:style-name="T3">agendas</text:span><text:span text:style-name="T3">.</text:span></text:p>
                </text:list-item>
                <text:list-item>
                  <text:p text:style-name="P36"><text:span text:style-name="T3">Descrições</text:span><text:span text:style-name="T3"> </text:span><text:span text:style-name="T3">de</text:span><text:span text:style-name="T3"> </text:span><text:span text:style-name="T3">software</text:span><text:span text:style-name="T3"> </text:span><text:span text:style-name="T3">e</text:span><text:span text:style-name="T3"> </text:span><text:span text:style-name="T3">hardware</text:span><text:span text:style-name="T3">.</text:span></text:p>
                </text:list-item>
                <text:list-item>
                  <text:p text:style-name="P36"><text:span text:style-name="T3">Critérios</text:span><text:span text:style-name="T3"> </text:span><text:span text:style-name="T3">de</text:span><text:span text:style-name="T3"> </text:span><text:span text:style-name="T3">desempenho</text:span><text:span text:style-name="T3">.</text:span></text:p>
                </text:list-item>
                <text:list-item>
                  <text:p text:style-name="P36"><text:span text:style-name="T3">Configuração</text:span><text:span text:style-name="T3"> </text:span><text:span text:style-name="T3">crítica</text:span><text:span text:style-name="T3"> </text:span><text:span text:style-name="T3">do</text:span><text:span text:style-name="T3"> </text:span><text:span text:style-name="T3">sistema</text:span><text:span text:style-name="T3">.</text:span></text:p>
                </text:list-item>
                <text:list-item>
                  <text:p text:style-name="P36"><text:span text:style-name="T3">Controle</text:span><text:span text:style-name="T3"> </text:span><text:span text:style-name="T3">do</text:span><text:span text:style-name="T3"> </text:span><text:span text:style-name="T3">sistema</text:span><text:span text:style-name="T3">, </text:span><text:span text:style-name="T3">software</text:span><text:span text:style-name="T3"> </text:span><text:span text:style-name="T3">e</text:span><text:span text:style-name="T3"> </text:span><text:span text:style-name="T3">dispositivos</text:span><text:span text:style-name="T3">.</text:span></text:p>
                </text:list-item>
              </text:list>
            </text:list-item>
            <text:list-item>
              <text:p text:style-name="P36"><text:span text:style-name="T3">Verifica</text:span><text:span text:style-name="T3"> </text:span><text:span text:style-name="T3">se</text:span><text:span text:style-name="T3"> </text:span><text:span text:style-name="T3">a</text:span><text:span text:style-name="T3"> </text:span><text:span text:style-name="T3">documentação</text:span><text:span text:style-name="T3"> </text:span><text:span text:style-name="T3">do</text:span><text:span text:style-name="T3"> </text:span><text:span text:style-name="T3">código</text:span><text:span text:style-name="T3">-</text:span><text:span text:style-name="T3">fonte</text:span><text:span text:style-name="T3"> </text:span><text:span text:style-name="T3">satisfaz</text:span><text:span text:style-name="T3"> </text:span><text:span text:style-name="T3">padrões</text:span><text:span text:style-name="T3"> </text:span><text:span text:style-name="T3">de</text:span><text:span text:style-name="T3"> </text:span><text:span text:style-name="T3">codificação</text:span><text:span text:style-name="T3"> </text:span><text:span text:style-name="T3">específicados</text:span><text:span text:style-name="T3">.</text:span></text:p>
            </text:list-item>
          </text:list>
        </text:list-item>
        <text:list-item>
          <text:p text:style-name="P36"><text:span text:style-name="T3">Acurácia</text:span><text:span text:style-name="T3">:</text:span></text:p>
          <text:list>
            <text:list-item>
              <text:p text:style-name="P36"><text:span text:style-name="T3">Valida</text:span><text:span text:style-name="T3"> </text:span><text:span text:style-name="T3">a</text:span><text:span text:style-name="T3"> </text:span><text:span text:style-name="T3">lógica</text:span><text:span text:style-name="T3"> </text:span><text:span text:style-name="T3">computacional</text:span><text:span text:style-name="T3"> </text:span><text:span text:style-name="T3">e</text:span><text:span text:style-name="T3"> </text:span><text:span text:style-name="T3">a</text:span><text:span text:style-name="T3"> </text:span><text:span text:style-name="T3">precisão</text:span><text:span text:style-name="T3"> </text:span><text:span text:style-name="T3">da</text:span><text:span text:style-name="T3"> </text:span><text:span text:style-name="T3">interface</text:span><text:span text:style-name="T3"> </text:span><text:span text:style-name="T3">se</text:span><text:span text:style-name="T3"> </text:span><text:span text:style-name="T3">satisfazem</text:span><text:span text:style-name="T3"> </text:span><text:span text:style-name="T3">os</text:span><text:span text:style-name="T3"> </text:span><text:span text:style-name="T3">requisitos</text:span><text:span text:style-name="T3"> </text:span><text:span text:style-name="T3">do</text:span><text:span text:style-name="T3"> </text:span><text:span text:style-name="T3">ambiente</text:span><text:span text:style-name="T3"> </text:span><text:span text:style-name="T3">do</text:span><text:span text:style-name="T3"> </text:span><text:span text:style-name="T3">sistema</text:span><text:span text:style-name="T3">.</text:span></text:p>
            </text:list-item>
          </text:list>
        </text:list-item>
        <text:list-item>
          <text:p text:style-name="P36"><text:span text:style-name="T3">Legibilidade</text:span><text:span text:style-name="T3">:</text:span></text:p>
          <text:list>
            <text:list-item>
              <text:p text:style-name="P36"><text:span text:style-name="T3">Verifica</text:span><text:span text:style-name="T3"> </text:span><text:span text:style-name="T3">se</text:span><text:span text:style-name="T3"> </text:span><text:span text:style-name="T3">a</text:span><text:span text:style-name="T3"> </text:span><text:span text:style-name="T3">documentação</text:span><text:span text:style-name="T3"> </text:span><text:span text:style-name="T3">está</text:span><text:span text:style-name="T3"> </text:span><text:span text:style-name="T3">legível</text:span><text:span text:style-name="T3">, </text:span><text:span text:style-name="T3">entendível</text:span><text:span text:style-name="T3"> </text:span><text:span text:style-name="T3">e</text:span><text:span text:style-name="T3"> </text:span><text:span text:style-name="T3">não</text:span><text:span text:style-name="T3">-</text:span><text:span text:style-name="T3">ambigua</text:span><text:span text:style-name="T3">.</text:span></text:p>
            </text:list-item>
            <text:list-item>
              <text:p text:style-name="P36"><text:span text:style-name="T3">Verifica</text:span><text:span text:style-name="T3"> </text:span><text:span text:style-name="T3">se</text:span><text:span text:style-name="T3"> </text:span><text:span text:style-name="T3">a</text:span><text:span text:style-name="T3"> </text:span><text:span text:style-name="T3">documentação</text:span><text:span text:style-name="T3"> </text:span><text:span text:style-name="T3">define</text:span><text:span text:style-name="T3"> </text:span><text:span text:style-name="T3">todos</text:span><text:span text:style-name="T3"> </text:span><text:span text:style-name="T3">os</text:span><text:span text:style-name="T3"> </text:span><text:span text:style-name="T3">acrônimos</text:span><text:span text:style-name="T3">, </text:span><text:span text:style-name="T3">abreviações</text:span><text:span text:style-name="T3">, </text:span><text:span text:style-name="T3">termos</text:span><text:span text:style-name="T3"> </text:span><text:span text:style-name="T3">e</text:span><text:span text:style-name="T3"> </text:span><text:span text:style-name="T3">símbolos</text:span><text:span text:style-name="T3"> </text:span><text:span text:style-name="T3">utilizados</text:span><text:span text:style-name="T3">.</text:span></text:p>
            </text:list-item>
          </text:list>
        </text:list-item>
        <text:list-item>
          <text:p text:style-name="P36"><text:span text:style-name="T3">Testabilidade</text:span><text:span text:style-name="T3">:</text:span></text:p>
          <text:list>
            <text:list-item>
              <text:p text:style-name="P36"><text:span text:style-name="T3">Verifica</text:span><text:span text:style-name="T3"> </text:span><text:span text:style-name="T3">se</text:span><text:span text:style-name="T3"> </text:span><text:span text:style-name="T3">existem</text:span><text:span text:style-name="T3"> </text:span><text:span text:style-name="T3">critérios</text:span><text:span text:style-name="T3"> </text:span><text:span text:style-name="T3">objetivos</text:span><text:span text:style-name="T3"> </text:span><text:span text:style-name="T3">de</text:span><text:span text:style-name="T3"> </text:span><text:span text:style-name="T3">aceitação</text:span><text:span text:style-name="T3"> </text:span><text:span text:style-name="T3">para</text:span><text:span text:style-name="T3"> </text:span><text:span text:style-name="T3">validar</text:span><text:span text:style-name="T3"> </text:span><text:span text:style-name="T3">cada</text:span><text:span text:style-name="T3"> </text:span><text:span text:style-name="T3">elemento</text:span><text:span text:style-name="T3"> </text:span><text:span text:style-name="T3">do</text:span><text:span text:style-name="T3"> </text:span><text:span text:style-name="T3">código</text:span><text:span text:style-name="T3">-</text:span><text:span text:style-name="T3">fonte</text:span><text:span text:style-name="T3">.</text:span></text:p>
            </text:list-item>
            <text:list-item>
              <text:p text:style-name="P36"><text:span text:style-name="T3">Verifica</text:span><text:span text:style-name="T3"> </text:span><text:span text:style-name="T3">se</text:span><text:span text:style-name="T3"> </text:span><text:span text:style-name="T3">cada</text:span><text:span text:style-name="T3"> </text:span><text:span text:style-name="T3">elemento</text:span><text:span text:style-name="T3"> </text:span><text:span text:style-name="T3">do</text:span><text:span text:style-name="T3"> </text:span><text:span text:style-name="T3">código</text:span><text:span text:style-name="T3">-</text:span><text:span text:style-name="T3">fonte</text:span><text:span text:style-name="T3"> </text:span><text:span text:style-name="T3">é</text:span><text:span text:style-name="T3"> </text:span><text:span text:style-name="T3">testável</text:span><text:span text:style-name="T3"> </text:span><text:span text:style-name="T3">para</text:span><text:span text:style-name="T3"> </text:span><text:span text:style-name="T3">objetivos</text:span><text:span text:style-name="T3"> </text:span><text:span text:style-name="T3">de</text:span><text:span text:style-name="T3"> </text:span><text:span text:style-name="T3">aceitação</text:span><text:span text:style-name="T3"> </text:span><text:span text:style-name="T3">específicos</text:span><text:span text:style-name="T3">.</text:span></text:p>
            </text:list-item>
          </text:list>
        </text:list-item>
      </text:list>
      <text:p text:style-name="P3"/>
      <text:h text:style-name="P45" text:outline-level="10"><text:bookmark text:name="h.2w3tl8f1e53s"/><text:span text:style-name="T5"><text:s/></text:span><text:span text:style-name="T5">Procedimento</text:span><text:span text:style-name="T5"> </text:span><text:span text:style-name="T5">para</text:span><text:span text:style-name="T5"> </text:span><text:span text:style-name="T5">realizar</text:span><text:span text:style-name="T5"> </text:span><text:span text:style-name="T5">a</text:span><text:span text:style-name="T5"> </text:span><text:span text:style-name="T5">Audição</text:span><text:span text:style-name="T5"> </text:span><text:span text:style-name="T5">em</text:span><text:span text:style-name="T5"> </text:span><text:span text:style-name="T5">Configuração</text:span><text:span text:style-name="T5"> </text:span><text:span text:style-name="T5">da</text:span><text:span text:style-name="T5"> </text:span><text:span text:style-name="T5">Instalação</text:span></text:h>
      <text:p text:style-name="P24">Para realizar a Audição da Configuração da instalação, temos que:</text:p>
      <text:list xml:id="list7214456689085043182" text:style-name="LS10">
        <text:list-item>
          <text:p text:style-name="P37">Verifica se todos os produtos de software necessários para instalar e operar o software corretamente estão presentes no pacote de instalação.</text:p>
        </text:list-item>
        <text:list-item>
          <text:p text:style-name="P37">Verifica se todos os parâmetros de dependências ou condições para verificar os valores estão corretos.</text:p>
        </text:list-item>
      </text:list>
      <text:h text:style-name="P45" text:outline-level="10"><text:bookmark text:name="h.oyyfp8r70e35"/><text:span text:style-name="T5"><text:s/></text:span><text:span text:style-name="T5">Procedimento</text:span><text:span text:style-name="T5"> </text:span><text:span text:style-name="T5">para</text:span><text:span text:style-name="T5"> </text:span><text:span text:style-name="T5">realizar</text:span><text:span text:style-name="T5"> </text:span><text:span text:style-name="T5">o</text:span><text:span text:style-name="T5"> </text:span><text:span text:style-name="T5">Checkout</text:span><text:span text:style-name="T5"> </text:span><text:span text:style-name="T5">da</text:span><text:span text:style-name="T5"> </text:span><text:span text:style-name="T5">Instalação</text:span></text:h>
      <text:p text:style-name="P24">Para realizar o Checkout da Instalação, temos que:</text:p>
      <text:list xml:id="list6063247200874989657" text:style-name="LS11">
        <text:list-item>
          <text:p text:style-name="P38">Conduzir análises ou testes para verificar se o software instalado corresponde ao software subjeito da V&amp;V.</text:p>
        </text:list-item>
        <text:list-item>
          <text:p text:style-name="P38">Verificar se o código do software e o banco de dados inicializam, executam e terminam como especificado.</text:p>
        </text:list-item>
        <text:list-item>
          <text:p text:style-name="P38">Verificar se a transição entre diferentes versões do software não causa efeitos adversos e sem degradar as funcionalidades existentes.</text:p>
        </text:list-item>
        <text:list-item>
          <text:p text:style-name="P38">Verificar os requisitos para a operação contínua durante a transição do software, incluindo a notificação dos usuários a respeito. </text:p>
        </text:list-item>
      </text:list>
      <text:h text:style-name="P45" text:outline-level="10"><text:bookmark text:name="h.acn8zy2xmd5k"/><text:span text:style-name="T5"><text:s/></text:span><text:span text:style-name="T5">Procedimento</text:span><text:span text:style-name="T5"> </text:span><text:span text:style-name="T5">para</text:span><text:span text:style-name="T5"> </text:span><text:span text:style-name="T5">realizar</text:span><text:span text:style-name="T5"> </text:span><text:span text:style-name="T5">a</text:span><text:span text:style-name="T5"> </text:span><text:span text:style-name="T5">Revisão</text:span><text:span text:style-name="T5"> </text:span><text:span text:style-name="T5">do</text:span><text:span text:style-name="T5"> </text:span><text:span text:style-name="T5">Plano</text:span><text:span text:style-name="T5"> </text:span><text:span text:style-name="T5">de</text:span><text:span text:style-name="T5"> </text:span><text:span text:style-name="T5">V</text:span><text:span text:style-name="T5">&amp;</text:span><text:span text:style-name="T5">V</text:span></text:h>
      <text:p text:style-name="P24">Para realizar a revisão do Plano de V&amp;V, temos que:</text:p>
      <text:list xml:id="list8641122307366486538" text:style-name="LS12">
        <text:list-item>
          <text:p text:style-name="P39">Revisar o Plano de V&amp;V para garantir a conformidade com as mudanças na manutenção, e o atualizar em conformidade com as mudanças aprovadas segundo o processo de Manutenção.</text:p>
        </text:list-item>
      </text:list>
      <text:h text:style-name="P45" text:outline-level="10"><text:bookmark text:name="h.hu052edzeb0b"/><text:span text:style-name="T5"><text:s/></text:span><text:span text:style-name="T5">Procedimento</text:span><text:span text:style-name="T5"> </text:span><text:span text:style-name="T5">para</text:span><text:span text:style-name="T5"> </text:span><text:span text:style-name="T5">verificar</text:span><text:span text:style-name="T5"> </text:span><text:span text:style-name="T5">a</text:span><text:span text:style-name="T5"> </text:span><text:span text:style-name="T5">Iteração</text:span><text:span text:style-name="T5"> </text:span><text:span text:style-name="T5">das</text:span><text:span text:style-name="T5"> </text:span><text:span text:style-name="T5">tarefas</text:span><text:span text:style-name="T5"> </text:span><text:span text:style-name="T5">de</text:span><text:span text:style-name="T5"> </text:span><text:span text:style-name="T5">V</text:span><text:span text:style-name="T5">&amp;</text:span><text:span text:style-name="T5">V</text:span></text:h>
      <text:p text:style-name="P24">Para verificar a iteração das tarefas de V&amp;V, temos que:</text:p>
      <text:list xml:id="list2357462309020278017" text:style-name="LS13">
        <text:list-item>
          <text:p text:style-name="P40">As mudanças planejadas estão implementadas corretamente.</text:p>
        </text:list-item>
        <text:list-item>
          <text:p text:style-name="P40"><text:soft-page-break/>A documentação está completa e atualizada</text:p>
        </text:list-item>
        <text:list-item>
          <text:p text:style-name="P40">A mudança aprovada não causa comportamento inaceitável ou não planejado no sistema.</text:p>
        </text:list-item>
      </text:list>
      <text:p text:style-name="P1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" svg:font-family="Cambria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mbria" fo:font-size="12pt" fo:font-style="normal" style:text-underline-style="none" fo:font-weight="normal" style:font-name-asian="Cambria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Title" style:family="paragraph" style:parent-style-name="Standard" style:class="text">
      <style:paragraph-properties fo:margin-top="0.847cm" fo:margin-bottom="0.212cm" fo:line-height="100%" fo:keep-together="always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line-height="100%" fo:keep-together="always" fo:break-before="auto" fo:break-after="auto" fo:keep-with-next="always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2Level0" style:family="text">
      <style:text-properties style:font-name="Arial" style:font-name-asian="Arial" style:font-name-complex="Arial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style:style style:name="List3Level0" style:family="text">
      <style:text-properties style:font-name="Arial" style:font-name-asian="Arial" style:font-name-complex="Arial"/>
    </style:style>
    <style:style style:name="List3Level1" style:family="text">
      <style:text-properties style:font-name="Arial" style:font-name-asian="Arial" style:font-name-complex="Arial"/>
    </style:style>
    <style:style style:name="List3Level2" style:family="text">
      <style:text-properties style:font-name="Arial" style:font-name-asian="Arial" style:font-name-complex="Arial"/>
    </style:style>
    <style:style style:name="List3Level3" style:family="text">
      <style:text-properties style:font-name="Arial" style:font-name-asian="Arial" style:font-name-complex="Arial"/>
    </style:style>
    <style:style style:name="List3Level4" style:family="text">
      <style:text-properties style:font-name="Arial" style:font-name-asian="Arial" style:font-name-complex="Arial"/>
    </style:style>
    <style:style style:name="List3Level5" style:family="text">
      <style:text-properties style:font-name="Arial" style:font-name-asian="Arial" style:font-name-complex="Arial"/>
    </style:style>
    <style:style style:name="List3Level6" style:family="text">
      <style:text-properties style:font-name="Arial" style:font-name-asian="Arial" style:font-name-complex="Arial"/>
    </style:style>
    <style:style style:name="List3Level7" style:family="text">
      <style:text-properties style:font-name="Arial" style:font-name-asian="Arial" style:font-name-complex="Arial"/>
    </style:style>
    <style:style style:name="List3Level8" style:family="text">
      <style:text-properties style:font-name="Arial" style:font-name-asian="Arial" style:font-name-complex="Arial"/>
    </style:style>
    <style:style style:name="List4Level0" style:family="text">
      <style:text-properties style:font-name="Arial" style:font-name-asian="Arial" style:font-name-complex="Arial"/>
    </style:style>
    <style:style style:name="List4Level1" style:family="text">
      <style:text-properties style:font-name="Arial" style:font-name-asian="Arial" style:font-name-complex="Arial"/>
    </style:style>
    <style:style style:name="List4Level2" style:family="text">
      <style:text-properties style:font-name="Arial" style:font-name-asian="Arial" style:font-name-complex="Arial"/>
    </style:style>
    <style:style style:name="List4Level3" style:family="text">
      <style:text-properties style:font-name="Arial" style:font-name-asian="Arial" style:font-name-complex="Arial"/>
    </style:style>
    <style:style style:name="List4Level4" style:family="text">
      <style:text-properties style:font-name="Arial" style:font-name-asian="Arial" style:font-name-complex="Arial"/>
    </style:style>
    <style:style style:name="List4Level5" style:family="text">
      <style:text-properties style:font-name="Arial" style:font-name-asian="Arial" style:font-name-complex="Arial"/>
    </style:style>
    <style:style style:name="List4Level6" style:family="text">
      <style:text-properties style:font-name="Arial" style:font-name-asian="Arial" style:font-name-complex="Arial"/>
    </style:style>
    <style:style style:name="List4Level7" style:family="text">
      <style:text-properties style:font-name="Arial" style:font-name-asian="Arial" style:font-name-complex="Arial"/>
    </style:style>
    <style:style style:name="List4Level8" style:family="text">
      <style:text-properties style:font-name="Arial" style:font-name-asian="Arial" style:font-name-complex="Arial"/>
    </style:style>
    <style:style style:name="List5Level0" style:family="text">
      <style:text-properties style:font-name="Arial" style:font-name-asian="Arial" style:font-name-complex="Arial"/>
    </style:style>
    <style:style style:name="List5Level1" style:family="text">
      <style:text-properties style:font-name="Arial" style:font-name-asian="Arial" style:font-name-complex="Arial"/>
    </style:style>
    <style:style style:name="List5Level2" style:family="text">
      <style:text-properties style:font-name="Arial" style:font-name-asian="Arial" style:font-name-complex="Arial"/>
    </style:style>
    <style:style style:name="List5Level3" style:family="text">
      <style:text-properties style:font-name="Arial" style:font-name-asian="Arial" style:font-name-complex="Arial"/>
    </style:style>
    <style:style style:name="List5Level4" style:family="text">
      <style:text-properties style:font-name="Arial" style:font-name-asian="Arial" style:font-name-complex="Arial"/>
    </style:style>
    <style:style style:name="List5Level5" style:family="text">
      <style:text-properties style:font-name="Arial" style:font-name-asian="Arial" style:font-name-complex="Arial"/>
    </style:style>
    <style:style style:name="List5Level6" style:family="text">
      <style:text-properties style:font-name="Arial" style:font-name-asian="Arial" style:font-name-complex="Arial"/>
    </style:style>
    <style:style style:name="List5Level7" style:family="text">
      <style:text-properties style:font-name="Arial" style:font-name-asian="Arial" style:font-name-complex="Arial"/>
    </style:style>
    <style:style style:name="List5Level8" style:family="text">
      <style:text-properties style:font-name="Arial" style:font-name-asian="Arial" style:font-name-complex="Arial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/>
      </text:list-level-style-number>
      <text:list-level-style-number text:level="2" text:style-name="List1Level1" style:num-suffix="." style:num-format="1" text:display-levels="2">
        <style:list-level-properties text:space-before="1.905cm"/>
      </text:list-level-style-number>
      <text:list-level-style-number text:level="3" text:style-name="List1Level2" style:num-suffix="." style:num-format="1" text:display-levels="3">
        <style:list-level-properties text:space-before="3.493cm"/>
      </text:list-level-style-number>
      <text:list-level-style-number text:level="4" text:style-name="List1Level3" style:num-suffix="." style:num-format="1" text:display-levels="4">
        <style:list-level-properties text:space-before="4.445cm"/>
      </text:list-level-style-number>
      <text:list-level-style-number text:level="5" text:style-name="List1Level4" style:num-suffix="." style:num-format="1" text:display-levels="5">
        <style:list-level-properties text:space-before="5.715cm"/>
      </text:list-level-style-number>
      <text:list-level-style-number text:level="6" text:style-name="List1Level5" style:num-suffix="." style:num-format="1" text:display-levels="6">
        <style:list-level-properties text:space-before="7.303cm"/>
      </text:list-level-style-number>
      <text:list-level-style-number text:level="7" text:style-name="List1Level6" style:num-suffix="." style:num-format="1" text:display-levels="7">
        <style:list-level-properties text:space-before="8.255cm"/>
      </text:list-level-style-number>
      <text:list-level-style-number text:level="8" text:style-name="List1Level7" style:num-suffix="." style:num-format="1" text:display-levels="8">
        <style:list-level-properties text:space-before="9.525cm"/>
      </text:list-level-style-number>
      <text:list-level-style-number text:level="9" text:style-name="List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1.27cm"/>
        <style:text-properties style:font-name="Arial"/>
      </text:list-level-style-bullet>
      <text:list-level-style-bullet text:level="2" text:style-name="List2Level1" text:bullet-char="o">
        <style:list-level-properties text:space-before="1.905cm" text:min-label-width="1.27cm"/>
        <style:text-properties style:font-name="Arial"/>
      </text:list-level-style-bullet>
      <text:list-level-style-bullet text:level="3" text:style-name="List2Level2" text:bullet-char="▪">
        <style:list-level-properties text:space-before="3.49cm" text:min-label-width="0.953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1.27cm"/>
        <style:text-properties style:font-name="Arial"/>
      </text:list-level-style-bullet>
      <text:list-level-style-bullet text:level="5" text:style-name="List2Level4" text:bullet-char="o">
        <style:list-level-properties text:space-before="5.715cm" text:min-label-width="1.27cm"/>
        <style:text-properties style:font-name="Arial"/>
      </text:list-level-style-bullet>
      <text:list-level-style-bullet text:level="6" text:style-name="List2Level5" text:bullet-char="▪">
        <style:list-level-properties text:space-before="7.3cm" text:min-label-width="0.953cm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1.27cm"/>
        <style:text-properties style:font-name="Arial"/>
      </text:list-level-style-bullet>
      <text:list-level-style-bullet text:level="8" text:style-name="List2Level7" text:bullet-char="o">
        <style:list-level-properties text:space-before="9.525cm" text:min-label-width="1.27cm"/>
        <style:text-properties style:font-name="Arial"/>
      </text:list-level-style-bullet>
      <text:list-level-style-bullet text:level="9" text:style-name="List2Level8" text:bullet-char="▪">
        <style:list-level-properties text:space-before="11.11cm" text:min-label-width="0.95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/>
        <style:text-properties style:font-name="Arial"/>
      </text:list-level-style-bullet>
      <text:list-level-style-bullet text:level="2" text:style-name="List3Level1" text:bullet-char="o">
        <style:list-level-properties text:space-before="1.905cm"/>
        <style:text-properties style:font-name="Arial"/>
      </text:list-level-style-bullet>
      <text:list-level-style-bullet text:level="3" text:style-name="List3Level2" text:bullet-char="▪">
        <style:list-level-properties text:space-before="3.493cm"/>
        <style:text-properties style:font-name="Arial"/>
      </text:list-level-style-bullet>
      <text:list-level-style-bullet text:level="4" text:style-name="List3Level3" text:bullet-char="●">
        <style:list-level-properties text:space-before="4.445cm"/>
        <style:text-properties style:font-name="Arial"/>
      </text:list-level-style-bullet>
      <text:list-level-style-bullet text:level="5" text:style-name="List3Level4" text:bullet-char="o">
        <style:list-level-properties text:space-before="5.715cm"/>
        <style:text-properties style:font-name="Arial"/>
      </text:list-level-style-bullet>
      <text:list-level-style-bullet text:level="6" text:style-name="List3Level5" text:bullet-char="▪">
        <style:list-level-properties text:space-before="7.303cm"/>
        <style:text-properties style:font-name="Arial"/>
      </text:list-level-style-bullet>
      <text:list-level-style-bullet text:level="7" text:style-name="List3Level6" text:bullet-char="●">
        <style:list-level-properties text:space-before="8.255cm"/>
        <style:text-properties style:font-name="Arial"/>
      </text:list-level-style-bullet>
      <text:list-level-style-bullet text:level="8" text:style-name="List3Level7" text:bullet-char="o">
        <style:list-level-properties text:space-before="9.525cm"/>
        <style:text-properties style:font-name="Arial"/>
      </text:list-level-style-bullet>
      <text:list-level-style-bullet text:level="9" text:style-name="List3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/>
        <style:text-properties style:font-name="Arial"/>
      </text:list-level-style-bullet>
      <text:list-level-style-bullet text:level="2" text:style-name="List4Level1" text:bullet-char="o">
        <style:list-level-properties text:space-before="1.905cm"/>
        <style:text-properties style:font-name="Arial"/>
      </text:list-level-style-bullet>
      <text:list-level-style-bullet text:level="3" text:style-name="List4Level2" text:bullet-char="▪">
        <style:list-level-properties text:space-before="3.493cm"/>
        <style:text-properties style:font-name="Arial"/>
      </text:list-level-style-bullet>
      <text:list-level-style-bullet text:level="4" text:style-name="List4Level3" text:bullet-char="●">
        <style:list-level-properties text:space-before="4.445cm"/>
        <style:text-properties style:font-name="Arial"/>
      </text:list-level-style-bullet>
      <text:list-level-style-bullet text:level="5" text:style-name="List4Level4" text:bullet-char="o">
        <style:list-level-properties text:space-before="5.715cm"/>
        <style:text-properties style:font-name="Arial"/>
      </text:list-level-style-bullet>
      <text:list-level-style-bullet text:level="6" text:style-name="List4Level5" text:bullet-char="▪">
        <style:list-level-properties text:space-before="7.303cm"/>
        <style:text-properties style:font-name="Arial"/>
      </text:list-level-style-bullet>
      <text:list-level-style-bullet text:level="7" text:style-name="List4Level6" text:bullet-char="●">
        <style:list-level-properties text:space-before="8.255cm"/>
        <style:text-properties style:font-name="Arial"/>
      </text:list-level-style-bullet>
      <text:list-level-style-bullet text:level="8" text:style-name="List4Level7" text:bullet-char="o">
        <style:list-level-properties text:space-before="9.525cm"/>
        <style:text-properties style:font-name="Arial"/>
      </text:list-level-style-bullet>
      <text:list-level-style-bullet text:level="9" text:style-name="List4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1.27cm"/>
        <style:text-properties style:font-name="Arial"/>
      </text:list-level-style-bullet>
      <text:list-level-style-bullet text:level="2" text:style-name="List5Level1" text:bullet-char="o">
        <style:list-level-properties text:space-before="1.905cm" text:min-label-width="1.27cm"/>
        <style:text-properties style:font-name="Arial"/>
      </text:list-level-style-bullet>
      <text:list-level-style-bullet text:level="3" text:style-name="List5Level2" text:bullet-char="▪">
        <style:list-level-properties text:space-before="3.49cm" text:min-label-width="0.953cm"/>
        <style:text-properties style:font-name="Arial"/>
      </text:list-level-style-bullet>
      <text:list-level-style-bullet text:level="4" text:style-name="List5Level3" text:bullet-char="●">
        <style:list-level-properties text:space-before="4.445cm" text:min-label-width="1.27cm"/>
        <style:text-properties style:font-name="Arial"/>
      </text:list-level-style-bullet>
      <text:list-level-style-bullet text:level="5" text:style-name="List5Level4" text:bullet-char="o">
        <style:list-level-properties text:space-before="5.715cm" text:min-label-width="1.27cm"/>
        <style:text-properties style:font-name="Arial"/>
      </text:list-level-style-bullet>
      <text:list-level-style-bullet text:level="6" text:style-name="List5Level5" text:bullet-char="▪">
        <style:list-level-properties text:space-before="7.3cm" text:min-label-width="0.953cm"/>
        <style:text-properties style:font-name="Arial"/>
      </text:list-level-style-bullet>
      <text:list-level-style-bullet text:level="7" text:style-name="List5Level6" text:bullet-char="●">
        <style:list-level-properties text:space-before="8.255cm" text:min-label-width="1.27cm"/>
        <style:text-properties style:font-name="Arial"/>
      </text:list-level-style-bullet>
      <text:list-level-style-bullet text:level="8" text:style-name="List5Level7" text:bullet-char="o">
        <style:list-level-properties text:space-before="9.525cm" text:min-label-width="1.27cm"/>
        <style:text-properties style:font-name="Arial"/>
      </text:list-level-style-bullet>
      <text:list-level-style-bullet text:level="9" text:style-name="List5Level8" text:bullet-char="▪">
        <style:list-level-properties text:space-before="11.11cm" text:min-label-width="0.95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1.905cm"/>
      </text:list-level-style-number>
      <text:list-level-style-number text:level="2" text:style-name="List6Level1" style:num-suffix="." style:num-format="a">
        <style:list-level-properties text:space-before="1.905cm" text:min-label-width="1.905cm"/>
      </text:list-level-style-number>
      <text:list-level-style-number text:level="3" text:style-name="List6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6Level3" style:num-suffix="." style:num-format="1">
        <style:list-level-properties text:space-before="4.445cm" text:min-label-width="1.905cm"/>
      </text:list-level-style-number>
      <text:list-level-style-number text:level="5" text:style-name="List6Level4" style:num-suffix="." style:num-format="a">
        <style:list-level-properties text:space-before="5.715cm" text:min-label-width="1.905cm"/>
      </text:list-level-style-number>
      <text:list-level-style-number text:level="6" text:style-name="List6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6Level6" style:num-suffix="." style:num-format="1">
        <style:list-level-properties text:space-before="8.255cm" text:min-label-width="1.905cm"/>
      </text:list-level-style-number>
      <text:list-level-style-number text:level="8" text:style-name="List6Level7" style:num-suffix="." style:num-format="a">
        <style:list-level-properties text:space-before="9.525cm" text:min-label-width="1.905cm"/>
      </text:list-level-style-number>
      <text:list-level-style-number text:level="9" text:style-name="List6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1.905cm"/>
      </text:list-level-style-number>
      <text:list-level-style-number text:level="2" text:style-name="List7Level1" style:num-suffix="." style:num-format="a">
        <style:list-level-properties text:space-before="1.905cm" text:min-label-width="1.905cm"/>
      </text:list-level-style-number>
      <text:list-level-style-number text:level="3" text:style-name="List7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7Level3" style:num-suffix="." style:num-format="1">
        <style:list-level-properties text:space-before="4.445cm" text:min-label-width="1.905cm"/>
      </text:list-level-style-number>
      <text:list-level-style-number text:level="5" text:style-name="List7Level4" style:num-suffix="." style:num-format="a">
        <style:list-level-properties text:space-before="5.715cm" text:min-label-width="1.905cm"/>
      </text:list-level-style-number>
      <text:list-level-style-number text:level="6" text:style-name="List7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7Level6" style:num-suffix="." style:num-format="1">
        <style:list-level-properties text:space-before="8.255cm" text:min-label-width="1.905cm"/>
      </text:list-level-style-number>
      <text:list-level-style-number text:level="8" text:style-name="List7Level7" style:num-suffix="." style:num-format="a">
        <style:list-level-properties text:space-before="9.525cm" text:min-label-width="1.905cm"/>
      </text:list-level-style-number>
      <text:list-level-style-number text:level="9" text:style-name="List7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635cm" text:min-label-width="1.905cm"/>
      </text:list-level-style-number>
      <text:list-level-style-number text:level="2" text:style-name="List8Level1" style:num-suffix="." style:num-format="a">
        <style:list-level-properties text:space-before="1.905cm" text:min-label-width="1.905cm"/>
      </text:list-level-style-number>
      <text:list-level-style-number text:level="3" text:style-name="List8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8Level3" style:num-suffix="." style:num-format="1">
        <style:list-level-properties text:space-before="4.445cm" text:min-label-width="1.905cm"/>
      </text:list-level-style-number>
      <text:list-level-style-number text:level="5" text:style-name="List8Level4" style:num-suffix="." style:num-format="a">
        <style:list-level-properties text:space-before="5.715cm" text:min-label-width="1.905cm"/>
      </text:list-level-style-number>
      <text:list-level-style-number text:level="6" text:style-name="List8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8Level6" style:num-suffix="." style:num-format="1">
        <style:list-level-properties text:space-before="8.255cm" text:min-label-width="1.905cm"/>
      </text:list-level-style-number>
      <text:list-level-style-number text:level="8" text:style-name="List8Level7" style:num-suffix="." style:num-format="a">
        <style:list-level-properties text:space-before="9.525cm" text:min-label-width="1.905cm"/>
      </text:list-level-style-number>
      <text:list-level-style-number text:level="9" text:style-name="List8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635cm" text:min-label-width="1.905cm"/>
      </text:list-level-style-number>
      <text:list-level-style-number text:level="2" text:style-name="List9Level1" style:num-suffix="." style:num-format="a">
        <style:list-level-properties text:space-before="1.905cm" text:min-label-width="1.905cm"/>
      </text:list-level-style-number>
      <text:list-level-style-number text:level="3" text:style-name="List9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9Level3" style:num-suffix="." style:num-format="1">
        <style:list-level-properties text:space-before="4.445cm" text:min-label-width="1.905cm"/>
      </text:list-level-style-number>
      <text:list-level-style-number text:level="5" text:style-name="List9Level4" style:num-suffix="." style:num-format="a">
        <style:list-level-properties text:space-before="5.715cm" text:min-label-width="1.905cm"/>
      </text:list-level-style-number>
      <text:list-level-style-number text:level="6" text:style-name="List9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9Level6" style:num-suffix="." style:num-format="1">
        <style:list-level-properties text:space-before="8.255cm" text:min-label-width="1.905cm"/>
      </text:list-level-style-number>
      <text:list-level-style-number text:level="8" text:style-name="List9Level7" style:num-suffix="." style:num-format="a">
        <style:list-level-properties text:space-before="9.525cm" text:min-label-width="1.905cm"/>
      </text:list-level-style-number>
      <text:list-level-style-number text:level="9" text:style-name="List9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1.905cm"/>
      </text:list-level-style-number>
      <text:list-level-style-number text:level="2" text:style-name="List10Level1" style:num-suffix="." style:num-format="a">
        <style:list-level-properties text:space-before="1.905cm" text:min-label-width="1.905cm"/>
      </text:list-level-style-number>
      <text:list-level-style-number text:level="3" text:style-name="List10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10Level3" style:num-suffix="." style:num-format="1">
        <style:list-level-properties text:space-before="4.445cm" text:min-label-width="1.905cm"/>
      </text:list-level-style-number>
      <text:list-level-style-number text:level="5" text:style-name="List10Level4" style:num-suffix="." style:num-format="a">
        <style:list-level-properties text:space-before="5.715cm" text:min-label-width="1.905cm"/>
      </text:list-level-style-number>
      <text:list-level-style-number text:level="6" text:style-name="List10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10Level6" style:num-suffix="." style:num-format="1">
        <style:list-level-properties text:space-before="8.255cm" text:min-label-width="1.905cm"/>
      </text:list-level-style-number>
      <text:list-level-style-number text:level="8" text:style-name="List10Level7" style:num-suffix="." style:num-format="a">
        <style:list-level-properties text:space-before="9.525cm" text:min-label-width="1.905cm"/>
      </text:list-level-style-number>
      <text:list-level-style-number text:level="9" text:style-name="List10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1">
        <style:list-level-properties text:space-before="0.635cm" text:min-label-width="1.905cm"/>
      </text:list-level-style-number>
      <text:list-level-style-number text:level="2" text:style-name="List11Level1" style:num-suffix="." style:num-format="a">
        <style:list-level-properties text:space-before="1.905cm" text:min-label-width="1.905cm"/>
      </text:list-level-style-number>
      <text:list-level-style-number text:level="3" text:style-name="List11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11Level3" style:num-suffix="." style:num-format="1">
        <style:list-level-properties text:space-before="4.445cm" text:min-label-width="1.905cm"/>
      </text:list-level-style-number>
      <text:list-level-style-number text:level="5" text:style-name="List11Level4" style:num-suffix="." style:num-format="a">
        <style:list-level-properties text:space-before="5.715cm" text:min-label-width="1.905cm"/>
      </text:list-level-style-number>
      <text:list-level-style-number text:level="6" text:style-name="List11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11Level6" style:num-suffix="." style:num-format="1">
        <style:list-level-properties text:space-before="8.255cm" text:min-label-width="1.905cm"/>
      </text:list-level-style-number>
      <text:list-level-style-number text:level="8" text:style-name="List11Level7" style:num-suffix="." style:num-format="a">
        <style:list-level-properties text:space-before="9.525cm" text:min-label-width="1.905cm"/>
      </text:list-level-style-number>
      <text:list-level-style-number text:level="9" text:style-name="List11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635cm" text:min-label-width="1.905cm"/>
      </text:list-level-style-number>
      <text:list-level-style-number text:level="2" text:style-name="List12Level1" style:num-suffix="." style:num-format="a">
        <style:list-level-properties text:space-before="1.905cm" text:min-label-width="1.905cm"/>
      </text:list-level-style-number>
      <text:list-level-style-number text:level="3" text:style-name="List12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12Level3" style:num-suffix="." style:num-format="1">
        <style:list-level-properties text:space-before="4.445cm" text:min-label-width="1.905cm"/>
      </text:list-level-style-number>
      <text:list-level-style-number text:level="5" text:style-name="List12Level4" style:num-suffix="." style:num-format="a">
        <style:list-level-properties text:space-before="5.715cm" text:min-label-width="1.905cm"/>
      </text:list-level-style-number>
      <text:list-level-style-number text:level="6" text:style-name="List12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12Level6" style:num-suffix="." style:num-format="1">
        <style:list-level-properties text:space-before="8.255cm" text:min-label-width="1.905cm"/>
      </text:list-level-style-number>
      <text:list-level-style-number text:level="8" text:style-name="List12Level7" style:num-suffix="." style:num-format="a">
        <style:list-level-properties text:space-before="9.525cm" text:min-label-width="1.905cm"/>
      </text:list-level-style-number>
      <text:list-level-style-number text:level="9" text:style-name="List12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635cm" text:min-label-width="1.905cm"/>
      </text:list-level-style-number>
      <text:list-level-style-number text:level="2" text:style-name="List13Level1" style:num-suffix="." style:num-format="a">
        <style:list-level-properties text:space-before="1.905cm" text:min-label-width="1.905cm"/>
      </text:list-level-style-number>
      <text:list-level-style-number text:level="3" text:style-name="List13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13Level3" style:num-suffix="." style:num-format="1">
        <style:list-level-properties text:space-before="4.445cm" text:min-label-width="1.905cm"/>
      </text:list-level-style-number>
      <text:list-level-style-number text:level="5" text:style-name="List13Level4" style:num-suffix="." style:num-format="a">
        <style:list-level-properties text:space-before="5.715cm" text:min-label-width="1.905cm"/>
      </text:list-level-style-number>
      <text:list-level-style-number text:level="6" text:style-name="List13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13Level6" style:num-suffix="." style:num-format="1">
        <style:list-level-properties text:space-before="8.255cm" text:min-label-width="1.905cm"/>
      </text:list-level-style-number>
      <text:list-level-style-number text:level="8" text:style-name="List13Level7" style:num-suffix="." style:num-format="a">
        <style:list-level-properties text:space-before="9.525cm" text:min-label-width="1.905cm"/>
      </text:list-level-style-number>
      <text:list-level-style-number text:level="9" text:style-name="List13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1.752cm" fo:margin-right="1.487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dc:creator>Daniel de Oliveira Vasconcelos</dc:creator>
    <meta:editing-cycles>3</meta:editing-cycles>
    <dc:date>2015-05-09T01:03:16.43</dc:date>
    <meta:editing-duration>PT8M32S</meta:editing-duration>
    <meta:document-statistic meta:table-count="13" meta:image-count="0" meta:object-count="0" meta:page-count="11" meta:paragraph-count="390" meta:word-count="3728" meta:character-count="24724"/>
  </office:meta>
</office:document-meta>
</file>